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38cm" svg:stroke-color="#000000" draw:stroke-linejoin="bevel" svg:stroke-linecap="round" draw:fill="solid" draw:fill-color="#ffffff" fo:padding-top="0.019cm" fo:padding-bottom="0.019cm" fo:padding-left="0.019cm" fo:padding-right="0.019cm"/>
    </style:style>
    <style:style style:name="gr10"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2"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5"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DejaVu Sans1" fo:font-size="15.1000003814697pt" style:font-size-asian="15.1000003814697pt" style:font-name-complex="DejaVu Sans1" style:font-size-complex="15.1000003814697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8.8999996185303pt" style:font-size-asian="18.8999996185303pt" style:font-name-complex="DejaVu Sans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10.725cm" svg:height="0.233cm" svg:x="14.816cm" svg:y="19.688cm" svg:viewBox="0 0 10726 234" svg:d="M81 28v153h-21v-153h-60v-21h141v21zM187 71c4-7 7-15 14-18 7-4 18-7 25-7 14 0 28 3 35 10 4 8 7 18 7 36v89h-21v-86c0-7 0-14-3-17 0-7-4-11-7-11-4-3-11-3-18-3-11 0-18 3-25 10-3 7-7 18-7 28v79h-25v-181h25v46c0 7 0 10 0 14 0 7-3 11-3 11zM304 21v-21h21v21zM304 181v-132h21v132zM459 145c0 15-7 22-14 29-11 7-25 10-43 10-14 0-28-3-35-7-11-7-14-14-18-24l18-8c4 11 7 15 14 18 4 4 11 4 21 4 14 0 22 0 25-4 7-3 11-7 11-18 0-4-4-7-7-11-4-3-11-7-18-10l-14-4c-14-4-21-7-28-7-4-4-11-7-11-14-4-4-7-11-7-14 0-14 7-21 14-29 7-7 21-10 39-10 14 0 25 3 32 7 10 7 14 14 17 25l-21 3c0-7-3-10-7-14-7-3-14-3-21-3-11 0-18 0-25 3-3 4-7 7-7 14 0 4 4 7 4 11 3 0 3 3 10 3 4 4 11 4 21 7 15 4 22 7 25 11 7 0 11 3 14 7 4 4 7 7 7 11 0 3 4 7 4 14zM635 160c-3 10-7 14-14 21-7 3-14 3-25 3-17 0-28-3-38-17-7-11-11-29-11-51 0-45 18-70 49-70 11 0 18 0 25 7 7 3 11 7 14 14v-14-53h25v156c0 14 0 21 0 25h-21c0 0 0-4 0-7 0-7 0-11 0-14zM568 113c0 21 4 36 11 43 3 7 10 11 21 11 14 0 21-4 28-11 7-11 7-25 7-43s0-32-7-39-14-10-28-10c-11 0-18 3-21 10-7 7-11 21-11 39zM695 181v-100c0-10 0-21-3-32h21c0 15 0 25 0 25h3c4-10 7-18 11-21 3-4 10-7 21-7 0 0 4 0 7 0v21c-3 0-7 0-10 0-11 0-18 4-22 11-3 7-7 21-7 35v68zM808 184c-11 0-21-3-28-10s-11-18-11-29c0-14 4-25 14-32 7-7 25-14 43-14h31v-7c0-11-3-18-7-21-7-4-14-7-21-7-10 0-17 0-21 3-7 4-7 11-11 18l-21-4c4-25 21-35 53-35 14 0 28 3 35 10 11 11 15 22 15 36v57c0 7 0 11 3 14 0 4 4 4 7 4 4 0 7 0 7 0v14c-3 3-10 3-14 3-10 0-14-3-18-7-3-3-7-10-7-21-7 11-14 18-21 21-7 4-14 7-28 7zM815 167c7 0 14 0 21-4 7-3 11-7 14-18 4-4 7-11 7-18v-11h-24c-11 0-18 0-25 4-3 0-7 4-11 7-3 7-3 11-3 18 0 8 0 15 3 18 4 4 11 4 18 4zM1041 181h-25l-21-93-7-21c0 4 0 7-4 14 0 7-10 39-24 100h-25l-35-132h21l21 89c0 3 4 11 7 25v-7l28-107h25l21 92 7 22 4-18 25-96h21zM1094 21v-21h24v21zM1094 181v-132h24v132zM1235 181v-86c0-7 0-14-4-17 0-7-3-11-7-11-3-3-10-3-17-3-11 0-18 3-25 10s-11 18-11 32v75h-21v-103c0-18 0-25 0-29h21v4 3c0 4 0 8 0 15 7-11 11-15 18-18 7-7 14-7 25-7 14 0 24 3 31 10 8 8 11 18 11 36v89zM1342 234c-14 0-25-4-32-7-11-7-14-14-18-25l22-3c3 7 3 10 10 14 4 3 11 3 21 3 18 0 32-10 32-35v-25c-7 11-11 18-18 21-7 4-17 7-24 7-18 0-29-7-39-17-7-11-11-29-11-54 0-21 4-39 14-49 7-11 18-18 36-18 10 0 17 3 24 7 7 3 14 11 18 18 0-4 0-7 0-11 0-7 0-11 0-11h21c0 4 0 11 0 25v103c0 39-17 57-56 57zM1377 113c0-11-4-18-7-25 0-10-7-14-11-21-7-3-10-3-17-3-11 0-21 3-25 10-7 11-7 21-7 39 0 21 0 32 7 43 4 7 14 11 25 11 7 0 10 0 17-7 4-4 11-7 11-19 3-7 7-17 7-28zM1504 21v-21h21v21zM1504 181v-132h21v132zM1656 145c0 15-4 22-14 29-11 7-22 10-39 10-18 0-28-3-39-7-7-7-14-14-18-24l22-8c0 11 3 15 10 18 7 4 14 4 25 4 10 0 21 0 24-4 4-3 8-7 8-18 0-4 0-7-4-11-4-3-11-7-18-10l-17-4c-11-4-21-7-25-7-7-4-11-7-14-14-4-4-4-11-4-14 0-14 4-21 11-29 11-7 21-10 39-10 14 0 28 3 35 7 7 7 14 14 18 25l-21 3c0-7-4-10-11-14-4-3-11-3-21-3-11 0-18 0-21 3-4 4-7 7-7 14 0 4 0 7 3 11 0 0 4 3 7 3 4 4 14 4 25 7 10 4 21 7 25 11 7 0 10 3 14 7 3 4 3 7 3 11 4 3 4 7 4 14zM1864 113c0 25-7 43-14 54-11 14-25 17-46 17-18 0-32-3-42-17-11-11-18-29-18-54 0-46 21-67 60-67 21 0 35 7 46 18 10 10 14 28 14 49zM1839 113c0-18 0-32-7-39-3-7-14-10-28-10-11 0-21 3-25 10-7 11-10 21-10 39s3 32 10 43c4 7 14 11 25 11 14 0 21-4 28-11 7-11 7-22 7-43zM1913 49v85c0 7 0 15 4 22 0 4 3 7 7 7 3 4 10 4 17 4 11 0 18-4 25-11s11-18 11-32v-75h21v107c0 14 0 25 0 25h-21c0-4 0-7 0-7 0-4 0-7 0-14-7 10-11 14-18 21-7 3-14 3-25 3-17 0-24-3-31-10s-11-18-11-36v-89zM2033 181v-100c0-10 0-21 0-32h18c3 15 3 25 3 25 4-10 7-18 11-21 7-4 14-7 21-7 4 0 7 0 7 0v21c0 0-7 0-10 0-11 0-18 4-22 11-3 7-7 21-7 35v68zM2298 113c0 47-18 71-50 71-21 0-35-7-42-21 0 0 0 7 0 18v53h-21v-160c0-14 0-21 0-25h21v4c0 0 0 3 0 7 0 7 0 7 0 11 4-11 11-15 18-18 3-4 14-7 24-7 14 0 29 7 36 18 10 10 14 28 14 49zM2273 113c0-18-3-32-7-39-7-7-14-10-25-10-7 0-14 0-21 3-3 7-7 11-10 18-4 7-4 17-4 31 0 18 4 33 7 40 7 7 18 11 28 11 11 0 18-4 25-11 4-7 7-22 7-43zM2326 181v-100c0-10 0-21 0-32h21c0 15 0 25 0 25 4-10 7-18 11-21 7-4 10-7 21-7 0 0 3 0 7 0v21c-4 0-7 0-11 0-10 0-17 4-21 11-3 7-7 21-7 35v68zM2520 113c0 25-7 43-18 54-10 14-24 17-42 17-21 0-35-3-46-17-7-11-14-29-14-54 0-46 21-67 60-67 21 0 35 7 46 18 7 10 14 28 14 49zM2495 113c0-18-3-32-7-39-7-7-14-10-28-10s-21 3-28 10c-7 11-7 21-7 39s0 32 7 43c7 7 14 11 28 11s21-4 28-11c4-11 7-22 7-43zM2658 113c0 47-15 71-46 71-21 0-36-7-43-21 0 0 0 7 0 18v53h-21v-160c0-14 0-21 0-25h18v4c0 0 3 3 3 7 0 7 0 7 0 11 4-11 11-15 15-18 7-4 17-7 28-7 14 0 28 7 35 18 7 10 11 28 11 49zM2636 113c0-18-3-32-7-39-7-7-14-10-24-10-11 0-18 0-21 3-4 7-8 11-11 18-4 7-4 17-4 31 0 18 4 33 7 40 8 7 15 11 29 11 10 0 17-4 24-11 4-7 7-22 7-43zM2703 120c0 14 4 25 11 36 7 7 14 11 28 11 7 0 14 0 21-4 7-3 11-7 11-14l21 4c-7 21-28 31-53 31-21 0-35-3-46-17-10-11-17-29-17-54 0-21 7-39 17-49 11-11 25-18 43-18 39 0 60 25 60 70v4zM2774 102c0-14-4-24-11-31-3-4-14-7-24-7-11 0-18 3-25 10s-11 14-11 28zM2827 181v-100c0-10 0-21 0-32h21c0 15 0 25 0 25 4-10 7-18 14-21 4-4 11-7 18-7 3 0 7 0 10 0v21c-3 0-7 0-14 0s-14 4-21 11c-3 7-7 21-7 35v68zM2961 181c-7 3-14 3-25 3-14 0-24-10-24-28v-92h-15v-15h15l7-31h14v31h24v15h-24v85c0 7 0 11 3 14 4 4 7 4 11 4 3 0 7 0 14 0zM2986 234c-7 0-11 0-14 0v-18c3 0 7 0 10 0 14 0 25-7 32-28v-7l-49-132h21l28 71c0 4 0 4 0 7 3 0 3 7 7 14 3 12 3 15 7 19l7-26 28-85h25l-53 132c-3 14-11 28-14 32-4 7-11 14-14 17-7 4-14 4-21 4zM3134 156v21c0 7 0 15-4 22 0 3-3 10-7 17h-14c7-14 14-24 14-35h-14v-25zM3109 74v-25h25v25zM3243 21v-21h21v21zM3243 181v-132h21v132zM3349 181c-7 3-14 3-21 3-18 0-25-10-25-28v-92h-17v-15h17l7-31h14v31h25v15h-25v85c0 7 0 11 4 14 0 4 3 4 10 4 4 0 8 0 11 0zM3455 113c0 18 3 32 10 43 4 7 11 11 25 11 7 0 14 0 18-7 7-4 10-11 10-19h22c0 15-8 26-15 33-10 7-21 10-35 10-17 0-32-3-42-17-11-11-14-29-14-54 0-21 3-39 14-49 10-11 25-18 42-18 14 0 25 3 32 10 10 8 14 18 18 29l-22 3c-3-7-3-14-10-17-4-4-11-7-18-7-14 0-21 3-28 10-4 7-7 21-7 39zM3596 184c-11 0-21-3-28-10s-11-18-11-29c0-14 7-25 14-32 11-7 25-14 43-14h31v-7c0-11-3-18-7-21-3-4-14-7-21-7-10 0-17 0-21 3-7 4-7 11-11 18l-21-4c4-25 21-35 53-35 18 0 28 3 39 10 7 11 11 22 11 36v57c0 7 0 11 3 14 0 4 4 4 7 4 4 0 7 0 11 0v14c-7 3-14 3-18 3-7 0-14-3-18-7-3-3-7-10-7-21-7 11-14 18-21 21-7 4-14 7-28 7zM3603 167c7 0 14 0 21-4 7-3 11-7 14-18 4-4 7-11 7-18v-11h-24c-11 0-18 0-25 4-4 0-7 4-11 7-3 7-3 11-3 18 0 8 0 15 3 18 4 4 11 4 18 4zM3786 181v-86c0-7 0-14 0-17-3-7-7-11-10-11-4-3-7-3-14-3-11 0-21 3-25 10-7 7-10 18-10 32v75h-22v-103c0-18 0-25-3-29h21v4 3c4 4 4 8 4 15 3-11 10-15 17-18 7-7 14-7 25-7 14 0 25 3 32 10 7 8 10 18 10 36v89zM3861 64h-18l-4-57h25zM3942 181c-7 3-14 3-21 3-18 0-29-10-29-28v-92h-14v-15h18l3-31h18v31h21v15h-21v85c0 7 0 11 0 14 4 4 7 4 14 4 0 0 7 0 11 0zM4143 113c0 47-18 71-50 71-10 0-17 0-24-3-7-7-11-11-14-18 0 0-4 4-4 11 0 3 0 7 0 7h-21c0-4 0-11 0-25v-156h25v53c0 3 0 11-4 18h4c3-11 7-15 14-18 7-7 14-7 24-7 18 0 32 7 39 18 7 10 11 28 11 49zM4118 113c0-18 0-32-7-39-3-7-11-10-21-10-14 0-21 3-28 10-4 11-7 25-7 42 0 18 3 33 7 40 7 7 14 11 28 11 10 0 18-4 21-11 7-7 7-22 7-43zM4189 120c0 14 3 25 10 36 4 7 14 11 25 11s18 0 25-4c3-3 10-7 10-14l18 4c-7 21-25 31-53 31-18 0-32-3-42-17-11-11-18-29-18-54 0-21 7-39 18-49 10-11 24-18 42-18 39 0 60 25 60 70v4zM4259 102c0-14-3-24-10-31-4-4-14-7-25-7s-21 3-25 10c-7 7-10 14-10 28zM4383 181v-100c0-10 0-21-4-32h21c4 15 4 25 4 25 3-10 7-18 10-21 4-4 11-7 22-7 3 0 3 0 7 0v21c-4 0-7 0-11 0-11 0-18 4-21 11-7 7-7 21-7 35v68zM4481 120c0 14 4 25 8 36 7 7 17 11 28 11 10 0 17 0 24-4 4-3 7-7 11-14l21 4c-10 21-28 31-56 31-18 0-36-3-46-17-7-11-14-29-14-54 0-21 7-39 14-49 10-11 28-18 46-18 39 0 56 25 56 70v4zM4552 102c0-14-4-24-11-31-7-4-14-7-24-7-11 0-21 3-25 10-7 7-11 14-11 28zM4714 113c0 47-14 71-49 71-18 0-32-7-39-21 0 0 0 7 0 18v53h-21v-160c0-14 0-21-4-25h25v4c0 0 0 3 0 7 0 7 0 7 0 11 4-11 7-15 14-18 7-4 18-7 25-7 18 0 32 7 39 18 7 10 10 28 10 49zM4693 113c0-18-3-32-7-39-7-7-14-10-25-10-10 0-14 0-21 3-3 7-7 11-10 18-4 7-4 17-4 31 0 18 4 33 7 40 7 7 14 11 28 11 11 0 18-4 25-11 4-7 7-22 7-43zM4743 181v-100c0-10 0-21 0-32h21c0 15 0 25 0 25h3c0-10 7-18 11-21 3-4 10-7 17-7 4 0 7 0 11 0v21c-4 0-7 0-14 0s-14 4-18 11c-7 7-7 21-7 35v68zM4937 113c0 25-4 43-15 54-10 14-24 17-42 17-21 0-35-3-46-17-10-11-14-29-14-54 0-46 18-67 60-67 18 0 32 7 42 18 11 10 15 28 15 49zM4915 113c0-18-3-32-10-39-4-7-14-10-25-10-14 0-25 3-28 10-7 11-11 21-11 39s4 32 11 43c3 7 14 11 25 11 14 0 24-4 28-11 7-11 10-22 10-43zM5049 160c-3 10-10 14-17 21-4 3-14 3-25 3-14 0-28-3-35-17-7-11-11-29-11-51 0-45 14-70 46-70 11 0 21 0 25 7 7 3 14 7 17 14v-14-53h22v156c0 14 0 21 0 25h-22c0 0 0-4 0-7 0-7 0-11 0-14zM4982 113c0 21 4 36 7 43 4 7 15 11 25 11 14 0 21-4 25-11 7-11 10-25 10-43s-3-32-10-39c-4-7-11-10-25-10-10 0-21 3-25 10-3 7-7 21-7 39zM5127 49v85c0 7 0 15 4 22 0 4 3 7 7 7 3 4 10 4 17 4 11 0 18-4 25-11s7-18 7-32v-75h25v107c0 14 0 25 0 25h-21c0-4 0-7 0-7 0-4 0-7 0-14-8 10-11 14-18 21-7 3-18 3-25 3-14 0-28-3-32-10-7-7-10-18-10-36v-89zM5261 113c0 18 4 32 11 43 3 7 14 11 24 11 7 0 14 0 18-7 7-4 11-11 11-19h21c0 15-4 26-14 33-11 7-22 10-36 10-17 0-31-3-42-17-11-11-14-29-14-54 0-21 3-39 14-49 11-11 25-18 42-18 14 0 25 3 32 10 11 8 18 18 18 29l-21 3c-4-7-4-14-11-17-4-4-11-7-18-7-14 0-21 3-24 10-7 7-11 21-11 39zM5388 120c0 14 4 25 7 36 7 7 18 11 28 11 11 0 18 0 25-4 7-3 7-7 11-14l21 4c-11 21-28 31-57 31-17 0-31-3-42-17-11-11-18-29-18-54 0-21 7-39 18-49 11-11 25-18 42-18 39 0 57 25 57 70v4zM5459 102c0-14-4-24-11-31-7-4-14-7-25-7-10 0-17 3-24 10s-11 14-11 28zM5596 160c-7 10-10 14-17 21-7 3-18 3-25 3-18 0-32-3-39-17-7-11-10-29-10-51 0-45 17-70 49-70 7 0 18 0 25 7 7 3 10 7 17 14v-14-53h18v156c0 14 3 21 3 25h-21c0 0 0-4 0-7 0-7 0-11 0-14zM5529 113c0 21 0 36 7 43 4 7 11 11 21 11 15 0 22-4 29-11 7-11 10-25 10-43s-3-32-10-39-14-10-29-10c-10 0-17 3-21 10-7 7-7 21-7 39zM5833 113c0 25-4 43-18 54-7 14-21 17-42 17-18 0-36-3-46-17-7-11-11-29-11-54 0-46 18-67 57-67 21 0 35 7 45 18 11 10 15 28 15 49zM5808 113c0-18 0-32-7-39s-14-10-28-10c-11 0-22 3-29 10-3 11-7 21-7 39s4 32 7 43c7 7 18 11 29 11 14 0 21-4 28-11 7-11 7-22 7-43zM5861 181v-100c0-10 0-21 0-32h21c0 15 0 25 0 25 4-10 7-18 14-21 4-4 11-7 18-7 3 0 7 0 7 0v21c0 0-4 0-11 0s-14 4-21 11c-3 7-7 21-7 35v68zM6030 113c0 18 4 32 7 43 7 7 14 11 25 11 7 0 14 0 21-7 4-4 7-11 11-19h21c-4 15-7 26-18 33-7 7-21 10-35 10-18 0-32-3-39-17-10-11-18-29-18-54 0-21 8-39 18-49 7-11 21-18 39-18 14 0 28 3 35 10 7 8 14 18 18 29l-25 3c0-7-3-14-7-17-7-4-11-7-21-7-11 0-18 3-25 10-3 7-7 21-7 39zM6249 113c0 25-4 43-14 54-11 14-25 17-46 17-18 0-32-3-42-17-11-11-15-29-15-54 0-46 18-67 57-67 21 0 35 7 46 18 10 10 14 28 14 49zM6228 113c0-18-4-32-11-39-3-7-14-10-25-10-14 0-24 3-28 10-7 11-10 21-10 39s3 32 10 43c4 7 14 11 25 11 14 0 25-4 28-11 7-11 11-22 11-43zM6355 181v-86c0-10-4-21-4-24-7-4-10-7-21-7-7 0-18 3-21 10-7 7-7 18-7 32v75h-25v-103c0-18 0-25 0-29h21v4 3c0 4 0 8 0 15 7-11 11-15 18-18 7-7 14-7 21-7 11 0 21 3 25 7 7 3 10 11 14 18 3-7 7-15 14-18 7-7 14-7 25-7 14 0 21 3 28 10 7 8 10 22 10 36v89h-24v-86c0-10 0-21-4-24-3-4-10-7-17-7-11 0-18 3-25 10-4 7-7 18-7 32v75zM6563 181v-86c0-10-4-21-7-24-4-4-7-7-18-7-10 0-17 3-21 10-7 7-11 18-11 32v75h-21v-103c0-18 0-25 0-29h21v4 3c0 4 0 8 0 15 4-11 11-15 18-18 7-7 14-7 21-7 11 0 18 3 25 7 7 3 10 11 10 18 8-7 11-15 18-18 7-7 14-7 25-7 14 0 21 3 28 10 7 8 11 22 11 36v89h-25v-86c0-10 0-21-4-24-3-4-10-7-17-7-11 0-18 3-25 10-3 7-7 18-7 32v75zM6715 49v85c0 7 0 15 3 22 0 4 4 7 7 7 4 4 11 4 18 4s17-4 24-11c4-7 8-18 8-32v-75h24v107c0 14 0 25 0 25h-21c0-4 0-7 0-7 0-4 0-7 0-14-7 10-14 14-21 21-7 3-14 3-25 3-14 0-25-3-28-10-7-7-11-18-11-36v-89zM6916 181v-86c0-7 0-14-4-17 0-7-3-11-7-11-3-3-7-3-14-3-14 0-21 3-25 10-7 7-10 18-10 32v75h-22v-103c0-18-3-25-3-29h21v4 3c0 4 0 8 4 15 3-11 10-15 14-18 7-7 17-7 28-7 14 0 25 3 32 10 7 8 7 18 7 36v89zM6972 21v-21h21v21zM6972 181v-132h21v132zM7046 113c0 18 0 32 7 43 7 7 14 11 25 11 7 0 14 0 21-7 4-4 7-11 7-19h25c-4 15-11 26-18 33-10 7-21 10-35 10-18 0-32-3-42-17-11-11-15-29-15-54 0-21 4-39 15-49 10-11 24-18 42-18 14 0 25 3 35 10 7 8 14 18 14 29l-21 3c0-7-3-14-7-17-7-4-14-7-21-7-14 0-21 3-25 10-7 7-7 21-7 39zM7187 184c-14 0-24-3-31-10-8-7-11-18-11-29 0-14 7-25 14-32 11-7 25-14 46-14h28v-7c0-11-3-18-7-21-3-4-11-7-21-7-11 0-18 0-21 3-4 4-7 11-7 18l-25-4c4-25 21-35 53-35 18 0 28 3 39 10 7 11 10 22 10 36v57c0 7 0 11 4 14 0 4 3 4 10 4 0 0 4 0 7 0v14c-7 3-10 3-17 3s-14-3-18-7c-3-3-7-10-7-21-7 11-14 18-21 21-7 4-14 7-25 7zM7191 167c7 0 14 0 21-4 7-3 11-7 14-18 7-4 7-11 7-18v-11h-25c-10 0-17 0-21 4-7 0-10 4-14 7-3 7-3 11-3 18 0 8 0 15 3 18 7 4 11 4 18 4zM7342 181c-7 3-14 3-21 3-17 0-28-10-28-28v-92h-14v-15h18l3-31h18v31h21v15h-21v85c0 7 0 11 0 14 3 4 7 4 14 4 0 0 7 0 10 0zM7378 120c0 14 3 25 10 36 7 7 18 11 29 11 10 0 17 0 21-4 7-3 10-7 14-14l17 4c-7 21-24 31-52 31-22 0-36-3-46-17-11-11-14-29-14-54 0-21 3-39 14-49 10-11 24-18 46-18 35 0 56 25 56 70v4zM7452 102c-4-14-7-24-11-31-7-4-14-7-28-7-7 0-18 3-25 10-3 7-10 14-10 28zM7586 160c-4 10-11 14-18 21-7 3-14 3-24 3-18 0-29-3-36-17-7-11-14-29-14-51 0-45 18-70 50-70 10 0 17 0 24 7 7 3 14 7 18 14v-14-53h21v156c0 14 0 21 0 25h-21c0 0 0-4 0-7 0-7 0-11 0-14zM7519 113c0 21 3 36 7 43 7 7 14 11 25 11 10 0 21-4 28-11 3-11 7-25 7-43s-4-32-7-39c-7-7-18-10-28-10-11 0-18 3-25 10-4 7-7 21-7 39zM7840 181h-25l-24-93-4-21c-4 4-4 7-4 14-3 7-10 39-24 100h-28l-36-132h21l25 89c0 3 0 11 4 25l3-7 25-107h25l24 92 4 22 3-18 25-96h21zM7893 21v-21h21v21zM7893 181v-132h21v132zM7999 181c-7 3-14 3-25 3-14 0-25-10-25-28v-92h-14v-15h14l7-31h14v31h25v15h-25v85c0 7 4 11 4 14 3 4 7 4 11 4 3 0 7 0 14 0zM8037 71c8-7 11-15 18-18 7-4 14-7 25-7 14 0 28 3 32 10 7 8 10 18 10 36v89h-21v-86c0-7 0-14-4-17 0-7-3-11-7-11-3-3-10-3-17-3-11 0-18 3-25 10s-7 18-7 28v79h-25v-181h25v46c0 7 0 10 0 14-4 7-4 11-4 11zM8267 113c0 25-4 43-14 54-11 14-25 17-43 17-21 0-35-3-46-17-10-11-14-29-14-54 0-46 22-67 60-67 21 0 36 7 46 18 7 10 11 28 11 49zM8246 113c0-18-4-32-7-39-8-7-18-10-29-10-14 0-21 3-28 10-7 11-7 21-7 39s0 32 7 43c7 7 14 11 25 11 14 0 24-4 32-11 3-11 7-22 7-43zM8320 49v85c0 7 0 15 0 22 3 4 7 7 10 7 4 4 7 4 14 4 11 0 22-4 25-11 7-7 11-18 11-32v-75h21v107c0 14 0 25 0 25h-18c0-4 0-7 0-7 0-4-3-7-3-14-4 10-11 14-18 21-7 3-14 3-25 3-14 0-24-3-31-10s-11-18-11-36v-89zM8489 181c-7 3-14 3-25 3-17 0-24-10-24-28v-92h-18v-15h18l7-31h14v31h24v15h-24v85c0 7 0 11 3 14 4 4 4 4 11 4 3 0 7 0 14 0zM8690 113c0 25-7 43-18 54-10 14-24 17-42 17-21 0-35-3-46-17-7-11-14-29-14-54 0-46 21-67 60-67 18 0 35 7 46 18 7 10 14 28 14 49zM8665 113c0-18-3-32-7-39-7-7-14-10-28-10s-21 3-28 10c-7 11-7 21-7 39s0 32 7 43c7 7 14 11 28 11 11 0 21-4 25-11 7-11 10-22 10-43zM8739 49v85c0 7 0 15 0 22 4 4 8 7 11 7 4 4 7 4 14 4 11 0 21-4 25-11 7-7 10-18 10-32v-75h22v107c0 14 0 25 3 25h-21c0-4 0-7 0-7-4-4-4-7-4-14-3 10-10 14-17 21-7 3-14 3-25 3-14 0-25-3-32-10s-10-18-10-36v-89zM8856 181v-100c0-10 0-21 0-32h21c0 15 0 25 0 25 7-10 11-18 14-21 4-4 11-7 18-7 3 0 7 0 10 0v21c-3 0-7 0-10 0-11 0-18 4-21 11-7 7-7 21-7 35v68zM9135 181h-25l-25-93-3-21c0 4 0 7-4 14 0 7-7 39-25 100h-24l-39-132h25l21 89c0 3 3 11 7 25v-7l28-107h25l21 92 7 22 4-18 24-96h21zM9191 181v-100c0-10 0-21-3-32h21c3 15 3 25 3 25 4-10 7-18 11-21 3-4 10-7 21-7 0 0 3 0 7 0v21c-4 0-7 0-11 0-10 0-17 4-21 11-7 7-7 21-7 35v68zM9272 21v-21h21v21zM9272 181v-132h21v132zM9378 181c-7 3-14 3-21 3-18 0-28-10-28-28v-92h-14v-15h14l7-31h14v31h24v15h-24v85c0 7 0 11 3 14 4 4 7 4 11 4 3 0 7 0 14 0zM9449 181c-11 3-18 3-25 3-18 0-25-10-25-28v-92h-14v-15h14l7-31h14v31h25v15h-25v85c0 7 0 11 4 14 0 4 7 4 10 4 4 0 8 0 15 0zM9484 120c0 14 3 25 7 36 7 7 18 11 28 11 11 0 18 0 25-4 3-3 7-7 10-14l18 4c-7 21-25 31-53 31-18 0-35-3-42-17-11-11-18-29-18-54 0-21 7-39 18-49 7-11 24-18 42-18 39 0 60 25 60 70v4zM9554 102c0-14-3-24-10-31-7-4-14-7-25-7-10 0-21 3-25 10-7 7-10 14-10 28zM9692 181v-86c0-7-4-14-4-17-3-7-3-11-10-11-4-3-7-3-14-3-11 0-18 3-25 10s-11 18-11 32v75h-21v-103c0-18 0-25 0-29h18c0 0 3 0 3 4v3c0 4 0 8 0 15 4-11 11-15 18-18 7-7 14-7 25-7 14 0 25 3 32 10 7 8 10 18 10 36v89zM9833 113c0 18 4 32 7 43 7 7 14 11 25 11 10 0 14 0 21-7 7-4 7-11 11-19h21c0 15-7 26-18 33-7 7-21 10-35 10-18 0-32-3-39-17-11-11-14-29-14-54 0-21 3-39 14-49 7-11 21-18 39-18 14 0 28 3 35 10 11 8 14 18 18 29l-25 3c0-7-3-14-7-17-4-4-11-7-21-7-11 0-18 3-25 10-3 7-7 21-7 39zM10052 113c0 25-4 43-14 54-11 14-25 17-46 17-18 0-32-3-42-17-11-11-15-29-15-54 0-46 18-67 60-67 18 0 36 7 43 18 10 10 14 28 14 49zM10031 113c0-18-4-32-11-39-3-7-14-10-25-10-14 0-21 3-28 10-7 11-10 21-10 39s3 32 10 43c7 7 14 11 25 11 14 0 25-4 28-11 7-11 11-22 11-43zM10165 181v-86c0-7 0-14-4-17 0-7-3-11-7-11-3-3-7-3-18-3-10 0-17 3-24 10-4 7-7 18-7 32v75h-25v-103c0-18 0-25 0-29h21v4 3c0 4 0 8 0 15h4c3-11 7-15 14-18 7-7 17-7 28-7 14 0 25 3 32 10 3 8 7 18 7 36v89zM10320 145c0 15-4 22-14 29-11 7-21 10-39 10s-28-3-39-7c-7-7-14-14-17-24l21-8c0 11 3 15 10 18 7 4 14 4 25 4s18 0 25-4c3-3 7-7 7-18 0-4 0-7-4-11-7-3-10-7-17-10l-18-4c-14-4-21-7-25-7-7-4-10-7-14-14-3-4-3-11-3-14 0-14 3-21 10-29 11-7 21-10 39-10 14 0 28 3 35 7 7 7 14 14 14 25l-17 3c-4-7-4-10-11-14-7-3-14-3-21-3-11 0-18 0-21 3-7 4-7 7-7 14 0 4 0 7 0 11 3 0 7 3 10 3 4 4 11 4 25 7 11 4 21 7 25 11 3 0 7 3 10 7 4 4 7 7 7 11 4 3 4 7 4 14zM10362 120c0 14 4 25 11 36 7 7 14 11 28 11 7 0 14 0 21-4 7-3 11-7 11-14l21 4c-7 21-28 31-53 31-21 0-35-3-46-17-10-11-14-29-14-54 0-21 4-39 14-49 11-11 25-18 43-18 38 0 60 25 60 70v4zM10433 102c0-14-4-24-11-31-3-4-14-7-24-7-11 0-18 3-25 10s-11 14-11 28zM10570 181v-86c0-7-3-14-3-17 0-7-4-11-7-11-4-3-11-3-18-3-10 0-17 3-25 10-7 7-10 18-10 32v75h-21v-103c0-18 0-25 0-29h21v4 3c0 4 0 8 0 15 7-11 10-15 18-18 7-7 17-7 24-7 14 0 25 3 32 10 7 8 11 18 11 36v89zM10676 181c-7 3-14 3-21 3-18 0-28-10-28-28v-92h-14v-15h14l7-31h18v31h24v15h-24v85c0 7 0 11 3 14 0 4 4 4 11 4 0 0 7 0 10 0zM10701 181v-25h25v25z">
          <text:p/>
        </draw:path>
        <draw:path draw:style-name="gr3" draw:text-style-name="P3" draw:layer="layout" svg:width="10.725cm" svg:height="0.233cm" svg:x="14.816cm" svg:y="19.688cm" svg:viewBox="0 0 10726 234" svg:d="M85 28v153 3h-4-21-3v-3-153h3-60v-21h141v21h-60zM81 28h60-3v-21h3v4h-141v-4 21h60v153h21zM184 71c3-11 10-15 17-18 7-7 18-7 25-7 18 0 28 3 35 10 7 8 11 18 11 36v89 3h-4-21v-3-86c0-7 0-14-3-17-4-4-4-7-7-11-4 0-11-3-18-3-11 0-18 3-21 10-7 7-11 18-11 28v79 3h-25v-3-181h25v46c0 7 0 10 0 14 0 7 0 11 0 11h-3 3zM187 74h-3v-3c0 0 0-4 0-11 0-4 0-7 0-14v-46h3-25 4v181h-4 25-3v-79c0-10 3-21 10-28s14-14 25-14c7 0 14 4 18 7 3 0 7 4 10 7 0 7 0 14 0 21v86h21v-89c0-18-3-28-10-36-7-7-18-10-32-10-7 0-18 3-25 7-3 3-10 11-14 18zM304 21v-21h21 3v21h-3zM304 21h21v-21h-21zM304 181v-132-3h21 3v3 132 3h-3-21zM304 181h21v-132h-21zM459 145c0 11-4 22-14 29-11 7-25 14-43 14-14 0-28-4-35-11-11-3-18-14-21-28h3l18-4h4c0 8 3 15 10 15 4 3 11 7 21 7 11 0 22-4 25-7 7-4 7-7 7-15 0-4 0-7-3-11-4-3-11-7-18-7v-3 3l-14-3v-4 4c-14-4-25-8-28-11-7-4-11-7-15-14-3-4-3-7-3-14 0-14 3-25 14-32 7-4 21-7 39-7 14 0 25 0 35 7 7 7 14 14 14 25v3h-21c0-7-3-10-10-14-4 0-11-3-18-3-11 0-18 3-25 3-3 4-3 7-3 14 0 4 0 7 0 7 3 4 7 4 10 7 4 4 11 4 25 7 11 4 18 7 25 7 3 4 7 7 10 11 4 4 7 7 7 11 4 3 4 7 4 14zM455 145c0-4 0-11 0-14-3-4-3-7-7-11-3 0-7-4-14-7-3-4-10-7-25-7v-4 4c-10-4-17-7-21-7-7-4-7-7-10-7-4-4-4-7-4-11 0-7 4-10 7-14 7-3 14-7 25-7 7 0 14 4 21 7 4 4 7 7 11 14h-4l21-3v3c-3-14-7-21-17-25-7-7-18-10-32-10-18 0-32 3-39 10-7 8-14 15-14 29 0 3 3 10 7 14 4 3 7 7 11 10 7 4 14 7 28 11l14 4c7 3 14 3 18 10 3 0 7 7 7 11 0 8-4 15-7 18-7 4-15 4-29 4-10 0-17 0-24-4-4-3-11-7-11-14v-4 4l-18 4v-4c4 11 7 21 18 25 7 7 21 10 35 10 18 0 32-3 39-10 11-7 14-18 14-29zM639 160c-4 10-11 17-18 21-7 3-14 7-25 7-17 0-31-7-38-21-7-11-11-29-11-51 0-49 14-70 49-70 11 0 18 0 25 3 7 4 14 11 18 18h-4v4-18-53h25v156c0 11 0 21 0 25v3h-21v-3c-4 0-4-4-4-7 0-7 0-11 0-14h4-4zM635 160h4c0 3 0 7 0 14 0 3 0 7 0 7h21c-4-4-4-14-4-25v-156h4-25 4v53h-4 4v14 4h-4c-3-11-7-15-14-18-7-4-14-7-25-7-31 0-49 25-49 70 0 22 7 40 14 51 7 10 18 17 35 17 11 0 18-3 25-7 7-3 11-10 14-17zM572 113c0 21 3 32 7 43 3 7 10 11 21 11 14 0 21-7 28-14 4-8 7-22 7-40s-3-28-7-39c-7-7-14-10-28-10-11 0-18 3-21 10-4 11-7 21-7 39zM568 113c0-18 4-32 7-39 7-7 14-14 25-14 14 0 25 7 28 14 7 7 11 21 11 39s-4 32-11 43c-3 7-14 11-28 11-11 0-18-4-25-11-3-7-7-22-7-43zM692 181v-100c0-10 0-21 0-32v-3h21v3c3 15 3 25 3 25h-3 3-3c3-10 7-18 14-21 3-7 10-7 21-7 0 0 4 0 7 0v21 4-4c-3 0-7 0-10 0-11 0-18 4-22 11-3 10-7 21-7 35v68 3h-21-3zM695 181h21-3v-68c0-18 3-28 7-35 7-7 14-14 25-14 3 0 7 3 10 3v-21 3c-3-3-7-3-7-3-11 0-14 3-21 7-4 3-7 11-11 21v4h-3v-4c0 0 0-10 0-25h-21 3c0 11 0 22 0 32zM808 188c-14 0-21-7-28-14s-11-18-11-29c0-14 4-25 14-32 7-11 25-14 43-14h31-3v-7c0-11 0-18-7-21-4-4-11-7-18-7-10 0-17 3-21 3-7 4-7 11-7 18h-4l-21-4h-3c3-25 24-35 56-35 18 0 28 3 39 10 7 8 11 18 11 36v57c0 7 3 11 3 14 0 4 4 4 7 4 4 0 7 0 7 0h4v14c-7 3-14 3-18 3-10 0-14-3-21-7-4-3-4-10-7-21h3c-7 11-14 18-21 25-7 3-14 7-28 7zM808 184c11 0 21-3 28-7 7-3 14-10 18-21h3c0 11 4 18 7 21 4 4 8 4 18 4 4 0 11 0 14 0v-14h4c-4 0-7 3-11 3-3 0-7-3-10-7 0-3 0-7 0-14v-57c0-14-4-25-15-32-7-11-21-14-35-14-32 0-49 14-53 35h21v4c0-7 4-14 8-18 7-3 14-7 24-7 7 0 18 4 21 7 4 7 7 14 7 25v7 3h-31v-3 3c-18 0-32 4-43 11-10 7-14 18-14 32 0 11 4 22 11 29s17 10 28 10zM815 167c7 0 14-4 21-7 4-4 11-7 14-15 4-4 4-11 4-18v-11h3-24c-11 0-18 4-25 4-3 4-7 4-11 7-3 7-3 11-3 18 0 8 0 11 3 15 4 3 11 7 18 7zM815 167c-7 0-14 0-18-4-3-3-7-10-7-18 0-7 4-14 4-18 3-3 7-7 14-11 7 0 14-3 25-3v3-3h24v3 11c0 7-3 14-7 22-3 7-7 11-14 14-7 4-14 4-21 4zM1041 184h-25v-3l-25-93-3-21h3c-3 4-3 7-3 14-4 7-11 43-25 100v3h-3-25v-3l-39-132v-3h4 21v3l21 89c4 3 4 11 7 25h-3l3-7v-3l28-104v-3h25v3l25 89 3 25h-3l7-18 25-96v-3h21 3v3l-39 132zM1041 181l39-132h-21l-25 96-4 18v4l-3-4-4-22-24-92h3-25l-28 107v7 7l-3-7c-4-14-4-22-4-25l-25-89h4-21l35 132h25c14-61 21-93 24-100 0-7 4-10 4-14v-7l3 7 4 21 21 93zM1094 21v-21h24v21zM1094 21h24-3v-21h3-24 3v21zM1094 181v-132-3h24v3 132 3h-24zM1094 181h24-3v-132h3-24 3v132zM1235 181v-86c0-7-4-14-4-17-3-4-3-7-10-11 0 0-7-3-14-3-11 0-18 3-25 10-4 7-7 18-7 32v75 3h-4-21v-3-103c0-18 0-25 0-29v-3h21v3 4 3c0 4 4 8 4 15h-4c4-11 11-18 18-22 7-3 14-3 25-3 14 0 28 3 35 10 7 8 7 18 7 36v89 3h-21zM1235 181h21v-89c0-14-3-28-11-36-7-7-17-10-31-10-11 0-18 3-25 7-3 3-11 11-14 18v3h-4v-3c0-7 0-11 0-11 0-4 0-7 0-7-3-4-3-4-3-4h3-21c4 4 4 11 4 29v103h-4 21v-75c0-14 4-25 11-32s14-14 25-14c7 0 14 4 17 7 4 0 7 4 7 11 4 3 4 10 4 17zM1342 234c-14 0-25 0-36-7-7-7-14-14-17-25h3l22-3c3 7 7 10 10 14 4 3 11 3 21 3 18 0 28-10 28-35v-25h4v4-4c-4 11-11 18-18 21-7 4-14 7-24 7-18 0-32-3-39-17-7-11-11-29-11-54 0-21 4-39 11-49 10-15 21-18 39-18 10 0 17 0 24 7 7 3 14 11 18 18h-4c0-4 4-7 4-11 0-7 0-11 0-14h21v3c0 4 0 11 0 25v103c0 39-17 57-56 57zM1342 234c35 0 56-18 56-57v-103c0-14 0-21 0-25h-21c0 0 0 4 0 11 0 4 0 7 0 11v3l-4-3c-3-7-7-11-14-18-7-4-14-7-24-7-14 0-29 7-36 18-7 10-10 28-10 49 0 25 3 43 10 54 7 10 18 14 36 14 7 0 14 0 21-4 10-7 14-14 17-21h4v25c0 25-11 39-32 39-10 0-17-4-21-7-7-4-10-7-10-14l-22 3c4 11 7 18 18 21 7 7 18 11 32 11zM1373 113c0-11 0-18-3-25-4-7-7-14-11-17-7-4-10-7-17-7-11 0-18 3-25 10-3 11-7 21-7 39 0 21 4 32 7 40 4 7 14 10 25 10 7 0 10 0 17-3 4-4 7-11 11-19 3-7 3-17 3-28zM1377 113c0 14 0 21-4 28-3 8-7 15-14 19-3 7-10 7-17 7-14 0-21-4-28-11-4-11-8-22-8-43 0-18 4-32 11-39 4-7 14-14 25-14 7 0 14 4 17 7 7 7 11 11 14 21 4 7 4 14 4 25zM1500 21v-21h4 21v21h-21zM1504 21h21-3v-21h3-21zM1500 181v-132-3h4 21v3 132 3h-21-4zM1504 181h21-3v-132h3-21zM1659 145c0 11-7 22-14 29-10 7-25 14-42 14-18 0-28-4-39-11-7-3-14-14-18-28l22-4c3 8 7 15 10 15 7 3 14 7 25 7 10 0 17-4 24-7 4-4 8-7 8-15 0-4-4-7-8-11-3-3-7-7-14-7v-3 3l-17-3v-4 4c-11-4-21-8-25-11-7-4-11-7-14-14-4-4-7-7-7-14 0-14 7-25 14-32 11-4 21-7 39-7 14 0 28 0 35 7 11 7 14 14 18 25v3h-21c-4-7-8-10-11-14-7 0-14-3-21-3-11 0-18 3-21 3-4 4-7 7-7 14 0 4 3 7 3 7 0 4 4 4 7 7 4 4 14 4 25 7 10 4 21 7 25 7 7 4 10 7 14 11 3 4 3 7 7 11 0 3 3 7 3 14zM1656 145c0-4 0-11-4-14 0-4-3-7-7-11 0 0-7-4-10-7-4-4-15-7-25-7v-4 4c-11-4-21-7-25-7-3-4-7-7-7-7-3-4-7-7-7-11 0-7 4-10 11-14 3-3 10-7 21-7 10 0 17 4 21 7 7 4 11 7 11 14l17-3h4l-4 3c0-14-7-21-14-25-11-7-21-10-35-10-18 0-28 3-35 10-11 8-15 15-15 29 0 3 4 10 4 14 3 3 7 7 14 10 4 4 14 7 25 11l17 4c7 3 14 3 18 10 4 0 7 7 7 11 0 8-3 15-11 18-3 4-14 4-24 4-11 0-18 0-25-4-7-3-10-7-14-14l4-4v4l-22 4v-4h4c0 11 7 21 14 25 11 7 21 10 39 10 17 0 28-3 39-10 10-7 14-18 14-29zM1864 113c0 25-4 43-14 54-11 14-25 21-46 21-18 0-35-7-46-21-7-11-14-29-14-54 0-46 21-67 60-67 21 0 35 3 46 14 10 14 14 32 14 53zM1864 113c0-21-7-39-14-49-11-11-25-18-46-18-39 0-57 25-57 67 0 25 4 40 15 54 10 10 24 17 42 17 21 0 35-7 42-17 11-11 18-29 18-54zM1839 113c0-18-3-28-7-39-7-7-14-10-28-10-11 0-18 3-25 10-7 11-7 21-7 39s0 32 7 40c4 10 14 14 25 14 14 0 21-4 28-11 4-11 7-22 7-43zM1843 113c0 21-4 36-11 43-3 7-14 11-28 11s-21-4-28-11c-4-11-7-25-7-43s3-32 7-39c7-7 17-14 28-14 14 0 25 7 28 14 7 7 11 21 11 39zM1913 49v85c0 7 4 15 4 19 3 3 3 7 7 10 3 0 10 4 17 4 11 0 18-4 25-11 4-7 7-18 7-32v-75-3h4 21v3 104c0 14 0 24 0 28v3h-21v-3c0-4 0-7 0-7 0-4-4-7-4-14h4c-4 7-11 17-18 21-7 3-14 7-25 7-17 0-28-7-35-14s-7-18-7-36v-89-3h21zM1913 49h-21v89c0 15 4 29 11 36s17 10 31 10c11 0 18-3 25-7 4-3 11-10 14-17v-4h4v4c0 7 0 10 0 14 0 0 0 3 3 7h-3 21c0 0-4-14-4-28v-104h4-21v75c0 14-4 25-11 32s-14 11-25 11c-7 0-14 0-17-4-4 0-7-3-7-10-4-4-4-12-4-19zM2033 181v-100c0-10 0-21-3-32v-3h3 18 3v3c0 15 0 25 0 25h-3c7-10 10-18 14-21 7-7 11-7 21-7 4 0 7 0 7 0h4v21 4l-4-4c0 0-7 0-10 0-11 0-15 4-22 11-3 10-7 21-7 35v68 3h-21zM2033 181h21v-68c0-18 0-28 7-35 4-7 11-14 22-14 3 0 10 3 10 3v-21 3c0-3-3-3-7-3-7 0-14 3-18 7-7 3-10 11-14 21v4h-3v-4c0 0 0-10 0-25h-18c0 11 0 22 0 32zM2298 113c0 47-18 75-50 75-21 0-35-11-42-28v3-3c0 0 0 7 0 21v53h-21v-160c0-14 0-21-4-25v-3h4 21v3 4c0 0 0 3 0 7 0 7 0 7 0 11v-4 4c4-11 11-18 14-22 7-3 18-3 28-3 18 0 29 3 39 14 7 14 11 32 11 53zM2294 113c0-21-3-39-10-49-7-11-22-18-36-18-10 0-17 3-24 7-7 3-11 11-18 18 0-4 0-4 0-11 0-4 0-7 0-7 0-4-3-4-3-4h3-21c0 4 0 11 0 25v160h21v-53c0-14 0-21 0-21h-3 3c7 17 21 24 42 24 32 0 46-24 46-71zM2273 113c0-18-3-28-7-39-7-7-14-10-25-10-7 0-14 3-17 7-7 3-11 7-11 17-3 4-7 14-7 28 0 18 4 29 11 40 3 7 14 11 24 11 11 0 18-4 25-11 4-7 7-22 7-43zM2273 113c0 21 0 36-7 43-4 7-14 11-25 11-10 0-21-4-28-11-3-7-7-22-7-40 0-14 0-24 4-31 3-7 7-14 10-18 7-3 14-7 21-7 11 0 21 7 25 14 7 7 7 21 7 39zM2322 181v-100c0-10 0-21 0-32v-3h4 21v3c0 15 0 25 0 25 0-10 7-18 11-21 3-7 10-7 21-7 0 0 3 0 7 0v21 4-4c-4 0-7 0-11 0-10 0-14 4-21 11-3 10-7 21-7 35v68 3h-21-4zM2326 181h21v-68c0-18 0-28 7-35 4-7 11-14 21-14 4 0 11 3 11 3v-21 3c-4-3-7-3-7-3-11 0-14 3-18 7-7 3-10 11-14 21v4h-3v-4c0 0 0-10 0-25h3-21c0 11 0 22 0 32zM2520 113c0 25-7 43-14 54-14 14-28 21-46 21-21 0-35-7-46-21-10-11-14-29-14-54 0-46 21-67 60-67 21 0 35 3 46 14 10 14 14 32 14 53zM2516 113c0-21-3-39-14-49-7-11-21-18-42-18-39 0-60 25-60 67 0 25 7 40 18 54 7 10 21 17 42 17 18 0 32-7 42-17 11-11 14-29 14-54zM2495 113c0-18-3-28-7-39-7-7-14-10-28-10s-21 3-28 10c-4 11-7 21-7 39s3 32 7 40c7 10 14 14 28 14 11 0 21-4 28-11 4-11 7-22 7-43zM2495 113c0 21-3 36-7 43-7 7-14 11-28 11s-25-4-28-11c-7-11-11-25-11-43s4-32 11-39 14-14 28-14 21 7 28 14 7 21 7 39zM2661 113c0 47-18 75-49 75-21 0-36-11-46-28h3v3-3c0 0 0 7 0 21v53h-21-3v-160c0-14 0-21 0-25v-3h3 18 3v3 4c0 0 0 3 0 7 0 7 0 7 0 11v-4 4c4-11 7-18 15-22 7-3 17-3 28-3 14 0 28 3 35 14 7 14 14 32 14 53zM2658 113c0-21-4-39-11-49-11-11-21-18-35-18-11 0-21 3-25 7-7 3-14 11-18 18h-3c0-4 0-4 0-11 0-4 0-7 0-7 0-4 0-4 0-4h-18c0 4 0 11 0 25v160h21-3v-53c0-14 0-21 0-21h3c7 17 22 24 43 24 28 0 46-24 46-71zM2633 113c0-18 0-28-7-39-4-7-11-10-21-10-11 0-14 3-21 7-4 3-8 7-11 17 0 4-4 14-4 28 0 18 4 29 11 40 4 7 11 11 25 11 10 0 17-4 21-11 7-7 7-22 7-43zM2636 113c0 21-3 36-7 43-7 7-14 11-24 11-14 0-25-4-29-11-7-7-10-22-10-40 0-14 3-24 7-31 0-7 7-14 11-18 3-3 10-7 21-7 10 0 17 7 24 14 4 7 7 21 7 39zM2703 120c0 14 4 25 11 36 7 7 14 11 28 11 7 0 14-4 21-7 4-4 7-7 11-15l21 8c-7 21-28 35-53 35-21 0-35-7-46-21-10-11-17-29-17-54 0-21 7-39 17-49 11-15 25-18 43-18 42 0 60 21 60 70v4zM2703 116h96v4h-4v-4c0-45-17-70-56-70-18 0-32 7-43 18-10 10-14 28-14 49 0 25 4 43 14 54 11 10 25 17 46 17 25 0 43-10 53-31l-21-4h4c-4 4-8 11-15 14-3 4-14 4-21 4-14 0-24-4-28-11-7-7-11-22-11-36zM2774 102c0-14-4-24-11-28-3-7-14-10-24-10-11 0-18 3-25 10s-7 18-7 28h-4zM2774 102h-71c0-14 4-21 11-28 7-10 14-14 25-14 10 0 21 4 28 11 3 7 7 17 11 31zM2827 181v-100c0-10 0-21 0-32v-3h21v3c0 15 0 25 0 25 4-10 7-18 11-21 7-7 14-7 21-7 3 0 7 0 10 0v21 4l-3-4c0 0-4 0-11 0s-14 4-17 11c-7 10-7 21-7 35v68 3h-4-21zM2827 181h21v-68c0-18 4-28 7-35 7-7 14-14 21-14s11 3 14 3h-3v-21h3l-3 3c0-3-4-3-7-3-7 0-14 3-18 7-3 3-7 11-14 21v4-4c0 0 0-10 0-25h-21c0 11 0 22 0 32zM2961 181c-7 3-14 3-25 3-17 0-24-10-24-31v-89 3h-15-3v-3-15-3h3 15v3l7-31h14v31-3h24 4v3 15 3h-4-24v-3 85c0 7 3 11 3 11 4 3 7 3 11 3 3 0 7 0 14 0zM2957 181v-18h4v4c-7 0-11 0-14 0-7 0-11 0-11-4-3-3-3-7-3-14v-85h24v-15h-24v-31 3h-14v-3l3 3-7 28h-3-15v15h15v89c0 21 10 31 24 31 11 0 18-3 25-3zM2986 234c-7 0-11 0-14 0h-4v-18h4c3 0 7 0 10 0 14 0 21-10 32-28v-7l-53-132v-3h4 21 3v3l25 71c0 4 3 4 3 7 0 0 4 7 4 14 3 12 7 15 7 15h-4l11-22 28-85v-3h25v3l-49 132c-7 18-11 28-18 35-4 4-11 11-14 14-7 4-14 4-21 4zM2986 234c7 0 14-4 17-7 7-4 11-7 18-14 3-7 7-18 14-32l49-132h4-25l-28 85-7 22-4 7v-7c0 0 0-3-3-15-4-7-7-14-7-14 0-3 0-3 0-7l-28-71h-21l52 132-3 7c-7 21-18 32-32 32-3 0-7 0-10-4v18-4c3 4 7 4 14 4zM3134 156v21c0 7 0 15 0 22-4 7-4 10-7 17h-4-14v-3c7-11 11-21 11-32h3v3h-14v-3-25zM3134 156h-25 4v25h-4 14c0 11-3 25-14 35v-3h14v3-3c4-4 7-11 7-14 4-7 4-15 4-22zM3109 74v-25-3h25v3 25zM3109 74h25v-25h-25 4v25zM3243 21v-21h21 4v21h-4zM3243 21h21v-21h-21 4v21zM3243 181v-132-3h21 4v3 132 3h-4-21zM3243 181h21v-132h-21 4v132zM3349 181c-7 3-14 3-21 3-18 0-28-10-28-31v-89h3v3h-17v-3-15-3h17v3h-3l7-31h3 14v31-3h25v3 15 3h-25v-3 85c0 7 0 11 4 11 0 3 3 3 10 3 4 0 8 0 11 0h4v18zM3349 181v-18 4c-3 0-7 0-11 0-7 0-10 0-14-4 0-3-3-7-3-14v-85h3 25-3v-15h3-25-3v-31h3v3h-14v-3 3l-7 28h-17 3v15h-3 17v89c0 21 7 31 25 31 7 0 14-3 21-3zM3455 113c0 18 3 32 10 40 4 7 15 14 25 14 7 0 14-4 18-7 3-4 7-11 10-19v-3l22 3h3c-3 15-7 26-18 33-10 7-21 14-35 14-21 0-35-7-42-21-11-11-18-29-18-54 0-21 7-39 18-49 7-15 21-18 42-18 14 0 25 3 32 10 10 8 18 18 21 29v3h-3-22-3c0-7-4-14-7-17-4-4-11-7-18-7-14 0-21 3-25 10-7 11-10 21-10 39zM3455 113c0-18 3-32 7-39 7-7 14-10 28-10 7 0 14 0 18 3 7 7 10 14 10 21v-3h22c-4-11-11-21-18-29-7-7-18-10-32-10-17 0-32 7-42 18-11 10-14 28-14 49 0 25 3 43 14 54 10 10 25 17 42 17 14 0 25-3 32-10 10-11 14-18 18-33h-22c0 8-3 15-10 19-4 7-11 7-18 7-14 0-21-4-28-11-4-11-7-25-7-43zM3596 188c-11 0-21-7-28-14s-11-18-11-29c0-14 4-25 14-32 7-11 25-14 43-14h31-3v-7c0-11 0-18-7-21-4-4-11-7-18-7-10 0-17 3-21 3-4 4-7 11-7 18h-4l-21-4c4-25 21-35 53-35 18 0 28 3 39 10 7 8 11 18 11 36v57c0 7 3 11 3 14 0 4 4 4 7 4 4 0 7 0 7 0h4v14c-7 3-11 3-18 3-11 0-14-3-21-7-4-3-4-10-7-21h3c-7 11-10 18-21 25-7 3-14 7-28 7zM3596 184c14 0 21-3 28-7 7-3 14-10 18-21h3c0 11 4 18 7 21 4 4 11 4 18 4 4 0 11 0 14 0h4-4v-14h4c-4 0-7 3-11 3-3 0-7-3-7-7-3-3-3-7-3-14v-57c0-14-4-25-15-32-7-11-21-14-35-14-32 0-49 14-53 35h21v4c0-7 4-14 7-18 8-3 15-7 25-7 11 0 18 4 21 7 4 7 7 14 7 25v7 3h-31v-3 3c-18 0-32 4-43 11-7 7-10 18-10 32 0 11 3 22 7 29 7 7 17 10 28 10zM3603 167c7 0 14-4 21-7 7-4 11-7 14-15 4-4 4-11 4-18v-11h3-24c-11 0-18 4-25 4-4 4-7 4-11 7-3 7-3 11-3 18 0 8 0 11 7 15 0 3 7 7 14 7zM3603 167c-7 0-14 0-18-4-3-3-7-10-7-18 0-7 4-14 4-18 3-3 7-7 14-11 7 0 14-3 25-3v3-3h24v3 11c0 7-3 14-3 22-7 7-11 11-18 14-7 4-14 4-21 4zM3786 181v-86c0-7 0-14-3-17 0-4-4-7-7-11-4 0-7-3-14-3-11 0-18 3-25 10s-10 18-10 32v75 3h-22-3v-3-103c0-18 0-25 0-29v-3h21 4v3 4 3c0 4 0 8 0 15h-4c7-11 14-18 21-22 7-3 14-3 25-3 14 0 25 3 32 10 7 8 10 18 10 36v89 3h-25zM3786 181h25-3v-89c0-14-4-28-11-36-3-7-14-10-28-10-11 0-18 3-25 7-7 3-14 11-17 18v3h-4v-3c0-7 0-11 0-11 0-4 0-7 0-7 0-4 0-4 0-4h-21 3c0 4 0 11 0 29v103h22v-75c0-14 3-25 7-32 7-7 17-14 28-14 7 0 10 4 14 7 7 0 7 4 10 11 4 3 4 10 4 17v86zM3861 64h-18l-4-57h25zM3857 64l4-57h3v4h-25v-4l4 57v-4h18v4zM3942 181c-7 3-14 3-21 3-18 0-29-10-29-31v-89 3h-14v-3-15-3h18v3h-4l7-31h18v31-3h21 4v3 15 3h-4-21v-3 85c0 7 0 11 4 11 0 3 3 3 10 3 0 0 7 0 11 0h3v18zM3942 181v-18 4c-4 0-11 0-11 0-7 0-10 0-14-4 0-3-4-7-4-14v-85h4 21v-15h-21-4v-31h4v3h-18v-3l4 3-7 28h-18v15h14 4v89c0 21 7 31 25 31 7 0 14-3 21-3zM4143 113c0 47-14 75-50 75-10 0-17-4-24-7-7-4-11-11-18-21h4v3-3c0 3 0 7 0 14 0 3 0 7-4 7v3h-21v-3c0-4 0-14 0-25v-156h25v53c0 3 0 11 0 18h-4v-4h4v4h-4c7-11 11-18 18-22 7-3 14-3 24-3 18 0 32 3 39 18 7 10 11 28 11 49zM4143 113c0-21-4-39-11-49-10-11-21-18-39-18-10 0-17 3-21 7-7 3-14 7-17 18h-4c0-7 0-15 0-18v-53h4-25 3v156c0 11 0 21-3 25h21c0 0 0-4 0-7 0-7 0-11 0-14h4c3 7 10 14 17 17 4 4 11 7 21 7 32 0 50-24 50-71zM4118 113c0-18 0-28-7-39-3-7-11-10-21-10-14 0-21 3-28 14-4 7-7 21-7 38 0 18 3 29 7 40 7 7 14 11 28 11 10 0 18-4 21-11 7-11 7-22 7-43zM4122 113c0 21-4 36-7 43-7 7-15 11-25 11-14 0-25-4-28-11-7-7-11-22-11-40 0-17 4-31 11-42 3-7 14-14 28-14 10 0 18 7 25 14 3 7 7 21 7 39zM4189 120c0 14 3 25 10 36 4 7 14 11 25 11s18-4 25-7c3-4 7-7 10-15l21 8c-10 21-28 35-56 35-18 0-35-7-46-21-11-11-14-29-14-54 0-21 3-39 14-49 11-15 25-18 46-18 39 0 60 21 60 70v4zM4189 116h95v4h-4v-4c0-45-17-70-56-70-18 0-32 7-42 18-11 10-15 28-15 49 0 25 4 43 15 54 10 10 24 17 42 17 28 0 46-10 53-31l-18-4c0 4-3 11-10 14-7 4-14 4-25 4s-21-4-28-11c-4-7-11-22-11-36v-4zM4259 102c0-14-7-24-10-28-7-7-14-10-25-10s-18 3-25 10-7 18-10 28zM4259 102h-70c0-14 3-21 10-28 4-10 14-14 25-14s21 4 25 11c7 7 10 17 10 31zM4379 181v-100c0-10 0-21 0-32v-3h21 4v3c0 15 0 25 0 25h-4c4-10 11-18 14-21 4-7 11-7 22-7 3 0 3 0 7 0h3v21 4l-3-4c-4 0-7 0-11 0-11 0-14 4-21 11-4 10-7 21-7 35v68 3h-21-4zM4383 181h21v-68c0-18 0-28 7-35 3-7 10-14 21-14 4 0 7 3 11 3v-21 3c-4-3-4-3-7-3-11 0-15 3-18 7-7 3-11 11-14 21v4h-4v-4c0 0 0-10 0-25h-21 4c0 11 0 22 0 32zM4481 120c0 14 4 25 11 36 4 7 14 11 25 11 10 0 17-4 21-7 7-4 10-7 14-15l21 8c-7 21-28 35-56 35-18 0-36-7-46-21-11-11-14-29-14-54 0-21 3-39 14-49 10-15 28-18 46-18 39 0 60 21 60 70v4h-4zM4481 116h92v4-4c0-45-17-70-56-70-18 0-32 7-43 18-10 10-17 28-17 49 0 25 7 43 17 54 11 10 25 17 43 17 28 0 46-10 53-31h3-3l-18-4c0 4-7 11-11 14-7 4-14 4-24 4-11 0-21-4-28-11-8-7-11-22-11-36v-4zM4552 102c-4-14-7-24-11-28-7-7-14-10-24-10-11 0-18 3-25 10s-11 18-11 28zM4552 102h-71-3c0-14 7-21 11-28 7-10 17-14 28-14 10 0 21 4 24 11 7 7 11 17 11 31zM4718 113c0 47-18 75-53 75-18 0-32-11-39-28v3-3c0 0 0 7 0 21v53h-21-4v-160c0-14 0-21 0-25v-3h25v3 4c0 0 0 3 0 7 0 7 0 7 0 11v-4 4c4-11 7-18 14-22 7-3 14-3 25-3 18 0 32 3 39 14 7 14 14 32 14 53zM4714 113c0-21-3-39-10-49-11-11-21-18-39-18-7 0-18 3-25 7-3 3-10 11-14 18 0-4-3-4-3-11 0-4 0-7 0-7 0-4 0-4 0-4h3-25 4c0 4 0 11 0 25v160h21v-53c0-14 0-21-3-21h3c7 17 21 24 39 24 35 0 49-24 49-71zM4690 113c0-18 0-28-7-39-4-7-11-10-22-10-10 0-14 3-21 7-3 3-7 7-10 17 0 4-4 14-4 28 0 18 4 29 7 40 7 7 14 11 28 11 11 0 18-4 22-11 7-7 7-22 7-43zM4693 113c0 21-3 36-7 43-7 7-14 11-25 11-14 0-21-4-28-11s-7-22-7-40c0-14 0-24 4-31 0-7 3-14 10-18 4-3 11-7 21-7 11 0 18 7 25 14 4 7 7 21 7 39zM4743 181v-100c0-10 0-21 0-32v-3h21 3v3c0 15 0 25 0 25h-3 3-3c3-10 7-18 14-21 3-7 10-7 17-7 4 0 7 0 11 0v21 4-4c-4 0-7 0-14 0s-14 4-18 11c-3 10-7 21-7 35v68 3h-24zM4743 181h24-3v-68c0-18 3-28 10-35 4-7 11-14 18-14s10 3 14 3v-21 3c-4-3-7-3-11-3-7 0-14 3-17 7-4 3-7 11-11 21v4h-3v-4c0 0 0-10 0-25h-21 3c0 11 0 22 0 32v100zM4940 113c0 25-7 43-18 54-10 14-24 21-42 21-21 0-35-7-46-21-10-11-14-29-14-54 0-46 18-67 60-67 21 0 35 3 46 14 7 14 14 32 14 53zM4937 113c0-21-4-39-15-49-10-11-24-18-42-18-42 0-60 25-60 67 0 25 7 40 14 54 11 10 25 17 46 17 18 0 32-7 42-17 11-11 15-29 15-54zM4912 113c0-18 0-28-7-39-4-7-14-10-25-10-14 0-21 3-28 10-7 11-7 21-7 39s0 32 7 40c7 10 14 14 25 14 14 0 24-4 28-11 7-11 7-22 7-43zM4915 113c0 21-3 36-7 43-7 7-17 11-31 11-11 0-22-4-25-11-7-11-11-25-11-43s4-32 11-39c3-7 14-14 28-14s21 7 28 14c4 7 7 21 7 39zM5049 160c-3 10-10 17-17 21-4 3-14 7-25 7-14 0-28-7-35-21-11-11-14-29-14-51 0-49 17-70 49-70 11 0 21 0 25 3 7 4 14 11 17 18v4l-3-18v-53h3 22 3v156c0 11 0 21 0 25v3h-3-22v-3c0 0 0-4 0-7 0-7 0-11 0-14zM5049 160c0 3 4 7 4 14 0 3 0 7 0 7h-4 22c0-4 0-14 0-25v-156h-22v53 14 4c-3-11-10-15-17-18-4-4-14-7-25-7-32 0-46 25-46 70 0 22 4 40 11 51 7 10 21 17 35 17 11 0 18-3 25-7 7-3 14-10 17-17zM4982 113c0 21 4 32 7 43 8 7 15 11 25 11 11 0 21-7 25-14 7-8 7-22 7-40s0-28-7-39c-4-7-14-10-25-10-10 0-17 3-21 10-7 11-11 21-11 39zM4982 113c0-18 0-32 7-39 4-7 15-14 25-14 14 0 21 7 28 14 4 7 7 21 7 39s-3 32-7 43c-7 7-14 11-28 11-10 0-21-4-25-11-7-7-7-22-7-43zM5127 49v85c0 7 4 15 4 19 3 3 3 7 7 10 3 0 10 4 17 4 11 0 18-4 25-11 3-7 7-18 7-32v-75-3h25v3 104c0 14 0 24 0 28v3h-21v-3c0-4-4-7-4-7 0-4 0-7 0-14h4c-4 7-11 17-18 21-7 3-14 7-25 7-14 0-28-7-35-14s-11-18-11-36v-89-3h4 21zM5127 49h-21v89c0 15 3 29 10 36 8 7 18 10 32 10 7 0 18-3 25-7 3-3 10-10 14-17v-4h4v4c0 7 0 10 0 14 0 0 0 3 0 7h21c-4 0-4-14-4-28v-104h4-25 4v75c0 14-4 25-11 32s-14 11-25 11c-7 0-14 0-17-4-4 0-7-3-11-10 0-4 0-12 0-19zM5265 113c0 18 3 32 7 40 7 7 14 14 24 14 7 0 14-4 18-7 7-4 7-11 11-19v-3l21 3h3c-3 15-7 26-17 33-11 7-22 14-36 14-17 0-31-7-42-21-11-11-14-29-14-54 0-21 3-39 14-49 11-15 25-18 42-18 14 0 25 3 36 10 7 8 14 18 14 29l3 3h-3-21-4c0-7-3-14-7-17-4-4-11-7-18-7-10 0-21 3-24 10-4 11-7 21-7 39zM5261 113c0-18 4-32 7-39 7-7 14-10 28-10 7 0 14 0 22 3 3 7 7 14 7 21v-3h21c-4-11-7-21-18-29-7-7-18-10-32-10-17 0-31 7-42 18-7 10-14 28-14 49 0 25 7 43 14 54 11 10 25 17 42 17 14 0 25-3 36-10 7-11 14-18 14-33h-21 3c-3 8-7 15-10 19-8 7-15 7-22 7-10 0-21-4-28-11-3-11-7-25-7-43zM5388 120c0 14 4 25 11 36 7 7 14 11 24 11 11 0 18-4 25-7 4-4 7-7 11-15l21 8c-7 21-28 35-57 35-17 0-35-7-45-21-11-11-15-29-15-54 0-21 4-39 15-49 10-15 28-18 45-18 39 0 60 21 60 70v4h-3zM5388 116h92v4-4c0-45-18-70-57-70-17 0-31 7-42 18-11 10-14 28-14 49 0 25 3 43 14 54 11 10 25 17 42 17 29 0 46-10 53-31h4-4l-17-4h3c-3 4-7 11-14 14-7 4-14 4-25 4-10 0-21-4-28-11s-7-22-7-36zM5459 102c-4-14-4-24-11-28-7-7-14-10-25-10-10 0-17 3-24 10s-11 18-11 28zM5459 102h-71c0-14 4-21 7-28 7-10 18-14 28-14 11 0 22 4 25 11 7 7 11 17 14 31zM5596 160c-7 10-10 17-17 21-7 3-18 7-25 7-18 0-32-7-39-21-7-11-10-29-10-51 0-49 14-70 49-70 10 0 18 0 25 3 7 4 10 11 17 18l-3 4v-18-53h3 18 3v156c0 11 0 21 0 25v3h-21v-3c0 0-3-4-3-7 0-7 0-11 0-14zM5596 160c0 3 0 7 0 14 0 3 0 7 0 7h21-3c0-4 0-14 0-25v-156h-18v53 14 4h-3c-4-11-11-15-14-18-7-4-18-7-25-7-32 0-49 25-49 70 0 22 3 40 14 51 7 10 17 17 35 17 7 0 18-3 25-7 3-3 10-10 14-17zM5529 113c0 21 0 32 7 43 4 7 11 11 21 11 15 0 22-7 29-14 3-8 7-22 7-40s-4-28-7-39c-7-7-14-10-29-10-10 0-17 3-21 10-3 11-7 21-7 39zM5526 113c0-18 3-32 7-39 7-7 14-14 24-14 15 0 25 7 29 14 7 7 10 21 10 39s-3 32-10 43c-4 7-14 11-29 11-10 0-17-4-24-11-4-7-7-22-7-43zM5833 113c0 25-4 43-15 54-10 14-24 21-45 21-18 0-36-7-46-21-7-11-14-29-14-54 0-46 21-67 60-67 21 0 35 3 45 14 11 14 15 32 15 53zM5829 113c0-21-3-39-14-49-7-11-21-18-42-18-39 0-57 25-57 67 0 25 4 40 14 54 11 10 25 17 43 17 17 0 35-7 42-17 11-11 14-29 14-54zM5808 113c0-18-4-28-7-39-7-7-14-10-28-10-11 0-22 3-25 10-7 11-11 21-11 39s4 32 11 40c3 10 14 14 25 14 14 0 21-4 28-11 3-11 7-22 7-43zM5811 113c0 21-3 36-10 43s-14 11-28 11c-11 0-22-4-29-11-7-11-7-25-7-43s0-32 7-39 18-14 29-14c14 0 24 7 28 14 7 7 10 21 10 39zM5861 181v-100c0-10 0-21 0-32l-4-3h4 21v3c0 15 0 25 0 25 4-10 7-18 11-21 7-7 14-7 21-7 3 0 7 0 10 0v21 4l-3-4c0 0-4 0-11 0s-14 4-17 11c-7 10-7 21-7 35v68 3h-4-21zM5861 181h21v-68c0-18 4-28 7-35 7-7 14-14 21-14s11 3 14 3h-3v-21 3c0-3-4-3-7-3-7 0-14 3-18 7-7 3-7 11-14 21v4-4c0 0 0-10-4-25h4-21c0 11 0 22 0 32zM6030 113c0 18 4 32 7 40 7 7 14 14 25 14 7 0 14-4 21-7 4-4 7-11 7-19v-3h4l21 3c0 15-7 26-14 33-11 7-25 14-39 14-18 0-32-7-42-21-11-11-15-29-15-54 0-21 4-39 15-49 10-15 24-18 42-18 14 0 28 3 35 10 11 8 14 18 18 29v3h-25c0-7-3-14-7-17-7-4-11-7-21-7-11 0-18 3-25 10-3 11-7 21-7 39zM6030 113c0-18 0-32 7-39 4-7 14-10 25-10 10 0 18 0 21 3 7 7 7 14 11 21h-4v-3h25-4c0-11-7-21-14-29-10-7-21-10-35-10-18 0-32 7-39 18-10 10-14 28-14 49 0 25 4 43 14 54 7 10 21 17 39 17 14 0 28-3 35-10 11-11 14-18 18-33h-21c0 8-4 15-11 19-7 7-14 7-21 7-11 0-18-4-25-11-7-11-7-25-7-43zM6249 113c0 25-4 43-14 54-11 14-25 21-46 21-18 0-32-7-42-21-11-11-18-29-18-54 0-46 21-67 60-67 21 0 39 3 46 14 10 14 14 32 14 53zM6249 113c0-21-7-39-14-49-11-11-25-18-46-18-39 0-57 25-57 67 0 25 4 40 15 54 10 10 24 17 42 17 21 0 35-7 46-17 7-11 14-29 14-54zM6224 113c0-18 0-28-7-39-3-7-14-10-25-10-14 0-21 3-28 10-7 11-7 21-7 39s0 32 7 40c7 10 14 14 25 14 14 0 21-4 28-11 7-11 7-22 7-43zM6228 113c0 21-4 36-7 43-7 7-18 11-32 11-11 0-21-4-25-11-7-11-10-25-10-43s3-32 10-39c4-7 14-14 28-14 11 0 22 7 29 14 3 7 7 21 7 39zM6355 181v-86c0-10-4-21-7-24-4-4-7-7-18-7-7 0-14 3-21 10-4 7-7 18-7 32v75 3h-25v-3-103c0-18 0-25 0-29v-3h21v3 4l4 3c0 4 0 8 0 15h-4c4-11 11-18 18-22 7-3 14-3 21-3 11 0 21 0 25 3 7 7 10 11 14 22h-4c4-11 11-18 18-22 7-3 14-3 25-3 14 0 24 3 28 10 7 8 10 18 10 36v89 3h-24v-3-86c0-10 0-21-4-24-3-4-10-7-17-7-11 0-18 3-22 10-7 7-10 18-10 32v75 3h-21zM6355 181h21v-75c0-14 0-25 7-32s14-14 25-14c10 0 14 4 17 11 4 3 7 14 7 24v86h-3 24-3v-89c0-14 0-28-7-36-7-7-14-10-28-10-11 0-18 3-25 7-4 3-11 11-14 18v3h-4v-3c-3-7-7-15-10-18-7-4-14-7-25-7-7 0-14 3-21 7-7 3-11 11-14 18v3h-4v-3c0-7 0-11 0-11 0-4 0-7 0-7 0-4 0-4 0-4h-21c4 4 4 11 4 29v103h-4 25-4v-75c0-14 4-25 11-32 3-7 10-14 21-14s18 4 21 11c4 3 4 14 4 24zM6559 181v-86c0-10 0-21-3-24-4-4-11-7-18-7-10 0-14 3-21 10s-7 18-7 32v75 3h-4-21v-3-103c0-18 0-25 0-29v-3h21v3 4 3c0 4 0 8 0 15 4-11 11-18 18-22 4-3 14-3 21-3 11 0 18 0 25 3 7 7 10 11 14 22h-4c4-11 11-18 18-22 7-3 14-3 25-3 14 0 21 3 28 10 7 8 11 18 11 36v89 3h-25v-3-86c0-10 0-21-4-24-3-4-10-7-17-7-11 0-18 3-25 10-3 7-7 18-7 32v75 3h-21-4zM6563 181h21v-75c0-14 0-25 7-32s14-14 25-14c7 0 14 4 17 11 4 3 7 14 7 24v86h-3 25-4v-89c0-14-3-28-7-36-7-7-14-10-28-10-11 0-18 3-25 7-7 3-10 11-14 18v3h-4v-3c-3-7-7-15-10-18-7-4-14-7-25-7-7 0-14 3-21 7-7 3-11 11-14 18l-4 3v-3c0-7 0-11 0-11-3-4-3-7-3-7 0-4 0-4 0-4h3-21c0 4 0 11 0 29v103h21v-75c0-14 4-25 7-32 8-7 15-14 25-14 11 0 18 4 18 11 7 3 7 14 7 24zM6715 49v85c0 7 3 15 3 19 0 3 4 7 7 10 4 0 11 4 18 4s17-4 21-11c7-7 11-18 11-32v-75-3h24v3 104c0 14 0 24 0 28v3h-21v-3h-3c0-4 0-7 0-7 0-4 0-7 0-14h3c-7 7-11 17-18 21-7 3-17 7-28 7-14 0-25-7-32-14s-10-18-10-36v-89-3h3 22zM6715 49h-22v89c0 15 4 29 11 36s14 10 28 10c11 0 18-3 25-7 7-3 14-10 18-17v-4h3v4c0 7 0 10 0 14 0 0 0 3 0 7h21-3c0 0 0-14 0-28v-104h3-24 3v75c0 14-3 25-11 32-7 7-14 11-24 11-11 0-14 0-18-4-3 0-7-3-10-10 0-4-4-12-4-19v-85zM6916 181v-86c0-7 0-14-4-17 0-4-3-7-7-11-3 0-7-3-14-3-14 0-21 3-25 10-7 7-10 18-10 32v75 3h-22-3v-3-103c0-18 0-25 0-29v-3h21 4v3 4 3c0 4 0 8 0 15h-4c7-11 14-18 18-22 7-3 17-3 28-3 14 0 25 3 32 10 7 8 10 18 10 36v89 3h-3-21zM6916 181h21v-89c0-14-4-28-11-36-3-7-14-10-28-10-11 0-18 3-25 7-7 3-14 11-17 18v3h-4v-3c0-7 0-11 0-11 0-4 0-7 0-7 0-4 0-4 0-4h-21 3c0 4 0 11 0 29v103h22-4v-75c0-14 4-25 11-32s14-14 28-14c7 0 11 4 14 7 7 0 7 4 11 11 0 3 3 10 3 17v86zM6972 21v-21h21 4v21h-4zM6972 21h21v-21h-21zM6972 181v-132-3h21 4v3 132 3h-4-21zM6972 181h21v-132h-21zM7046 113c0 18 4 32 7 40 7 7 14 14 25 14 7 0 14-4 18-7 7-4 10-11 10-19v-3l25 3c-4 15-7 26-18 33-7 7-21 14-35 14-18 0-32-7-42-21-11-11-15-29-15-54 0-21 4-39 15-49 10-15 24-18 42-18 14 0 25 3 35 10 7 8 14 18 18 29v3h-4-21c-3-7-7-14-10-17-4-4-11-7-18-7-14 0-18 3-25 10-7 11-7 21-7 39zM7043 113c0-18 3-32 7-39 7-7 14-10 28-10 7 0 14 0 21 3 4 7 7 14 7 21v-3h21c-3-11-7-21-17-29-7-7-18-10-32-10-18 0-32 7-42 18-7 10-15 28-15 49 0 25 8 43 15 54 10 10 24 17 42 17 14 0 25-3 35-10 7-11 14-18 14-33h4-4-21 4c-4 8-7 15-11 19-7 7-14 7-21 7-11 0-21-4-25-11-7-11-10-25-10-43zM7187 188c-14 0-24-7-31-14-8-7-11-18-11-29 0-14 3-25 14-32 11-11 25-14 46-14h28v-7c0-11-3-18-7-21-7-4-11-7-21-7-11 0-18 3-21 3-4 4-7 11-7 18h-4l-21-4c4-25 21-35 53-35 18 0 28 3 39 10 7 8 14 18 14 36v57c0 7 0 11 0 14 3 4 3 4 10 4 0 0 4 0 7 0v14c-7 3-10 3-17 3s-14-3-18-7c-3-3-7-10-7-21-3 11-10 18-21 25-7 3-14 7-25 7zM7187 184c11 0 18-3 25-7 7-3 14-10 21-21 4 11 4 18 7 21 4 4 11 4 18 4s10 0 17 0h-3v-14h3c-3 0-7 3-7 3-7 0-10-3-10-7-4-3-4-7-4-14v-57c0-14-3-25-14-32-7-11-17-14-35-14-32 0-49 14-53 35h25v4h-4c0-7 4-14 11-18 3-3 10-7 21-7 10 0 18 4 21 7 7 7 7 14 7 25v7 3h-28v-3 3c-21 0-35 4-46 11-7 7-11 18-11 32 0 11 4 22 11 29 4 7 14 10 28 10zM7191 167c7 0 14-4 21-7 7-4 11-7 14-15 4-4 7-11 7-18v-11h-25c-10 0-17 4-21 4-7 4-10 4-14 7 0 7-3 11-3 18 0 8 3 11 7 15 3 3 7 7 14 7zM7191 167c-7 0-14 0-18-4-3-3-7-10-7-18 0-7 4-14 7-18 4-3 7-7 11-11 7 0 14-3 24-3v3-3h25v3 11c0 7 0 14-3 22-4 7-11 11-18 14-7 4-14 4-21 4zM7342 181c-7 3-14 3-21 3-17 0-28-10-28-31v-89 3h-14v-3-15-3h18v3h-4l7-31h18v31-3h21 3v3 15 3h-3-21v-3 85c0 7 0 11 3 11 0 3 4 3 11 3 0 0 7 0 10 0h4v18zM7342 181v-18 4c-3 0-10 0-10 0-7 0-11 0-14-4 0-3-4-7-4-14v-85h4 21v-15h-21-4v-31h4v3h-18v-3l4 3-7 28h-18v15h14 4v89c0 21 7 31 24 31 7 0 14-3 21-3zM7381 120c0 14 4 25 7 36 7 7 18 11 29 11 10 0 17-4 21-7 7-4 10-7 10-15h4l17 8h4c-11 21-28 35-56 35-22 0-36-7-46-21-11-11-18-29-18-54 0-21 7-39 18-49 10-15 24-18 46-18 38 0 56 21 56 70v4h-95zM7378 116h95v4-4c0-45-21-70-56-70-22 0-36 7-43 18-10 10-17 28-17 49 0 25 7 43 17 54 7 10 21 17 43 17 28 0 42-10 52-31l-17-4c-4 4-7 11-11 14-7 4-14 4-24 4-15 0-22-4-29-11s-10-22-10-36zM7448 102c0-14-3-24-7-28-7-7-14-10-28-10-7 0-18 3-21 10-7 7-11 18-11 28h-3 74zM7452 102h-74c0-14 3-21 10-28 7-10 14-14 25-14 14 0 21 4 28 11s11 17 11 31zM7586 160c-4 10-11 17-14 21-7 3-18 7-28 7-18 0-29-7-39-21-7-11-11-29-11-51 0-49 18-70 50-70 10 0 21 0 28 3 3 4 10 11 14 18v4-18-53h21v156c0 11 4 21 4 25v3h-4-21v-3c0 0 0-4 0-7 0-7 0-11 0-14zM7586 160c0 3 0 7 0 14 3 3 3 7 3 7h-3 21c0-4 0-14 0-25v-156h-21v53 14 4c-7-11-11-15-18-18-7-4-14-7-24-7-32 0-46 25-46 70 0 22 3 40 10 51 7 10 21 17 36 17 10 0 17-3 24-7 7-3 11-10 18-17zM7519 113c0 21 3 32 7 43 7 7 14 11 25 11 10 0 21-7 24-14 7-8 11-22 11-40s-4-28-11-39c-3-7-14-10-24-10-11 0-18 3-25 10-4 11-7 21-7 39zM7519 113c0-18 0-32 7-39 3-7 14-14 25-14 10 0 21 7 28 14s7 21 7 39 0 32-7 43c-7 7-18 11-28 11-11 0-22-4-25-11-7-7-7-22-7-43zM7840 184h-25-3v-3l-25-93-4-21h4c0 4-4 7-4 14-3 7-10 43-24 100v3h-28v-3l-36-132v-3h21v3l25 89c0 3 0 11 4 25v-7-3l28-104v-3h25v3l24 89 4 25 3-18 25-96v-3h21 4v3l-39 132zM7836 181l39-132h-21 4l-25 96h-4 4l-7 18v4-4l-7-22h3-3l-21-92h-25 3l-28 107-3 7v7-7c-4-14-7-22-7-25l-22-89h-21l39 132h-3 28-4c18-61 25-93 25-100 3-7 3-10 3-14l4-7v7l4 21 24 93h25zM7889 21v-21h4 21v21h-21zM7893 21h21v-21h-21zM7889 181v-132-3h4 21v3 132 3h-21-4zM7893 181h21v-132h-21zM7999 181c-7 3-14 3-25 3-18 0-25-10-25-31v-89 3h-14-3v-3-15-3h3 14v3l7-31h14 4v31h-4v-3h25v3 15 3h-25v-3h4v85c0 7 0 11 0 11 3 3 7 3 11 3 3 0 7 0 14 0zM7995 181v-18h4v4c-7 0-11 0-14 0-4 0-11 0-11-4-4-3-4-7-4-14v-85h25v-15h-25v-31 3h-14v-3 3l-3 28h-4-14v15h14v89c0 21 11 31 25 31 11 0 18-3 25-3zM8037 71c4-11 11-15 18-18 7-7 14-7 25-7 14 0 28 3 35 10 7 8 11 18 11 36v89 3h-4-21v-3-86c0-7-4-14-4-17-3-4-3-7-7-11-3 0-10-3-17-3-11 0-18 3-25 10-3 7-7 18-7 28v79 3h-25v-3-181h25v46c0 7 0 10 0 14 0 7 0 11 0 11zM8037 74v-3c0 0 0-4 0-11 0-4 0-7 0-14v-46h4-25 4v181h-4 25-4v-79c0-10 4-21 11-28s14-14 25-14c7 0 14 4 17 7 4 0 7 4 11 7 0 7 0 14 0 21v86h21v-89c0-18-3-28-10-36-8-7-18-10-32-10-7 0-18 3-25 7-3 3-10 11-14 18v3zM8270 113c0 25-7 43-14 54-14 14-28 21-46 21-21 0-35-7-46-21-10-11-14-29-14-54 0-46 18-67 60-67 21 0 36 3 46 14 11 14 14 32 14 53zM8267 113c0-21-4-39-14-49-7-11-25-18-43-18-38 0-60 25-60 67 0 25 7 40 18 54 7 10 21 17 42 17 18 0 32-7 43-17 10-11 14-29 14-54zM8246 113c0-18-4-28-11-39-4-7-14-10-25-10-14 0-21 3-28 10-3 11-7 21-7 39s4 32 7 40c7 10 14 14 25 14 14 0 24-4 28-11 7-11 11-22 11-43zM8246 113c0 21-4 36-7 43-8 7-18 11-32 11-11 0-18-4-25-11-7-11-10-25-10-43s3-32 10-39 14-14 28-14 21 7 29 14c7 7 7 21 7 39zM8320 49v85c0 7 0 15 3 19 0 3 4 7 7 10 4 0 7 4 14 4 11 0 18-4 25-11s11-18 11-32v-75-3h21 3v3 104c0 14 0 24 0 28v3h-3-18-3v-3c0-4 0-7 0-7 0-4 0-7 0-14h3c-7 7-14 17-21 21-7 3-14 7-25 7-14 0-24-7-31-14s-11-18-11-36v-89-3h25zM8320 49h-25 4v89c0 15 3 29 10 36 4 7 14 10 28 10 11 0 18-3 25-7 7-3 14-10 18-17v-4h3v4c0 7 0 10 0 14 0 0 0 3 0 7h18c0 0 0-14 0-28v-104h-21 3v75c0 14-7 25-10 32-7 7-18 11-29 11-7 0-10 0-14-4-7 0-7-3-10-10 0-4-4-12-4-19v-85zM8489 181c-7 3-14 3-25 3-17 0-28-10-28-31v-89h4v3h-18v-3-15-3h18v3l7-31h14v31-3h24v3 15 3h-24v-3 85c0 7 3 11 3 11 4 3 7 3 11 3 3 0 7 0 14 0zM8485 181v-18h4v4c-7 0-11 0-14 0-7 0-11 0-11-4-3-3-3-7-3-14v-85h24v-15h-24v-31 3h-14v-3 3l-4 28h-3-18 4v15h-4 18v89c0 21 10 31 24 31 7 0 18-3 25-3zM8690 113c0 25-7 43-14 54-14 14-28 21-46 21-21 0-35-7-46-21-10-11-14-29-14-54 0-46 18-67 60-67 21 0 35 3 46 14 7 14 14 32 14 53zM8687 113c0-21-4-39-15-49-10-11-24-18-42-18-39 0-60 25-60 67 0 25 7 40 18 54 7 10 21 17 42 17 18 0 32-7 42-17 11-11 15-29 15-54zM8665 113c0-18-3-28-10-39-4-7-11-10-25-10s-21 3-28 10c-4 11-7 21-7 39s3 32 7 40c7 10 14 14 28 14 11 0 21-4 25-11 7-11 10-22 10-43zM8665 113c0 21-3 36-7 43-7 7-14 11-28 11s-25-4-28-11c-7-11-11-25-11-43s4-32 11-39 14-14 28-14 21 7 28 14c4 7 7 21 7 39zM8739 49v85c0 7 0 15 4 19 0 3 4 7 7 10 4 0 7 4 14 4 11 0 18-4 25-11s10-18 10-32v-75-3h22 3v3 104c0 14 0 24 0 28v3h-21-4v-3c0-4 0-7 0-7 0-4 0-7 0-14h4c-7 7-14 17-21 21-7 3-14 7-25 7-14 0-25-7-32-14s-10-18-10-36v-89-3h24zM8739 49h-24 3v89c0 15 4 29 11 36 3 7 14 10 28 10 11 0 18-3 25-7 7-3 14-10 17-17v-4h4v4c0 7 0 10 0 14 0 0 0 3 0 7h21-3c0 0 0-14 0-28v-104h-22v75c0 14-3 25-7 32-7 7-17 11-28 11-7 0-10 0-14-4-7 0-7-3-11-10-3-4-3-12-3-19v-85zM8856 181v-100c0-10 0-21 0-32v-3h21v3c4 15 4 25 4 25h-4c4-10 7-18 14-21 4-7 11-7 18-7 3 0 7 0 10 0v21 4-4c-3 0-7 0-10 0-11 0-18 4-21 11-4 10-7 21-7 35v68 3h-25zM8856 181h25-4v-68c0-18 4-28 7-35 7-7 14-14 25-14 3 0 7 3 10 3h-3v-21h3v3c-3-3-7-3-10-3-7 0-14 3-18 7-3 3-7 11-10 21v4h-4v-4c0 0 0-10 0-25h-21c3 11 3 22 3 32v100zM9135 184h-25v-3l-25-93-3-21h3c0 4-3 7-3 14-4 7-11 43-25 100v3h-4-24v-3l-39-132v-3h25v3l21 89c0 3 3 11 7 25h-4l4-7v-3l28-104v-3h25v3l21 89 7 25h-4l4-18 28-96v-3h21 4l-4 3-35 132v3zM9135 181l38-132h-21l-24 96-4 18v4l-4-4-3-22-25-92h4-25l-28 107v7 7l-4-7c-3-14-3-22-3-25l-25-89h4-25 3l36 132h24c15-61 25-93 25-100s4-10 4-14v-7l3 7 4 21h-4 4l21 93zM9188 181v-100c0-10 0-21 0-32v-3h21 3v3c0 15 0 25 0 25h-3c3-10 10-18 14-21 3-7 10-7 21-7 0 0 3 0 7 0v21 4-4c-4 0-7 0-11 0-10 0-17 4-21 11-3 10-7 21-7 35v68 3h-21-3zM9191 181h21v-68c0-18 0-28 7-35 4-7 11-14 21-14 4 0 7 3 11 3v-21 3c-4-3-7-3-7-3-11 0-14 3-21 7-4 3-7 11-11 21v4h-3v-4c0 0 0-10 0-25h-21 3c0 11 0 22 0 32zM9272 21v-21h21v21zM9272 21h21v-21h-21zM9272 181v-132-3h21v3 132 3h-21zM9272 181h21v-132h-21zM9378 181c-7 3-14 3-21 3-21 0-28-10-28-31v-89 3h-14-4v-3-15-3h4 14v3l7-31h14v31-3h24 4v3 15 3h-4-24v-3 85c0 7 3 11 3 11 4 3 7 3 11 3 3 0 7 0 14 0zM9378 181v-18 4c-7 0-11 0-14 0-4 0-7 0-11-4-3-3-3-7-3-14v-85h24v-15h-24v-31 3h-14v-3l3 3-7 28h-3-14v15h14v89c0 21 10 31 28 31 7 0 14-3 21-3zM9449 181c-7 3-18 3-25 3-18 0-25-10-25-31v-89 3h-14-3v-3-15-3h3 14v3l7-31h14v31-3h25v3 15 3h-25v-3 85c0 7 4 11 4 11 3 3 7 3 10 3 4 0 8 0 11 0h4zM9445 181v-18h4v4c-7 0-11 0-15 0-3 0-10 0-10-4-4-3-4-7-4-14v-85h25v-15h-25v-31 3h-14v-3 3l-7 28h-14v15h14v89c0 21 11 31 25 31 7 0 14-3 21-3h4zM9484 120c0 14 3 25 10 36 4 7 15 11 25 11 11 0 18-4 25-7 3-4 7-7 10-15l22 8c-7 21-29 35-57 35-18 0-35-7-46-21-7-11-14-29-14-54 0-21 7-39 14-49 11-15 28-18 46-18 39 0 60 21 60 70v4zM9484 116h95v4h-3v-4c0-45-18-70-57-70-18 0-32 7-42 18-11 10-14 28-14 49 0 25 3 43 14 54 10 10 24 17 42 17 28 0 46-10 53-31l-18-4c0 4-3 11-10 14-7 4-14 4-25 4-10 0-21-4-28-11s-7-22-7-36zM9554 102c-3-14-7-24-10-28-7-7-14-10-25-10-10 0-18 3-25 10s-10 18-10 28zM9554 102h-70c0-14 3-21 7-28 7-10 18-14 28-14 11 0 21 4 25 11 7 7 10 17 14 31zM9688 181v-86c0-7 0-14-3-17 0-4-4-7-7-11-4 0-7-3-14-3-11 0-18 3-25 10s-7 18-7 32v75 3h-4-21-3v-3-103c0-18 0-25 0-29v-3h3 18 3v3 4 3c0 4 0 8 0 15 4-11 11-18 18-22 7-3 14-3 25-3 14 0 25 3 32 10 7 8 10 18 10 36v89 3h-21-4zM9692 181h21v-89c0-14-7-28-10-36-7-7-18-10-32-10-11 0-18 3-25 7-7 3-10 11-18 18v3h-3v-3c0-7 0-11 0-11 0-4 0-7 0-7 0-4 0-4 0-4h-18c0 4 0 11 0 29v103h21v-75c0-14 4-25 11-32 4-7 14-14 25-14 7 0 14 4 17 7 4 0 7 4 7 11 4 3 4 10 4 17zM9833 113c0 18 4 32 11 40 3 7 10 14 21 14 7 0 14-4 21-7 4-4 7-11 7-19v-3h4l21 3c0 15-7 26-14 33-11 7-22 14-39 14-18 0-32-7-42-21-11-11-15-29-15-54 0-21 4-39 15-49 10-15 24-18 42-18 14 0 28 3 35 10 11 8 18 18 18 29v3h-25c0-7-3-14-7-17-7-4-11-7-21-7-11 0-18 3-25 10-3 11-7 21-7 39zM9833 113c0-18 0-32 7-39s14-10 25-10c10 0 17 0 21 3 7 7 7 14 11 21h-4v-3h25-4c0-11-7-21-14-29-10-7-21-10-35-10-18 0-28 7-39 18-11 10-14 28-14 49 0 25 3 43 14 54 11 10 21 17 39 17 14 0 28-3 35-10 11-11 14-18 18-33h-21c0 8-4 15-11 19-4 7-11 7-21 7-11 0-18-4-25-11-7-11-7-25-7-43zM10055 113c0 25-7 43-17 54-11 14-25 21-46 21-18 0-32-7-42-21-11-11-18-29-18-54 0-46 21-67 63-67 18 0 36 3 46 14 7 14 14 32 14 53zM10052 113c0-21-4-39-14-49-11-11-25-18-43-18-38 0-60 25-60 67 0 25 4 40 15 54 10 10 24 17 42 17 21 0 35-7 46-17 7-11 14-29 14-54zM10027 113c0-18 0-28-7-39-3-7-14-10-25-10-14 0-21 3-28 10-7 11-7 21-7 39s0 32 7 40c7 10 14 14 25 14 14 0 21-4 28-11 7-11 7-22 7-43zM10031 113c0 21-4 36-7 43-7 7-18 11-32 11-11 0-21-4-25-11-7-11-10-25-10-43s3-32 10-39c4-7 14-14 28-14 11 0 22 7 29 14 3 7 7 21 7 39zM10165 181v-86c0-7-4-14-4-17 0-4-3-7-7-11-3 0-10-3-18-3-10 0-17 3-24 10-4 7-7 18-7 32v75 3h-25v-3-103c0-18 0-25 0-29v-3h21v3c0 0 4 0 4 4v3c0 4 0 8 0 15h-4 4-4c7-11 11-18 18-22 7-3 17-3 28-3 14 0 25 3 32 10 7 8 10 18 10 36v89 3h-3-21zM10165 181h21v-89c0-14-4-28-11-36-7-7-14-10-28-10-11 0-21 3-25 7-7 3-14 11-17 18v3h-4v-3c0-7 0-11 0-11 0-4 0-7 0-7 0-4 0-4 0-4h-21 4c0 4 0 11 0 29v103h-4 25-4v-75c0-14 4-25 11-32s14-14 24-14c11 0 15 4 18 7 4 0 7 4 11 11 0 3 3 10 3 17v86zM10320 145c0 11-4 22-14 29-7 7-21 14-39 14s-28-4-39-11c-10-3-14-14-17-28l21-4c3 8 7 15 10 15 7 3 14 7 25 7s18-4 25-7c3-4 7-7 7-15 0-4-4-7-7-11-4-3-7-7-18-7l4-3-4 3-14-3v-4 4c-14-4-21-8-28-11-4-4-7-7-11-14-3-4-7-7-7-14 0-14 7-25 14-32 11-4 21-7 39-7 14 0 28 0 35 7 11 7 14 14 18 25v3h-21-4c0-7-3-10-7-14-7 0-14-3-21-3-11 0-18 3-21 3-4 4-7 7-7 14 0 4 0 7 3 7 0 4 4 4 7 7 4 4 11 4 25 7 11 4 21 7 25 7 7 4 10 7 14 11 0 4 3 7 7 11 0 3 0 7 0 14zM10320 145c0-4 0-11-4-14 0-4-3-7-7-11-3 0-7-4-10-7-4-4-14-7-25-7v-4 4c-14-4-21-7-25-7-3-4-7-7-10-7 0-4-4-7-4-11 0-7 4-10 11-14 3-3 10-7 21-7 7 0 18 4 21 7 7 4 11 7 11 14l17-3v3c-3-14-7-21-17-25-7-7-18-10-32-10-18 0-28 3-35 10-11 8-14 15-14 29 0 3 3 10 3 14 4 3 7 7 14 10 4 4 14 7 25 11l18 4c7 3 14 3 17 10 4 0 4 7 4 11 0 8 0 15-7 18-4 4-14 4-25 4s-21 0-25-4c-7-3-10-7-14-14l4-4v4l-21 4v-4h3c0 11 7 21 14 25 11 7 21 10 39 10s28-3 39-10c7-7 14-18 14-29zM10366 120c0 14 0 25 7 36 7 7 14 11 28 11 7 0 14-4 21-7 4-4 11-7 11-15l21 8c-7 21-25 35-53 35-21 0-35-7-46-21-10-11-17-29-17-54 0-21 7-39 17-49 11-15 25-18 43-18 42 0 60 21 60 70v4h-96zM10362 116h96v4h-4v-4c0-45-18-70-56-70-18 0-32 7-43 18-7 10-14 28-14 49 0 25 7 43 14 54 11 10 25 17 46 17 25 0 42-10 53-31l-21-4h3c-3 4-7 11-14 14-3 4-14 4-21 4-14 0-25-4-28-11-7-7-11-22-11-36zM10433 102c0-14-4-24-11-28-3-7-14-10-24-10-11 0-18 3-25 10-4 7-7 18-7 28h-4zM10433 102h-71c0-14 4-21 11-28 7-10 14-14 25-14 10 0 21 4 28 11 3 7 7 17 10 31zM10567 181v-86c0-7 0-14 0-17-4-4-4-7-7-11-7 0-11-3-18-3-10 0-17 3-25 10-3 7-7 18-7 32v75 3h-3-21v-3-103c0-18 0-25 0-29v-3h21v3 4 3c0 4 0 8 0 15 3-11 10-18 18-22 7-3 17-3 24-3 14 0 25 3 32 10 7 8 14 18 14 36v89 3h-3-22-3zM10570 181h22v-89c0-14-4-28-11-36-7-7-18-10-32-10-7 0-17 3-24 7-4 3-11 11-18 18v3-3c0-7 0-11 0-11 0-4 0-7 0-7 0-4 0-4 0-4h-21 3c0 4 0 11 0 29v103h-3 21v-75c0-14 3-25 10-32 4-7 15-14 25-14 7 0 14 4 18 7 3 0 7 4 7 11 3 3 3 10 3 17zM10676 181c-7 3-14 3-21 3-18 0-28-10-28-31v-89 3h-14v-3-15-3h14v3l7-31h18v31-3h24v3 15 3h-24v-3 85c0 7 0 11 3 11 0 3 4 3 11 3 0 0 3 0 10 0zM10676 181v-18 4c-3 0-7 0-10 0-7 0-11 0-14-4-4-3-4-7-4-14v-85h4 24-3v-15h3-24-4v-31h4v3h-18v-3l3 3-7 28h-3-14 3v15h-3 14 3v89c0 21 7 31 25 31 7 0 14-3 21-3zM10701 181v-25-3h25v3 25 3h-25zM10701 181h25v-25h-25 3v25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6.127cm" svg:height="0.519cm" svg:x="18.609cm" svg:y="15.458cm" svg:viewBox="0 0 6128 520" svg:d="M289 407l-113-167-120 167h-56l148-199-138-187h60l106 152 102-152h60l-134 184 145 202zM352 520v-35h325v35zM959 258c0 103-39 156-109 156-25 0-43-4-57-11-14-10-28-21-35-42 0 7-4 18-4 28 0 11 0 18 0 18h-49c4-7 4-28 4-60v-347h49v117c0 14 0 28-4 42h4c7-18 21-32 35-39 14-10 32-14 57-14 35 0 63 14 81 39s28 60 28 113zM906 261c0-42-7-74-17-91-11-18-29-25-53-25-29 0-46 7-60 28-14 18-18 49-18 92 0 39 4 67 18 85 10 18 31 29 60 29 24 0 42-11 53-29 10-18 17-50 17-89zM1054 272c0 32 7 60 22 78 14 18 35 29 63 29 21 0 39-4 49-14 15-11 22-18 29-33l42 11c-18 46-60 71-120 71-46 0-78-14-99-39-24-25-35-64-35-117 0-50 11-85 35-113 21-25 53-39 95-39 89 0 131 53 131 159v7zM1217 233c-4-32-11-53-25-70-14-15-32-22-57-22-24 0-42 11-56 25-14 18-21 39-21 67zM1330 407v-407h49v407zM1566 407c-18 3-32 7-50 7-38 0-59-25-59-67v-199h-32v-35h35l14-67h32v67h53v35h-53v187c0 15 3 26 7 30 3 7 14 10 25 10 7 0 14-3 28-3zM1566 520v-35h324v35zM2035 407c-18 3-35 7-49 7-39 0-60-25-60-67v-199h-36v-35h39l11-67h35v67h53v35h-53v187c0 15 0 26 7 30 4 7 14 10 25 10 7 0 14-3 28-3zM2116 272c0 32 7 60 21 78s36 29 60 29c22 0 39-4 53-14 11-11 21-18 25-33l42 11c-14 46-56 71-120 71-42 0-74-14-98-39-22-25-36-64-36-117 0-50 14-85 36-113 24-25 56-39 98-39 85 0 131 53 131 159v7zM2275 233c0-32-11-53-21-70-14-15-32-22-60-22-21 0-39 11-53 25-14 18-25 39-25 67zM2575 407v-188c0-18 0-32-4-46-3-10-10-18-17-21-11-7-22-7-39-7-25 0-42 7-57 25-14 14-17 35-17 67v170h-53v-234c0-32 0-53 0-60h46c0 0 3 0 3 7 0 4 0 7 0 11 0 7 0 17 0 32 11-22 25-36 39-43 14-10 35-14 56-14 32 0 57 7 71 25 14 14 21 42 21 81v195zM2922 325c0 29-11 50-32 68-18 14-50 21-89 21-36 0-64-7-85-18-21-14-32-31-39-57l42-11c4 19 15 30 29 37 10 10 28 10 53 10 24 0 46-3 57-10s18-18 18-37c0-10-4-21-14-28-7-7-22-10-40-18l-36-7c-28-7-49-17-59-21-11-10-22-17-29-28s-10-21-10-35c0-28 10-50 28-64 21-14 49-21 85-21s61 7 82 18c17 10 28 28 35 56l-46 4c0-11-7-21-21-29-11-7-29-10-50-10-22 0-39 3-50 10-10 4-14 18-14 29 0 10 0 14 7 21 4 7 11 10 18 14 10 3 28 11 56 18 26 3 47 10 58 17 10 4 21 11 24 18 7 7 14 14 18 25 4 7 4 17 4 28zM2985 50v-50h46v50zM2985 407v-294h46v294zM3359 258c0 53-14 92-35 117-25 25-57 39-99 39-46 0-78-14-99-39-21-28-32-64-32-117 0-99 43-152 131-152 46 0 78 14 102 39 18 25 32 60 32 113zM3306 258c0-39-7-71-18-88-14-18-35-29-63-29s-49 11-60 29c-14 21-21 49-21 88 0 42 7 70 21 89 11 21 32 32 60 32s49-11 60-29c14-22 21-50 21-92zM3606 407v-188c0-18-4-32-7-46-4-10-11-18-18-21-7-7-21-7-35-7-25 0-46 7-56 25-15 14-22 35-22 67v170h-49v-234c0-32 0-53 0-60h46v7c0 4 0 7 0 11 0 7 0 17 0 32 14-22 25-36 42-43 14-10 32-14 53-14 32 0 57 7 71 25 17 14 24 42 24 81v195zM3765 272c0 32 7 60 21 78s35 29 63 29c22 0 39-4 50-14 14-11 21-18 28-33l42 11c-17 46-60 71-120 71-46 0-77-14-102-39-21-25-32-64-32-117 0-50 11-85 32-113 25-25 56-39 99-39 88 0 130 53 130 159v7zM3927 233c-4-32-14-53-25-70-14-15-31-22-56-22s-43 11-57 25c-14 18-21 39-21 67zM4040 407v-227c0-21 0-42-4-67h50c0 32 0 53 0 60h3c7-28 14-42 25-53 11-10 25-14 42-14 7 0 14 0 21 4v42c-7 0-14 0-24 0-21 0-39 7-50 25-10 17-14 42-14 77v153zM4177 520v-35h325v35zM4534 50v-50h49v50zM4534 407v-294h49v294zM4848 407v-188c0-18-4-32-7-46-4-10-11-18-18-21-11-7-21-7-39-7-21 0-42 7-56 25-11 14-18 35-18 67v170h-49v-234c0-32 0-53-4-60h46c4 0 4 0 4 7 0 4 0 7 0 11 0 7 0 17 0 32 14-22 24-36 38-43 18-10 36-14 57-14 32 0 56 7 70 25 18 14 25 42 25 81v195zM5190 325c0 29-11 50-32 68-21 14-49 21-88 21-35 0-64-7-85-18-17-14-31-31-39-57l43-11c7 19 14 30 28 37 14 10 32 10 53 10 25 0 46-3 56-10 11-7 18-18 18-37 0-10-3-21-14-28-7-7-21-10-39-18l-35-7c-28-7-46-17-60-21-11-10-21-17-28-28-4-11-11-21-11-35 0-28 11-50 32-64 17-14 46-21 81-21s60 7 81 18c18 10 28 28 35 56l-45 4c-4-11-11-21-22-29-10-7-28-10-49-10s-35 3-46 10c-14 4-18 18-18 29 0 10 4 14 8 21 3 7 10 10 17 14 11 3 28 11 57 18 24 3 42 10 56 17 11 4 21 11 25 18 7 7 14 14 17 25 4 7 4 17 4 28zM5289 272c0 32 7 60 21 78s35 29 60 29c21 0 39-4 53-14 14-11 21-18 24-33l43 11c-14 46-57 71-120 71-43 0-74-14-99-39-21-25-35-64-35-117 0-50 14-85 35-113 25-25 56-39 99-39 88 0 130 53 130 159v7zM5447 233c0-32-10-53-21-70-14-15-31-22-56-22s-46 11-57 25c-14 18-21 39-24 67zM5564 407v-227c0-21 0-42-4-67h46c4 32 4 53 4 60 7-28 17-42 28-53 11-10 25-14 42-14 7 0 14 0 21 4v42c-7 0-17 0-28 0-17 0-35 7-46 25-10 17-14 42-14 77v153zM5860 407c-14 3-32 7-49 7-39 0-60-25-60-67v-199h-32v-35h35l14-67h32v67h57v35h-57v187c0 15 4 26 7 30 7 7 14 10 25 10 7 0 18-3 28-3zM6128 325c0 29-10 50-31 68-22 14-50 21-89 21-38 0-67-7-84-18-21-14-36-31-39-57l42-11c4 19 11 30 25 37 14 10 32 10 56 10 25 0 43-3 53-10 11-7 18-18 18-37 0-10-4-21-11-28s-21-10-38-18l-36-7c-28-7-49-17-60-21-14-10-21-17-28-28s-11-21-11-35c0-28 11-50 29-64 21-14 49-21 84-21 32 0 57 7 78 18 18 10 32 28 35 56l-42 4c-4-11-11-21-21-29-14-7-28-10-50-10-21 0-38 3-49 10-11 4-14 18-14 29 0 10 0 14 3 21 7 7 11 10 22 14 7 3 24 11 52 18 29 3 46 10 57 17 10 4 21 11 28 18s11 14 14 25c4 7 7 17 7 28z">
          <text:p/>
        </draw:path>
        <draw:path draw:style-name="gr3" draw:text-style-name="P3" draw:layer="layout" svg:width="6.135cm" svg:height="0.522cm" svg:x="18.605cm" svg:y="15.458cm" svg:viewBox="0 0 6136 523" svg:d="M293 409l-117-169h4l-116 169h-4-56-4v-3l148-201 4 3h-4l-134-183-3-7h3 60v3l106 152h-4l106-152v-3h60 4l-4 7-130 180h-4 4l141 201 3 3h-3zM293 402h60v4l-4 3-141-204h-3 3l131-184h3v4h-60v-4l4 4-106 148v7l-4-7-105-148 3-4v4h-60v-4h4l134 184 3 3h-3l-145 201-3-3v-4h56v4l116-169 4-4v4l116 169h-3zM353 520v-35-4h3 325 3v4 35 3h-3-325-3zM356 516h325v4h-4v-35h4v3h-325v-3 35zM963 258c0 102-35 159-109 159-25 0-43-8-60-15-14-7-25-21-36-38l4-4v4-4c0 7 0 14 0 25 0 14 0 21 0 21l-4 3h-49-3l3-3c0-11 0-28 0-60v-346h4 49v117c0 14 0 28 0 42h-4v-4h4v4h-4c11-21 22-35 36-42 17-11 35-14 60-14 35 0 67 14 84 38 18 25 25 64 25 117zM960 258c0-50-11-88-29-113-14-25-42-35-77-35-25 0-43 3-57 10s-24 21-35 39v4h-4-3v-4c3-18 3-28 3-42v-117h4v4h-49v-4h3v346c0 32-3 53-3 60h-4v-4h49v4h-3c0 0 0-7 0-21 0-11 3-18 3-25h4c11 18 21 28 35 39 14 7 32 10 57 10 70 0 106-49 106-151zM907 258c0-39-4-67-18-85-7-18-25-28-49-28-25 0-46 10-57 28-14 21-21 49-21 88s7 67 21 85c11 18 28 28 57 28 24 0 42-10 49-28 14-18 18-46 18-88zM914 258c0 42-7 74-18 91-11 18-32 29-56 29-29 0-50-11-64-29-10-17-18-49-18-88s8-70 18-91c14-18 35-29 64-29 24 0 45 11 56 29 11 17 18 49 18 88zM1062 268c0 36 7 60 21 78s32 28 60 28c21 0 35-7 49-14 11-7 22-18 25-32v-3l4 3 42 11h3l-3 3c-18 50-56 75-120 75-46 0-81-15-102-43-25-25-36-67-36-116 0-50 11-88 36-113 21-28 56-42 98-42 89 0 135 56 135 162v3 4h-4-212v-4zM1058 265h212v3h-4v-3c0-106-42-155-127-155-42 0-74 10-95 38-21 25-35 60-35 110 0 49 14 88 35 113 21 24 53 38 99 38 60 0 99-24 116-67h4v4l-46-14h4c-4 14-14 25-25 32-14 10-32 14-53 14-28 0-49-11-63-29-18-17-25-45-25-81v-3zM1217 233c-3-32-10-53-25-67-10-14-28-21-53-21-24 0-42 7-56 25-11 14-21 35-21 63v-3h159v3zM1221 233h-159-4c0-28 7-53 22-67 14-18 35-28 59-28 25 0 46 10 57 25 14 14 25 38 28 70zM1330 406v-406h4 49v406 3h-49-4zM1334 402h49v4h-4v-406h4v4h-49v-4h3v406h-3zM1570 406c-14 7-32 7-50 7-42 0-63-25-63-67v-198h4v4h-32-4v-4-35-3h4 35v3h-3l14-67v-3h3 32 3v3 67h-3v-3h53 3v3 35 4h-3-53v-4h3v184c0 14 4 25 7 28 4 7 11 11 22 11 7 0 14-4 28-4l3-3v3 39zM1566 406v-39h4v4c-14 3-21 3-28 3-11 0-22-3-25-7-7-7-11-18-11-35v-184-3h4 53v3-35h-53-4v-67h4v4h-32v-4h4l-18 67h-35v35-3h32 3v3 198c0 42 18 63 56 63 18 0 32-3 50-7v4zM1566 520v-35-4h4 324 4v4 35 3h-4-324-4zM1570 516h324v4h-3v-35h3v3h-324v-3 35zM2039 406c-18 7-35 7-49 7-43 0-64-25-64-67v-198h4v4h-36-3v-4-35-3h3 39v3h-3l14-67v-3h35 4v3 67h-4v-3h53 4v3 35 4h-4-53v-4h4v184c0 14 0 25 3 28 7 7 14 11 25 11 7 0 14-4 28-4v-3 3zM2036 406v-39h3v4c-14 3-21 3-28 3-14 0-21-3-28-7-4-7-7-18-7-35v-184-3h3 53v3-35h-53-3v-67h3v4h-35v-4h3l-14 67h-39 4v35h-4v-3h36 3v3 198c0 42 18 63 57 63 14 0 31-3 49-7v4zM2124 268c0 36 7 60 21 78s32 28 56 28c22 0 39-7 53-14 11-7 18-18 25-32v-3 3l46 11v3c-18 50-60 75-124 75-42 0-77-15-102-43-21-25-35-67-35-116 0-50 14-88 35-113 25-28 60-42 102-42 89 0 131 56 131 162v3 4h-212v-4zM2120 265h212v3h-4v-3c0-106-42-155-127-155-42 0-74 10-95 38-25 25-35 60-35 110 0 49 10 88 35 113 21 24 53 38 95 38 64 0 103-24 120-67v4l-42-14h3c-3 14-14 25-28 32-10 10-28 14-53 14-24 0-49-11-63-29-14-17-21-45-21-81v-3zM2279 233c-4-32-14-53-25-67-14-14-31-21-56-21-21 0-39 7-53 25-14 14-21 35-21 63h-4v-3h159zM2279 233h-159-3c3-28 10-53 24-67 14-18 36-28 57-28 28 0 46 10 60 25 14 14 21 38 24 70zM2579 406v-187c0-18-4-32-7-42-4-11-11-18-18-25-7-4-18-7-35-7-21 0-39 10-53 25-14 17-21 38-21 67v169 3h-53v-3-233c0-32 0-53-4-60v-3h4 46 3v3 7c0 4 0 7 0 11 4 7 4 17 4 32h-4v-4 4-4c11-18 25-32 39-42 14-11 32-14 56-14 32 0 57 10 75 24 14 18 21 46 21 85v194 3h-4-49zM2579 402h49v4-194c0-39-7-64-21-81-18-14-39-21-71-21-21 0-38 3-52 10-18 11-29 25-39 43v3h-4-3v-3c0-15 0-25 0-32 0-4 0-7 0-11 0-3 0-7-4-7h4-46 3c0 7 0 28 0 60v233h-3v-4h53v4h-4v-169c0-32 7-53 21-71 15-18 32-25 57-25 17 0 28 4 39 7 10 4 14 15 21 25 3 11 3 28 3 46v187h-3zM2929 325c0 28-11 53-32 67s-54 25-92 25c-39 0-67-8-85-22-21-10-35-31-42-56v-4h3l42-10h4v3c4 14 14 25 25 32 14 7 28 11 53 11 24 0 42-4 53-11 15-7 18-18 18-32 0-10-3-17-10-24-12-7-23-14-40-18v-4 4l-36-11v-3 3c-28-7-49-14-59-21-15-7-25-14-32-24-4-11-11-25-11-39 0-28 11-50 32-64s49-21 85-21c35 0 61 4 82 14 21 14 31 32 39 60l-4 4-46 3c-3-14-10-24-26-28-10-7-24-14-45-14-22 0-36 7-46 10-11 8-14 18-14 29 0 10 0 14 3 21 7 3 11 7 18 10 10 4 28 11 56 18 25 7 47 14 58 18 10 7 21 10 28 17s14 18 14 25c7 11 7 21 7 32zM2922 325c0-11 0-21-4-28-3-11-7-18-14-25-7-4-14-11-28-18-10-3-29-10-57-17h3-3c-25-4-46-11-53-15-11-3-18-10-21-14-4-7-7-14-7-24 0-14 7-25 17-32 11-7 28-11 50-11 21 0 38 4 49 11 15 7 22 18 26 32h-4v-4l46-3v3h-4c-3-25-17-42-35-53-17-10-47-17-78-17-36 0-64 7-82 21-17 14-28 32-28 60 0 14 4 24 11 35 7 7 14 18 28 25 11 7 28 14 56 21l36 7c17 7 32 11 43 21 7 7 14 18 14 28 0 18-7 29-22 39-11 7-32 11-56 11-25 0-43-4-57-11s-21-21-28-39h3v4l-42 7 4-4c3 25 17 46 35 57 21 10 49 17 85 17 38 0 68-7 89-21s28-35 28-63zM2986 50v-50h3 46 3v50 3h-3-46-3zM2989 46h46v4-50 4h-46v-4 50zM2986 406v-293-3h3 46 3v3 293 3h-3-46-3zM2989 402h46v4-293h-46v293zM3363 258c0 53-11 91-35 120-21 24-57 39-99 39-46 0-78-15-99-43-25-28-35-67-35-116 0-103 46-155 134-155 46 0 81 14 102 38 21 25 32 64 32 117zM3359 258c0-50-10-88-31-113s-53-35-99-35c-85 0-127 49-127 148 0 49 7 88 32 113 21 24 53 38 95 38s74-10 95-35c25-28 35-63 35-116zM3307 258c0-39-8-67-18-85-11-21-32-28-60-28-25 0-46 10-60 28-11 18-18 46-18 85s7 67 18 88c14 18 32 28 60 28s46-10 60-28c10-18 18-46 18-88zM3314 258c0 42-7 70-22 91-14 18-35 29-63 29s-49-11-64-29c-14-21-21-49-21-91 0-39 7-71 21-88 15-22 36-32 64-32 32 0 53 10 63 32 15 17 22 49 22 88zM3606 406v-187c0-18-3-32-7-42-3-11-7-18-14-25-10-4-21-7-35-7-25 0-42 10-56 25-11 17-18 38-18 67v169 3h-4-49-4v-3-233c0-32 0-53 0-60l-3-3h7 46v3 7c3 4 3 7 3 11 0 7 0 17 0 32h-3v-4 4-4c10-18 25-32 39-42 17-11 35-14 56-14 32 0 60 10 74 24 14 18 25 46 25 85v194 3h-4-49-4zM3610 402h49v4h-3v-194c0-39-7-64-21-81-14-14-39-21-71-21-21 0-39 3-53 10-14 11-28 25-39 43v3h-3-4v-3c0-15 0-25 0-32 0-4 0-7 0-11 0-3 0-7 0-7h4-46c3 7 3 28 3 60v233h-3v-4h49v4h-3v-169c0-32 7-53 21-71s35-25 60-25c14 0 28 4 35 7 11 4 18 15 21 25 4 11 4 28 4 46v187zM3772 268c0 36 7 60 21 78s32 28 60 28c18 0 36-7 50-14 10-7 21-18 24-32v-3l4 3 42 11h4v3c-21 50-60 75-124 75-46 0-81-15-102-43-25-25-35-67-35-116 0-50 10-88 35-113 21-28 56-42 99-42 88 0 134 56 134 162v3 4h-4-211v-4zM3769 265h211v3h-3v-3c0-106-43-155-127-155-43 0-74 10-95 38-22 25-36 60-36 110 0 49 14 88 36 113 21 24 52 38 98 38 60 0 99-24 117-67h3l-3 4-43-14h4c-4 14-14 25-25 32-14 10-31 14-53 14-28 0-49-11-63-29-14-17-25-45-25-81v-3zM3927 233c-3-32-10-53-24-67-11-14-28-21-53-21s-43 7-57 25c-10 14-17 35-21 63v-3h159v3zM3931 233h-159-3c0-28 7-53 21-67 14-18 35-28 60-28s46 10 56 25c14 14 25 38 25 70zM4040 406v-226c0-21 0-42 0-67l-3-3h3 50l3 3c0 32 0 53 0 60h-3v-3h3v3h-3c7-28 17-46 28-56 11-7 25-14 42-14 7 0 14 3 21 3h4v4 42 7l-4-4c-7 0-14-3-24-3-21 0-36 11-46 28-11 18-14 39-14 74v152 3h-4-49-4zM4044 402h49v4h-3v-152c0-35 7-60 17-77 11-18 29-29 50-29 10 0 17 0 24 4h-3v-42h3v3c-7-3-14-3-21-3-17 0-28 3-39 14-10 7-21 24-28 49h-3-4c0-7 0-28 0-60h4-50 4c0 25 3 46 3 67v226h-3zM4178 520v-35-4h3 325 4v4 35 3h-4-325-3zM4181 516h325v4-35 3h-325v-3h4v35h-4zM4534 50v-50h4 49 4v50 3h-4-49-4zM4538 46h49v4h-3v-50h3v4h-49v-4h3v50h-3zM4534 406v-293-3h4 49 4v3 293 3h-4-49-4zM4538 402h49v4h-3v-293h3-49 3v293h-3zM4848 406v-187c0-18-3-32-7-42-3-11-7-18-18-25-7-4-17-7-35-7-21 0-39 10-53 25-14 17-21 38-21 67v169 3h-49-4v-3-233c0-32 0-53 0-60v-3h46 4v3l3 7c0 4 0 7 0 11 0 7 0 17 0 32h-3v-4 4-4c10-18 24-32 38-42 15-11 36-14 57-14 35 0 56 10 74 24 14 18 21 46 21 85v194 3h-49-4zM4852 402h49v4h-3v-194c0-39-7-64-22-81-17-14-38-21-70-21-21 0-39 3-53 10-14 11-28 25-39 43v3h-3-4v-3c0-15 0-25 0-32 0-4 0-7 0-11 0-3 0-7 0-7h-46 4c3 7 3 28 3 60v233h-3v-4h49v4h-3v-169c0-32 7-53 21-71s35-25 56-25c18 0 32 4 39 7 11 4 18 15 21 25 4 11 7 28 7 46v187h-3zM5197 325c0 28-10 53-31 67s-53 25-92 25c-35 0-67-8-85-22-21-10-35-31-42-56v-4h3l43-10h3v3c4 14 14 25 25 32 14 7 32 11 53 11 25 0 42-4 53-11 14-7 18-18 18-32 0-10-4-17-11-24s-21-14-39-18v-4 4l-35-11v-3 3c-28-7-50-14-60-21-14-7-21-14-28-24-7-11-11-25-11-39 0-28 11-50 28-64 21-14 50-21 85-21s60 4 81 14c21 14 32 32 39 60l-4 4-45 3h-4c0-14-7-24-18-28-14-7-28-14-49-14s-35 7-46 10c-10 8-14 18-14 29 0 10 0 14 7 21 4 3 7 7 18 10 7 4 24 11 53 18 24 7 45 14 56 18 11 7 21 10 28 17s11 18 14 25c4 11 7 21 7 32zM5190 325c0-11 0-21-3-28-4-11-7-18-14-25-7-4-18-11-28-18-11-3-29-10-57-17h4-4c-25-4-42-11-53-15-7-3-14-10-21-14-4-7-7-14-7-24 0-14 7-25 18-32 10-7 28-11 49-11s39 4 49 11c14 7 22 18 25 32h-3v-4l45-3v3h-3c-7-25-18-42-35-53-18-10-43-17-78-17s-60 7-81 21c-18 14-28 32-28 60 0 14 3 24 10 35 7 7 14 18 28 25 11 7 32 14 57 21l35 7h4c17 7 28 11 38 21 8 7 11 18 11 28 0 18-3 29-18 39-10 7-28 11-56 11-21 0-42-4-53-11-14-7-25-21-28-39l3 4-46 7 4-4c7 25 18 46 39 57 17 10 46 17 81 17 39 0 67-7 88-21s28-35 28-63zM5296 268c0 36 7 60 21 78 11 18 32 28 57 28 21 0 39-7 49-14 14-7 21-18 25-32l3-3 4 3 42 11h4l-4 3c-17 50-60 75-123 75-43 0-78-15-99-43-25-25-35-67-35-116 0-50 10-88 35-113 21-28 56-42 99-42 88 0 134 56 134 162v3 4h-4-211v-4zM5293 265h211v3h-3v-3c0-106-43-155-127-155-43 0-74 10-95 38-25 25-36 60-36 110 0 49 11 88 36 113 21 24 52 38 95 38 63 0 102-24 120-67v4l-43-14h4c-4 14-14 25-25 32-14 10-31 14-56 14s-46-11-64-29c-14-17-21-45-21-81v-3zM5451 233c-3-32-10-53-24-67-11-14-32-21-53-21-25 0-43 7-57 25-14 14-21 35-21 63h-3v-3h158zM5451 233h-158-4c4-28 11-53 25-67 14-18 35-28 60-28s42 10 56 25c14 14 21 38 25 70zM5564 406v-226c0-21 0-42-3-67v-3h3 46 4v3c3 32 3 53 3 60h-3v-3 3c7-28 14-46 24-56 11-7 29-14 46-14 7 0 14 3 21 3h4v4 42 7l-4-4c-7 0-17-3-28-3-17 0-32 11-42 28-11 18-18 39-18 74v152 3h-49-4zM5568 402h49v4h-3v-152c0-35 3-60 14-77 14-18 28-29 49-29 11 0 21 0 28 4h-3v-42h3v3c-7-3-14-3-21-3-17 0-31 3-42 14-7 7-18 24-25 49h-3-4c0-7 0-28 0-60h-46 4c0 25 0 46 0 67v226zM5868 406c-18 7-36 7-53 7-39 0-60-25-60-67v-198 4h-32-3v-4-35-3h3 35v3h-3l14-67v-3h3 32 4v3 67h-4v-3h57 3v3 35 4h-3-57v-4h4v184c0 14 3 25 7 28 3 7 10 11 21 11 7 0 18-4 28-4l4-3v3zM5864 406v-39 4c-10 3-21 3-28 3-11 0-21-3-25-7-7-7-7-18-7-35v-184-3h57v3h-4v-35h4-57v-67 4h-32v-4h4l-14 67h-4-35 4v35h-4v-3h32 3v3 198c0 42 18 63 57 63 17 0 35-3 49-7zM6136 325c0 28-11 53-35 67-22 14-50 25-89 25-38 0-67-8-88-22-21-10-32-31-39-56v-4h4l42-10h4v3c3 14 10 25 24 32 11 7 29 11 53 11 25 0 43-4 53-11 11-7 14-18 14-32 0-10-3-17-10-24s-18-14-35-18v-4 4l-36-11v-3 3c-28-7-49-14-60-21-14-7-24-14-31-24-8-11-11-25-11-39 0-28 11-50 32-64 17-14 49-21 84-21 32 0 60 4 78 14 21 14 35 32 39 60l-4 4-42 3h-4c-3-14-10-24-21-28-10-7-28-14-46-14-21 0-38 7-49 10-7 8-14 18-14 29 0 10 3 14 7 21 3 3 10 7 18 10 10 4 28 11 52 18 29 7 46 14 57 18 14 7 21 10 28 17s14 18 18 25c3 11 7 21 7 32zM6129 325c0-11-4-21-4-28-7-11-10-18-17-25-7-4-15-11-25-18-14-3-32-10-57-17-28-4-45-11-56-15-7-3-14-10-18-14-7-7-7-14-7-24 0-14 4-25 18-32 11-7 28-11 49-11 22 0 39 4 50 11 10 7 21 18 21 32v-4l42-3v3c-7-25-17-42-35-53-21-10-46-17-78-17-35 0-63 7-81 21-21 14-28 32-28 60 0 14 4 24 7 35 7 7 18 18 28 25 11 7 32 14 60 21l36 7c17 7 31 11 38 21 11 7 14 18 14 28 0 18-7 29-17 39-14 7-32 11-57 11-24 0-42-4-56-11s-25-21-28-39h3v4l-42 7v-4c7 25 21 46 39 57 21 10 49 17 84 17 39 0 64-7 85-21s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433 141c0 46-10 82-25 107-17 25-42 35-70 35-32 0-57-10-71-35-17-25-24-61-24-107s7-81 21-106c17-21 42-35 74-35s56 14 70 39c15 21 25 56 25 102zM1398 141c0-39-7-67-14-85-11-17-25-28-46-28s-35 11-46 28c-11 18-14 46-14 85s3 68 14 86c11 17 25 28 46 28s35-11 42-28c11-18 18-47 18-86zM1620 216v64h-35v-64h-127v-25l123-184h39v180h35v29zM1585 46c0 0 0 3-4 10-3 4-7 11-10 11l-67 102-11 14-3 4h95zM1871 187c0 33-7 54-22 71-17 18-38 25-63 25-32 0-56-10-74-35-14-21-21-58-21-100 0-46 7-85 24-109 18-25 39-39 71-39 42 0 67 21 78 56l-32 7c-7-21-21-35-46-35-21 0-35 11-46 28-10 18-14 46-14 81 4-10 14-21 25-28 10-3 24-7 38-7 25 0 46 7 60 25 15 14 22 35 22 60zM1835 191c0-22-3-36-14-46-7-11-21-18-39-18-17 0-28 7-38 14-11 11-18 25-18 39 0 22 7 40 18 54 10 14 21 21 38 21 18 0 32-7 39-18 11-10 14-28 14-46z">
          <text:p/>
        </draw:path>
        <draw:path draw:style-name="gr3" draw:text-style-name="P3" draw:layer="layout" svg:width="1.873cm" svg:height="0.286cm" svg:x="18.591cm" svg:y="18.845cm" svg:viewBox="0 0 1874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8-14-75-39-15-25-25-60-25-106 0-47 10-82 25-107 17-25 43-35 75-35 35 0 56 10 74 35 14 25 21 60 21 107zM1207 142c0-47-7-82-21-103-14-25-39-36-70-36-32 0-58 11-72 36-14 21-21 56-21 103 0 46 7 81 21 102 18 25 40 39 72 39 31 0 53-14 70-39 14-21 21-56 21-102zM1172 142c0-40-3-68-14-86-7-14-21-24-42-24s-36 7-44 24c-10 18-14 46-14 86 0 39 4 67 14 85 8 17 23 24 44 24s35-7 42-24c11-18 14-46 14-85zM1176 142c0 39-4 67-14 85-11 21-25 28-46 28s-39-7-47-25c-11-21-18-49-18-88 0-40 7-68 18-89 8-14 26-25 47-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20 216v64 3h-35v-3-64 4h-127-4v-4-25-3l127-185h39v4 181h35 4v28 4h-4-35zM1620 216h35v-28 3h-35-3v-3-181h3-39 4l-127 184v25h127 3v64h-3v-4h35v4h-3v-64zM1588 46c0 0-3 3-7 10-3 7-7 11-7 11l-70 107-11 14-3 3v-3h95v-142zM1588 46v142 3h-3-95-4v-3l4-4h3-3l10-14h4-4l71-103c0-4 3-7 7-14 3-4 7-7 7-7l3-14zM1874 188c0 32-7 53-25 70-14 18-38 29-63 29-32 0-56-14-74-39-18-21-25-57-25-99 0-47 11-86 25-110 18-25 42-39 74-39 42 0 71 18 81 56v4h-3l-32 7h-4v-4c-7-21-21-31-42-31-18 0-32 10-42 28-11 18-18 42-18 78h-4c8-14 18-21 29-28 10-8 24-11 38-11 25 0 46 11 64 25 14 18 21 39 21 64zM1871 188c0-25-7-46-22-60-17-14-35-26-60-26-14 0-28 4-38 12-11 7-18 14-25 24l-4 8v-8c0-36 4-64 18-82 11-17 25-28 46-28 25 0 39 11 46 35v-3l32-4c-11-35-36-53-78-53-28 0-53 11-71 39-17 25-24 60-24 107 0 42 7 74 24 99 18 21 39 35 71 35 25 0 46-10 60-28 18-14 25-39 25-67zM1835 191c0-21-7-35-14-45-10-11-21-15-39-15-17 0-28 4-38 15-11 10-14 21-14 35 0 21 3 39 14 53 10 14 24 17 38 17 18 0 29-3 39-14 7-10 14-28 14-46zM1839 191c0 22-7 36-14 46-11 14-25 18-43 18-17 0-28-7-42-18-10-14-14-31-14-56 0-14 4-28 14-39 11-11 25-14 42-14 18 0 32 7 43 18 7 10 14 24 14 45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4.391cm" svg:height="2.3cm" svg:x="4.29cm" svg:y="14.918cm" svg:viewBox="0 0 4392 2301" svg:d="M4392 711c-7 10-21 17-42 17h-709c-148 0-335-70-473-180-141-106-204-233-166-314l-56 120c-18 32-18 71 0 113l-233 473h-431l209-416 78-39 56-117h-314l-315-155-56 120c-46-21-85-53-110-85l-21 39c-18-10-35-21-53-35l106-215c-25 49 35 130 134 176-99-46-159-127-134-176 11-26 39-37 81-37h481c67 0 148 33 208 79s88 99 71 134l-78 155 78-155c17-35-11-88-71-134s-141-79-208-79h-481c-42 0-70 11-81 37l-106 215c-127-67-268-106-381-102l-684 28c-18 0-32 7-39 18l-67 137c-4 11-7 21-11 35-3 18-7 43-3 64l10 152-176 356c-99 0-173 32-201 88l-191 392c-28 60-10 137 53 222l254 328c53 67 166 123 251 123h1203c141 106 321 180 480 202 159 21 279-15 318-99l53-103h1023c42 0 71-14 81-35l194-391c-10 24-42 35-84 35h-1062 1062c42 0 74-11 84-35 11-25 4-57-21-89l-35-45-11 21c-3 10-17 17-39 17h-691l-28 57-89-18-24-60c-28-7-60-21-92-35l-35 39-85-50 25-46c-25-17-43-35-60-52h-78l-49-60 35-71-67-28 7-50 127-257h-431l-64 127-116 240h-194l-208-106-173 353-28-11-32 67-64 18-67-60 346-702c-11 0-21 0-32 0h-719c-4 0-7 0-11 0-3 0-7 0-11 0-7 0-14 3-21 3-14 0-24 0-39 4-17 0-35 3-49 3-10 4-18 4-25 4-3 0-7 3-10 3l-307 625c25 35 81 63 127 63h720c10 0 21-3 31-3-10 0-21 3-31 3h-720c-46 0-102-28-127-63l53 70-191 392-254-328 194-392 14 21 311-631-4-56-10-152 92-191 328 424-96 194-130 24-307 625 53 70c53 71 166 124 254 124h1203c141 106 317 180 481 201 158 21 278-14 317-95 14-32 18-67 11-106 7 39 3 74-11 106l-141 285h1023c42 0 71-14 81-35l194-391c11-25 4-57-21-89l-35-45 324-657 92-17c14 0 25-4 28-4h4c3-3 7-3 7-7l70-137-74 141z">
          <text:p/>
        </draw:path>
        <draw:polygon draw:style-name="gr7" draw:text-style-name="P2" draw:layer="layout" svg:width="0cm" svg:height="0cm" svg:x="6.434cm" svg:y="16.054cm" svg:viewBox="0 0 0 0" draw:points="0,0">
          <text:p/>
        </draw:polygon>
        <draw:path draw:style-name="gr1" draw:text-style-name="P1" draw:layer="layout" svg:width="1.462cm" svg:height="0.699cm" svg:x="7.221cm" svg:y="15.066cm" svg:viewBox="0 0 1463 700" svg:d="M1123 89l328 427c10 14 14 31 10 42l-70 142c0 0-11-3-32-3h-710c-109 0-240-40-360-107-120-64-215-152-261-237-3-7-7-10-7-17-3-7-7-11-11-18-14-42-14-85 4-116l56-117c29-60 110-91 223-84l706 28c43 0 99 28 124 60z">
          <text:p/>
        </draw:path>
        <draw:polygon draw:style-name="gr7" draw:text-style-name="P2" draw:layer="layout" svg:width="0cm" svg:height="0cm" svg:x="6.434cm" svg:y="16.054cm" svg:viewBox="0 0 0 0" draw:points="0,0">
          <text:p/>
        </draw:polygon>
        <draw:path draw:style-name="gr1" draw:text-style-name="P1" draw:layer="layout" svg:width="1.393cm" svg:height="0.578cm" svg:x="4.941cm" svg:y="15.067cm" svg:viewBox="0 0 1394 579" svg:d="M13 88l328 428c24 35 84 63 127 63h719c99 0 171-32 195-84 46-96-42-244-223-358-18-14-35-24-53-35-127-71-268-106-381-102l-684 28c-18 0-32 7-39 18-4 10 0 28 11 42z">
          <text:p/>
        </draw:path>
        <draw:polygon draw:style-name="gr7" draw:text-style-name="P2" draw:layer="layout" svg:width="0cm" svg:height="0cm" svg:x="6.434cm" svg:y="16.054cm" svg:viewBox="0 0 0 0" draw:points="0,0">
          <text:p/>
        </draw:polygon>
        <draw:path draw:style-name="gr1" draw:text-style-name="P1" draw:layer="layout" svg:width="1.404cm" svg:height="0.579cm" svg:x="7.279cm" svg:y="15.066cm" svg:viewBox="0 0 1405 580" svg:d="M1065 89l328 428c10 17 14 31 10 46-7 10-21 17-42 17h-709c-148 0-336-70-477-180-138-106-205-234-163-315 29-60 110-91 223-84l706 28c43 0 99 28 124 60z">
          <text:p/>
        </draw:path>
        <draw:polygon draw:style-name="gr7" draw:text-style-name="P2" draw:layer="layout" svg:width="0cm" svg:height="0cm" svg:x="6.434cm" svg:y="16.054cm" svg:viewBox="0 0 0 0" draw:points="0,0">
          <text:p/>
        </draw:polygon>
        <draw:path draw:style-name="gr1" draw:text-style-name="P1" draw:layer="layout" svg:width="1.648cm" svg:height="0.515cm" svg:x="4.61cm" svg:y="16.495cm" svg:viewBox="0 0 1649 516" svg:d="M191 0c53 67 166 124 254 124h1204l-194 392h-1204c-85 0-198-56-251-123z">
          <text:p/>
        </draw:path>
        <draw:polygon draw:style-name="gr7" draw:text-style-name="P2" draw:layer="layout" svg:width="0cm" svg:height="0cm" svg:x="6.434cm" svg:y="16.054cm" svg:viewBox="0 0 0 0" draw:points="0,0">
          <text:p/>
        </draw:polygon>
        <draw:path draw:style-name="gr1" draw:text-style-name="P1" draw:layer="layout" svg:width="1.066cm" svg:height="0.705cm" svg:x="7.415cm" svg:y="15.783cm" svg:viewBox="0 0 1067 706" svg:d="M1066 3v7l-324 658-11 21c-3 10-17 17-39 17h-692l346-706h692c21 0 32 0 28 3z">
          <text:p/>
        </draw:path>
        <draw:polygon draw:style-name="gr7" draw:text-style-name="P2" draw:layer="layout" svg:width="0cm" svg:height="0cm" svg:x="6.434cm" svg:y="16.054cm" svg:viewBox="0 0 0 0" draw:points="0,0">
          <text:p/>
        </draw:polygon>
        <draw:path draw:style-name="gr1" draw:text-style-name="P1" draw:layer="layout" svg:width="0.991cm" svg:height="0.599cm" svg:x="6.064cm" svg:y="16.619cm" svg:viewBox="0 0 992 600" svg:d="M194 0l-194 391c141 107 321 181 481 203 158 21 278-15 317-99l53-104 141-285c-39 81-159 116-317 95-159-21-340-95-481-201z">
          <text:p/>
        </draw:path>
        <draw:polygon draw:style-name="gr7" draw:text-style-name="P2" draw:layer="layout" svg:width="0cm" svg:height="0cm" svg:x="6.434cm" svg:y="16.054cm" svg:viewBox="0 0 0 0" draw:points="0,0">
          <text:p/>
        </draw:polygon>
        <draw:polygon draw:style-name="gr1" draw:text-style-name="P1" draw:layer="layout" svg:width="0.716cm" svg:height="0.939cm" svg:x="6.198cm" svg:y="15.285cm" svg:viewBox="0 0 717 940" draw:points="717,0 661,117 582,156 374,573 310,700 194,940 0,940 381,156 342,117 402,0">
          <text:p/>
        </draw:polygon>
        <draw:polygon draw:style-name="gr7" draw:text-style-name="P2" draw:layer="layout" svg:width="0cm" svg:height="0cm" svg:x="6.434cm" svg:y="16.054cm" svg:viewBox="0 0 0 0" draw:points="0,0">
          <text:p/>
        </draw:polygon>
        <draw:path draw:style-name="gr1" draw:text-style-name="P1" draw:layer="layout" svg:width="0.589cm" svg:height="1.059cm" svg:x="5.99cm" svg:y="15.165cm" svg:viewBox="0 0 590 1060" svg:d="M209 1060l-209-106 183-370c43-15 75-36 93-71l56-116c46-96-42-245-223-358l21-39c25 39 46 64 72 85 10 4 21 11 32 14l356 178z">
          <text:p/>
        </draw:path>
        <draw:polygon draw:style-name="gr7" draw:text-style-name="P2" draw:layer="layout" svg:width="0cm" svg:height="0cm" svg:x="6.434cm" svg:y="16.054cm" svg:viewBox="0 0 0 0" draw:points="0,0">
          <text:p/>
        </draw:polygon>
        <draw:path draw:style-name="gr1" draw:text-style-name="P1" draw:layer="layout" svg:width="1.136cm" svg:height="0.988cm" svg:x="5.185cm" svg:y="15.557cm" svg:viewBox="0 0 1137 989" svg:d="M96 25l-96 194c14-4 32-4 53-7 39-4 85-7 113-7l727 3-7-3c21 0 42-4 63-4l-345 703 345-703-377 770 32-67-32 67-64 18 385-781c0 0 3 0 7 0h-7l56-7-63 4c21 0 42-4 63-4l-783 4 727 3-840 4c39-4 85-7 113-7l-113 7h790c11 0 18 0 25 0 11 0 18-4 25-4 0 0 3 0 7 0h-7l56-7c14-3 25-7 39-10 42-15 75-39 93-71l56-120c-24 56-96 88-195 88h-719c-43 0-103-28-127-63z">
          <text:p/>
        </draw:path>
        <draw:polygon draw:style-name="gr7" draw:text-style-name="P2" draw:layer="layout" svg:width="0cm" svg:height="0cm" svg:x="6.434cm" svg:y="16.054cm" svg:viewBox="0 0 0 0" draw:points="0,0">
          <text:p/>
        </draw:polygon>
        <draw:path draw:style-name="gr1" draw:text-style-name="P1" draw:layer="layout" svg:width="0.469cm" svg:height="0.833cm" svg:x="7.062cm" svg:y="15.638cm" svg:viewBox="0 0 470 834" svg:d="M470 53c-28-18-56-35-84-53l-14 32-351 706-21 46 85 50z">
          <text:p/>
        </draw:path>
        <draw:polygon draw:style-name="gr7" draw:text-style-name="P2" draw:layer="layout" svg:width="0cm" svg:height="0cm" svg:x="6.434cm" svg:y="16.054cm" svg:viewBox="0 0 0 0" draw:points="0,0">
          <text:p/>
        </draw:polygon>
        <draw:path draw:style-name="gr1" draw:text-style-name="P1" draw:layer="layout" svg:width="0.441cm" svg:height="0.737cm" svg:x="7.182cm" svg:y="15.73cm" svg:viewBox="0 0 442 738" svg:d="M0 703l347-703c32 14 63 25 95 35l-349 703c-29-7-61-21-93-35z">
          <text:p/>
        </draw:path>
        <draw:polygon draw:style-name="gr7" draw:text-style-name="P2" draw:layer="layout" svg:width="0cm" svg:height="0cm" svg:x="6.434cm" svg:y="16.054cm" svg:viewBox="0 0 0 0" draw:points="0,0">
          <text:p/>
        </draw:polygon>
        <draw:path draw:style-name="gr1" draw:text-style-name="P1" draw:layer="layout" svg:width="0.473cm" svg:height="0.797cm" svg:x="7.298cm" svg:y="15.748cm" svg:viewBox="0 0 474 798" svg:d="M0 780l90 18 28-57 349-706 7-18c-28-3-56-10-88-17z">
          <text:p/>
        </draw:path>
        <draw:polygon draw:style-name="gr7" draw:text-style-name="P2" draw:layer="layout" svg:width="0cm" svg:height="0cm" svg:x="6.434cm" svg:y="16.054cm" svg:viewBox="0 0 0 0" draw:points="0,0">
          <text:p/>
        </draw:polygon>
        <draw:path draw:style-name="gr1" draw:text-style-name="P1" draw:layer="layout" svg:width="0.452cm" svg:height="0.78cm" svg:x="5.626cm" svg:y="15.765cm" svg:viewBox="0 0 453 781" svg:d="M432 4c7 0 14-4 21-4l-385 781-68-60 347-703c25-4 53-11 85-14z">
          <text:p/>
        </draw:path>
        <draw:polygon draw:style-name="gr7" draw:text-style-name="P2" draw:layer="layout" svg:width="0cm" svg:height="0cm" svg:x="6.434cm" svg:y="16.054cm" svg:viewBox="0 0 0 0" draw:points="0,0">
          <text:p/>
        </draw:polygon>
        <draw:path draw:style-name="gr1" draw:text-style-name="P1" draw:layer="layout" svg:width="0.26cm" svg:height="0.614cm" svg:x="4.29cm" svg:y="15.945cm" svg:viewBox="0 0 261 615" svg:d="M261 222c-64-84-85-162-57-222l-191 393c-28 60-10 137 53 222z">
          <text:p/>
        </draw:path>
        <draw:polygon draw:style-name="gr7" draw:text-style-name="P2" draw:layer="layout" svg:width="0cm" svg:height="0cm" svg:x="6.434cm" svg:y="16.054cm" svg:viewBox="0 0 0 0" draw:points="0,0">
          <text:p/>
        </draw:polygon>
        <draw:path draw:style-name="gr1" draw:text-style-name="P1" draw:layer="layout" svg:width="0.371cm" svg:height="0.25cm" svg:x="6.365cm" svg:y="16.352cm" svg:viewBox="0 0 372 251" svg:d="M281 251c42 0 74-14 85-35 24-54-36-132-138-181-99-47-199-47-223 0-18 35 10 92 70 138 61 46 142 78 206 78z">
          <text:p/>
        </draw:path>
        <draw:polygon draw:style-name="gr7" draw:text-style-name="P2" draw:layer="layout" svg:width="0cm" svg:height="0cm" svg:x="6.434cm" svg:y="16.054cm" svg:viewBox="0 0 0 0" draw:points="0,0">
          <text:p/>
        </draw:polygon>
        <draw:path draw:style-name="gr1" draw:text-style-name="P1" draw:layer="layout" svg:width="0.371cm" svg:height="0.252cm" svg:x="6.415cm" svg:y="14.97cm" svg:viewBox="0 0 372 253" svg:d="M281 253c43 0 71-14 85-39 25-46-39-127-138-176-98-51-198-51-223 0-18 35 11 88 72 137 60 46 141 78 204 78z">
          <text:p/>
        </draw:path>
        <draw:polygon draw:style-name="gr7" draw:text-style-name="P2" draw:layer="layout" svg:width="0cm" svg:height="0cm" svg:x="6.434cm" svg:y="16.054cm" svg:viewBox="0 0 0 0" draw:points="0,0">
          <text:p/>
        </draw:polygon>
        <draw:path draw:style-name="gr1" draw:text-style-name="P1" draw:layer="layout" svg:width="0.434cm" svg:height="0.844cm" svg:x="6.9cm" svg:y="15.479cm" svg:viewBox="0 0 435 845" svg:d="M431 64c-17-21-35-42-46-64l-353 714-32 71 46 60 389-781z">
          <text:p/>
        </draw:path>
        <draw:polygon draw:style-name="gr7" draw:text-style-name="P2" draw:layer="layout" svg:width="0cm" svg:height="0cm" svg:x="6.434cm" svg:y="16.054cm" svg:viewBox="0 0 0 0" draw:points="0,0">
          <text:p/>
        </draw:polygon>
        <draw:path draw:style-name="gr1" draw:text-style-name="P1" draw:layer="layout" svg:width="0.419cm" svg:height="0.79cm" svg:x="6.865cm" svg:y="15.402cm" svg:viewBox="0 0 420 791" svg:d="M71 791l349-713c-3-3-7-10-10-17l-25-43c-3-7-7-10-7-18l-378 763z">
          <text:p/>
        </draw:path>
        <draw:polygon draw:style-name="gr7" draw:text-style-name="P2" draw:layer="layout" svg:width="0cm" svg:height="0cm" svg:x="6.434cm" svg:y="16.054cm" svg:viewBox="0 0 0 0" draw:points="0,0">
          <text:p/>
        </draw:polygon>
        <draw:path draw:style-name="gr1" draw:text-style-name="P1" draw:layer="layout" svg:width="0.406cm" svg:height="0.754cm" svg:x="7.027cm" svg:y="15.621cm" svg:viewBox="0 0 407 755" svg:d="M0 703l347-703c17 17 35 31 60 49l-347 706c-25-17-46-35-60-52z">
          <text:p/>
        </draw:path>
        <draw:polygon draw:style-name="gr7" draw:text-style-name="P2" draw:layer="layout" svg:width="0cm" svg:height="0cm" svg:x="6.434cm" svg:y="16.054cm" svg:viewBox="0 0 0 0" draw:points="0,0">
          <text:p/>
        </draw:polygon>
        <draw:path draw:style-name="gr1" draw:text-style-name="P1" draw:layer="layout" svg:width="0.427cm" svg:height="0.78cm" svg:x="6.946cm" svg:y="15.543cm" svg:viewBox="0 0 428 781" svg:d="M81 781l347-703c-11-25-25-46-39-75 0-3 0-3-4-3l-385 781 389-781-308 781h-81z">
          <text:p/>
        </draw:path>
        <draw:polygon draw:style-name="gr7" draw:text-style-name="P2" draw:layer="layout" svg:width="0cm" svg:height="0cm" svg:x="6.434cm" svg:y="16.054cm" svg:viewBox="0 0 0 0" draw:points="0,0">
          <text:p/>
        </draw:polygon>
        <draw:polygon draw:style-name="gr1" draw:text-style-name="P1" draw:layer="layout" svg:width="0.37cm" svg:height="0.272cm" svg:x="6.23cm" svg:y="15.13cm" svg:viewBox="0 0 371 273" draw:points="371,155 311,273 0,120 56,0">
          <text:p/>
        </draw:polygon>
        <draw:polygon draw:style-name="gr7" draw:text-style-name="P2" draw:layer="layout" svg:width="0cm" svg:height="0cm" svg:x="6.434cm" svg:y="16.054cm" svg:viewBox="0 0 0 0" draw:points="0,0">
          <text:p/>
        </draw:polygon>
        <draw:path draw:style-name="gr1" draw:text-style-name="P1" draw:layer="layout" svg:width="0.409cm" svg:height="0.779cm" svg:x="7.274cm" svg:y="15.748cm" svg:viewBox="0 0 410 780" svg:d="M0 720l24 60 386-780c-25 7-46 10-60 17z">
          <text:p/>
        </draw:path>
        <draw:polygon draw:style-name="gr7" draw:text-style-name="P2" draw:layer="layout" svg:width="0cm" svg:height="0cm" svg:x="6.434cm" svg:y="16.054cm" svg:viewBox="0 0 0 0" draw:points="0,0">
          <text:p/>
        </draw:polygon>
        <draw:path draw:style-name="gr1" draw:text-style-name="P1" draw:layer="layout" svg:width="0.213cm" svg:height="0.335cm" svg:x="4.482cm" svg:y="15.853cm" svg:viewBox="0 0 214 336" svg:d="M68 315c-63-84-84-162-56-222 28-57 103-89 202-93l-142 291c-7 14-4 28 10 45z">
          <text:p/>
        </draw:path>
        <draw:polygon draw:style-name="gr7" draw:text-style-name="P2" draw:layer="layout" svg:width="0cm" svg:height="0cm" svg:x="6.434cm" svg:y="16.054cm" svg:viewBox="0 0 0 0" draw:points="0,0">
          <text:p/>
        </draw:polygon>
        <draw:path draw:style-name="gr1" draw:text-style-name="P1" draw:layer="layout" svg:width="0.384cm" svg:height="0.723cm" svg:x="5.789cm" svg:y="15.748cm" svg:viewBox="0 0 385 724" svg:d="M28 724l-28-11 350-703c10-3 25-7 35-10l-183 370z">
          <text:p/>
        </draw:path>
        <draw:polygon draw:style-name="gr7" draw:text-style-name="P2" draw:layer="layout" svg:width="0cm" svg:height="0cm" svg:x="6.434cm" svg:y="16.054cm" svg:viewBox="0 0 0 0" draw:points="0,0">
          <text:p/>
        </draw:polygon>
        <draw:path draw:style-name="gr1" draw:text-style-name="P1" draw:layer="layout" svg:width="0.325cm" svg:height="0.687cm" svg:x="4.55cm" svg:y="15.501cm" svg:viewBox="0 0 326 688" svg:d="M322 0l4 56-312 632c-14-17-17-31-10-46l141-290z">
          <text:p/>
        </draw:path>
        <draw:polygon draw:style-name="gr7" draw:text-style-name="P2" draw:layer="layout" svg:width="0cm" svg:height="0cm" svg:x="6.434cm" svg:y="16.054cm" svg:viewBox="0 0 0 0" draw:points="0,0">
          <text:p/>
        </draw:polygon>
        <draw:path draw:style-name="gr1" draw:text-style-name="P1" draw:layer="layout" svg:width="1.362cm" svg:height="0.353cm" svg:x="7.249cm" svg:y="15.419cm" svg:viewBox="0 0 1363 354" svg:d="M1356 354c3-3 7-3 7-7 0 0-11-3-32-3h-709c-106 0-240-39-360-104-121-67-216-155-262-240l25 43c0 7 3 14 7 17 14 22 32 43 49 64l4 3c32 32 67 64 113 96 24 17 57 36 85 50 50 25 99 42 152 57 32 10 60 14 88 17 21 4 39 7 57 7z">
          <text:p/>
        </draw:path>
        <draw:polygon draw:style-name="gr7" draw:text-style-name="P2" draw:layer="layout" svg:width="0cm" svg:height="0cm" svg:x="6.434cm" svg:y="16.054cm" svg:viewBox="0 0 0 0" draw:points="0,0">
          <text:p/>
        </draw:polygon>
        <draw:path draw:style-name="gr1" draw:text-style-name="P1" draw:layer="layout" svg:width="1.002cm" svg:height="0.031cm" svg:x="5.055cm" svg:y="15.769cm" svg:viewBox="0 0 1003 32" svg:d="M130 7c14-4 32-4 53-7h791c11 0 18 0 29 0-32 3-60 10-85 14-11 0-21 0-28 0h-724c-4 0-7 0-11 0-3 0-7 0-11 0-7 0-14 0-21 0-14 3-24 3-39 3-17 4-35 4-49 7-10 5-18 5-25 5-3 0-7 3-10 3z">
          <text:p/>
        </draw:path>
        <draw:polygon draw:style-name="gr7" draw:text-style-name="P2" draw:layer="layout" svg:width="0cm" svg:height="0cm" svg:x="6.434cm" svg:y="16.054cm" svg:viewBox="0 0 0 0" draw:points="0,0">
          <text:p/>
        </draw:polygon>
        <draw:path draw:style-name="gr1" draw:text-style-name="P1" draw:layer="layout" svg:width="0.377cm" svg:height="0.78cm" svg:x="6.865cm" svg:y="15.384cm" svg:viewBox="0 0 378 781" svg:d="M0 781l378-763c-3-7-7-11-7-18l-233 469-128 262z">
          <text:p/>
        </draw:path>
        <draw:polygon draw:style-name="gr7" draw:text-style-name="P2" draw:layer="layout" svg:width="0cm" svg:height="0cm" svg:x="6.434cm" svg:y="16.054cm" svg:viewBox="0 0 0 0" draw:points="0,0">
          <text:p/>
        </draw:polygon>
        <draw:path draw:style-name="gr1" draw:text-style-name="P1" draw:layer="layout" svg:width="0.384cm" svg:height="0.78cm" svg:x="7.147cm" svg:y="15.691cm" svg:viewBox="0 0 385 781" svg:d="M0 781l35-39 347-703c3-14 3-25 3-39z">
          <text:p/>
        </draw:path>
        <draw:polygon draw:style-name="gr7" draw:text-style-name="P2" draw:layer="layout" svg:width="0cm" svg:height="0cm" svg:x="6.434cm" svg:y="16.054cm" svg:viewBox="0 0 0 0" draw:points="0,0">
          <text:p/>
        </draw:polygon>
        <draw:path draw:style-name="gr1" draw:text-style-name="P1" draw:layer="layout" svg:width="0.843cm" svg:height="0.025cm" svg:x="7.761cm" svg:y="15.765cm" svg:viewBox="0 0 844 26" svg:d="M844 4h-777c-18 0-39 0-57-4l-10 19h692c21 0 32 3 28 7l92-15-92 15 92-15c14-4 25-4 28-7z">
          <text:p/>
        </draw:path>
        <draw:polygon draw:style-name="gr7" draw:text-style-name="P2" draw:layer="layout" svg:width="0cm" svg:height="0cm" svg:x="6.434cm" svg:y="16.054cm" svg:viewBox="0 0 0 0" draw:points="0,0">
          <text:p/>
        </draw:polygon>
        <draw:path draw:style-name="gr1" draw:text-style-name="P1" draw:layer="layout" svg:width="0.459cm" svg:height="0.276cm" svg:x="6.12cm" svg:y="15.165cm" svg:viewBox="0 0 460 277" svg:d="M72 85c10 4 21 11 32 19l-104-104c25 39 46 64 72 85l-72-85c25 32 65 60 111 85l310 153 39 39-356-173z">
          <text:p/>
        </draw:path>
        <draw:polygon draw:style-name="gr7" draw:text-style-name="P2" draw:layer="layout" svg:width="0cm" svg:height="0cm" svg:x="6.434cm" svg:y="16.054cm" svg:viewBox="0 0 0 0" draw:points="0,0">
          <text:p/>
        </draw:polygon>
        <draw:path draw:style-name="gr1" draw:text-style-name="P1" draw:layer="layout" svg:width="0.097cm" svg:height="0.236cm" svg:x="4.859cm" svg:y="15.113cm" svg:viewBox="0 0 98 237" svg:d="M98 42c-15-14-19-32-15-42l-67 138c-4 11-7 21-11 32v3c-3 18-7 39-3 64z">
          <text:p/>
        </draw:path>
        <draw:polygon draw:style-name="gr7" draw:text-style-name="P2" draw:layer="layout" svg:width="0cm" svg:height="0cm" svg:x="6.434cm" svg:y="16.054cm" svg:viewBox="0 0 0 0" draw:points="0,0">
          <text:p/>
        </draw:polygon>
        <draw:path draw:style-name="gr1" draw:text-style-name="P1" draw:layer="layout" svg:width="0.155cm" svg:height="0.074cm" svg:x="7.528cm" svg:y="15.691cm" svg:viewBox="0 0 156 75" svg:d="M156 58c-54-15-103-33-153-58 0 14-3 25-3 40 32 14 60 28 92 35 17-3 38-10 64-17z">
          <text:p/>
        </draw:path>
        <draw:polygon draw:style-name="gr7" draw:text-style-name="P2" draw:layer="layout" svg:width="0cm" svg:height="0cm" svg:x="6.434cm" svg:y="16.054cm" svg:viewBox="0 0 0 0" draw:points="0,0">
          <text:p/>
        </draw:polygon>
        <draw:path draw:style-name="gr1" draw:text-style-name="P1" draw:layer="layout" svg:width="0.113cm" svg:height="0.124cm" svg:x="7.334cm" svg:y="15.546cm" svg:viewBox="0 0 114 125" svg:d="M40 76c17 17 35 35 60 49l14-28c-43-32-81-64-114-97 15 30 29 54 40 76z">
          <text:p/>
        </draw:path>
        <draw:polygon draw:style-name="gr7" draw:text-style-name="P2" draw:layer="layout" svg:width="0cm" svg:height="0cm" svg:x="6.434cm" svg:y="16.054cm" svg:viewBox="0 0 0 0" draw:points="0,0">
          <text:p/>
        </draw:polygon>
        <draw:path draw:style-name="gr8" draw:text-style-name="P2" draw:layer="layout" svg:width="0.254cm" svg:height="0.124cm" svg:x="4.801cm" svg:y="16.495cm" svg:viewBox="0 0 255 125" svg:d="M0 0c53 72 170 125 255 125">
          <text:p/>
        </draw:path>
        <draw:line draw:style-name="gr8" draw:text-style-name="P2" draw:layer="layout" svg:x1="4.802cm" svg:y1="16.495cm" svg:x2="4.61cm" svg:y2="16.888cm">
          <text:p/>
        </draw:line>
        <draw:path draw:style-name="gr8" draw:text-style-name="P2" draw:layer="layout" svg:width="0.254cm" svg:height="0.127cm" svg:x="4.61cm" svg:y="16.883cm" svg:viewBox="0 0 255 128" svg:d="M0 0c53 71 167 128 255 128">
          <text:p/>
        </draw:path>
        <draw:line draw:style-name="gr8" draw:text-style-name="P2" draw:layer="layout" svg:x1="5.055cm" svg:y1="16.619cm" svg:x2="6.258cm" svg:y2="16.619cm">
          <text:p/>
        </draw:line>
        <draw:line draw:style-name="gr8" draw:text-style-name="P2" draw:layer="layout" svg:x1="6.259cm" svg:y1="16.619cm" svg:x2="6.064cm" svg:y2="17.011cm">
          <text:p/>
        </draw:line>
        <draw:line draw:style-name="gr8" draw:text-style-name="P2" draw:layer="layout" svg:x1="4.861cm" svg:y1="17.01cm" svg:x2="6.064cm" svg:y2="17.01cm">
          <text:p/>
        </draw:line>
        <draw:path draw:style-name="gr8" draw:text-style-name="P2" draw:layer="layout" svg:width="0.797cm" svg:height="0.208cm" svg:x="6.064cm" svg:y="17.01cm" svg:viewBox="0 0 798 209" svg:d="M0 0c141 103 321 180 480 203 158 21 279-19 318-100">
          <text:p/>
        </draw:path>
        <draw:path draw:style-name="gr8" draw:text-style-name="P2" draw:layer="layout" svg:width="0.797cm" svg:height="0.207cm" svg:x="6.258cm" svg:y="16.619cm" svg:viewBox="0 0 798 208" svg:d="M0 0c141 106 317 181 476 202 163 21 283-14 322-96">
          <text:p/>
        </draw:path>
        <draw:path draw:style-name="gr8" draw:text-style-name="P2" draw:layer="layout" svg:width="0.014cm" svg:height="0.106cm" svg:x="7.055cm" svg:y="16.619cm" svg:viewBox="0 0 15 107" svg:d="M0 107c15-32 19-67 12-107">
          <text:p/>
        </draw:path>
        <draw:line draw:style-name="gr8" draw:text-style-name="P2" draw:layer="layout" svg:x1="7.066cm" svg:y1="16.619cm" svg:x2="8.128cm" svg:y2="16.619cm">
          <text:p/>
        </draw:line>
        <draw:line draw:style-name="gr8" draw:text-style-name="P2" draw:layer="layout" svg:x1="6.914cm" svg:y1="17.01cm" svg:x2="7.937cm" svg:y2="17.01cm">
          <text:p/>
        </draw:line>
        <draw:path draw:style-name="gr8" draw:text-style-name="P2" draw:layer="layout" svg:width="0.081cm" svg:height="0.038cm" svg:x="7.937cm" svg:y="16.972cm" svg:viewBox="0 0 82 39" svg:d="M82 0c-10 24-43 39-82 39">
          <text:p/>
        </draw:path>
        <draw:path draw:style-name="gr8" draw:text-style-name="P2" draw:layer="layout" svg:width="0.03cm" svg:height="0.089cm" svg:x="8.187cm" svg:y="16.495cm" svg:viewBox="0 0 31 90" svg:d="M0 0c30 33 38 65 26 90">
          <text:p/>
        </draw:path>
        <draw:path draw:style-name="gr8" draw:text-style-name="P2" draw:layer="layout" svg:width="0.084cm" svg:height="0.035cm" svg:x="8.128cm" svg:y="16.584cm" svg:viewBox="0 0 85 36" svg:d="M85 0c-10 21-43 36-85 36">
          <text:p/>
        </draw:path>
        <draw:line draw:style-name="gr8" draw:text-style-name="P2" draw:layer="layout" svg:x1="4.356cm" svg:y1="16.555cm" svg:x2="4.611cm" svg:y2="16.888cm">
          <text:p/>
        </draw:line>
        <draw:line draw:style-name="gr8" draw:text-style-name="P2" draw:layer="layout" svg:x1="4.748cm" svg:y1="16.425cm" svg:x2="4.802cm" svg:y2="16.496cm">
          <text:p/>
        </draw:line>
        <draw:line draw:style-name="gr8" draw:text-style-name="P2" draw:layer="layout" svg:x1="5.056cm" svg:y1="15.797cm" svg:x2="4.748cm" svg:y2="16.426cm">
          <text:p/>
        </draw:line>
        <draw:line draw:style-name="gr8" draw:text-style-name="P2" draw:layer="layout" svg:x1="5.186cm" svg:y1="15.776cm" svg:x2="5.055cm" svg:y2="15.801cm">
          <text:p/>
        </draw:line>
        <draw:line draw:style-name="gr8" draw:text-style-name="P2" draw:layer="layout" svg:x1="5.282cm" svg:y1="15.582cm" svg:x2="5.185cm" svg:y2="15.777cm">
          <text:p/>
        </draw:line>
        <draw:line draw:style-name="gr8" draw:text-style-name="P2" draw:layer="layout" svg:x1="4.953cm" svg:y1="15.155cm" svg:x2="5.282cm" svg:y2="15.583cm">
          <text:p/>
        </draw:line>
        <draw:line draw:style-name="gr8" draw:text-style-name="P2" draw:layer="layout" svg:x1="4.957cm" svg:y1="15.155cm" svg:x2="4.861cm" svg:y2="15.35cm">
          <text:p/>
        </draw:line>
        <draw:line draw:style-name="gr8" draw:text-style-name="P2" draw:layer="layout" svg:x1="4.861cm" svg:y1="15.349cm" svg:x2="4.876cm" svg:y2="15.558cm">
          <text:p/>
        </draw:line>
        <draw:line draw:style-name="gr8" draw:text-style-name="P2" draw:layer="layout" svg:x1="4.876cm" svg:y1="15.557cm" svg:x2="4.564cm" svg:y2="16.189cm">
          <text:p/>
        </draw:line>
        <draw:line draw:style-name="gr8" draw:text-style-name="P2" draw:layer="layout" svg:x1="4.55cm" svg:y1="16.167cm" svg:x2="4.565cm" svg:y2="16.189cm">
          <text:p/>
        </draw:line>
        <draw:line draw:style-name="gr8" draw:text-style-name="P2" draw:layer="layout" svg:x1="4.551cm" svg:y1="16.167cm" svg:x2="4.356cm" svg:y2="16.56cm">
          <text:p/>
        </draw:line>
        <draw:path draw:style-name="gr8" draw:text-style-name="P2" draw:layer="layout" svg:width="0.166cm" svg:height="0.017cm" svg:x="5.055cm" svg:y="15.783cm" svg:viewBox="0 0 167 18" svg:d="M0 18c3 0 7-3 10-3 7 0 15 0 25-4 14 0 32-3 49-3 15-4 25-4 39-8 7 0 14 0 26 0 4 0 7 0 7 0 7 0 7 0 11 0">
          <text:p/>
        </draw:path>
        <draw:path draw:style-name="gr8" draw:text-style-name="P2" draw:layer="layout" svg:width="0.127cm" svg:height="0.063cm" svg:x="4.748cm" svg:y="16.425cm" svg:viewBox="0 0 128 64" svg:d="M0 0c25 35 81 64 128 64">
          <text:p/>
        </draw:path>
        <draw:line draw:style-name="gr8" draw:text-style-name="P2" draw:layer="layout" svg:x1="5.94cm" svg:y1="15.783cm" svg:x2="5.221cm" svg:y2="15.783cm">
          <text:p/>
        </draw:line>
        <draw:path draw:style-name="gr8" draw:text-style-name="P2" draw:layer="layout" svg:width="0.053cm" svg:height="0.007cm" svg:x="5.185cm" svg:y="15.769cm" svg:viewBox="0 0 54 8" svg:d="M0 8c14-5 32-5 54-8">
          <text:p/>
        </draw:path>
        <draw:line draw:style-name="gr8" draw:text-style-name="P2" draw:layer="layout" svg:x1="4.875cm" svg:y1="16.485cm" svg:x2="5.595cm" svg:y2="16.485cm">
          <text:p/>
        </draw:line>
        <draw:path draw:style-name="gr8" draw:text-style-name="P2" draw:layer="layout" svg:width="0.014cm" svg:height="0.045cm" svg:x="4.55cm" svg:y="16.143cm" svg:viewBox="0 0 15 46" svg:d="M15 46c-15-18-18-36-11-46">
          <text:p/>
        </draw:path>
        <draw:path draw:style-name="gr8" draw:text-style-name="P2" draw:layer="layout" svg:width="0.005cm" svg:height="0.064cm" svg:x="4.859cm" svg:y="15.285cm" svg:viewBox="0 0 6 65" svg:d="M2 65c-5-26 0-47 4-65">
          <text:p/>
        </draw:path>
        <draw:line draw:style-name="gr8" draw:text-style-name="P2" draw:layer="layout" svg:x1="5.817cm" svg:y1="16.472cm" svg:x2="6.174cm" svg:y2="15.748cm">
          <text:p/>
        </draw:line>
        <draw:line draw:style-name="gr8" draw:text-style-name="P2" draw:layer="layout" svg:x1="5.818cm" svg:y1="16.472cm" svg:x2="5.789cm" svg:y2="16.46cm">
          <text:p/>
        </draw:line>
        <draw:line draw:style-name="gr8" draw:text-style-name="P2" draw:layer="layout" svg:x1="5.757cm" svg:y1="16.528cm" svg:x2="6.139cm" svg:y2="15.758cm">
          <text:p/>
        </draw:line>
        <draw:line draw:style-name="gr8" draw:text-style-name="P2" draw:layer="layout" svg:x1="5.693cm" svg:y1="16.546cm" svg:x2="6.079cm" svg:y2="15.765cm">
          <text:p/>
        </draw:line>
        <draw:line draw:style-name="gr8" draw:text-style-name="P2" draw:layer="layout" svg:x1="5.758cm" svg:y1="16.527cm" svg:x2="5.693cm" svg:y2="16.546cm">
          <text:p/>
        </draw:line>
        <draw:path draw:style-name="gr8" draw:text-style-name="P2" draw:layer="layout" svg:width="0.085cm" svg:height="0.014cm" svg:x="5.972cm" svg:y="15.769cm" svg:viewBox="0 0 86 15" svg:d="M86 0c-32 4-61 11-86 15">
          <text:p/>
        </draw:path>
        <draw:line draw:style-name="gr8" draw:text-style-name="P2" draw:layer="layout" svg:x1="5.626cm" svg:y1="16.486cm" svg:x2="5.973cm" svg:y2="15.783cm">
          <text:p/>
        </draw:line>
        <draw:line draw:style-name="gr8" draw:text-style-name="P2" draw:layer="layout" svg:x1="5.694cm" svg:y1="16.546cm" svg:x2="5.626cm" svg:y2="16.485cm">
          <text:p/>
        </draw:line>
        <draw:path draw:style-name="gr8" draw:text-style-name="P2" draw:layer="layout" svg:width="0.032cm" svg:height="0.003cm" svg:x="5.94cm" svg:y="15.783cm" svg:viewBox="0 0 33 4" svg:d="M33 0c-12 0-22 4-33 4">
          <text:p/>
        </draw:path>
        <draw:path draw:style-name="gr8" draw:text-style-name="P2" draw:layer="layout" svg:width="0.031cm" svg:height="0.003cm" svg:x="5.595cm" svg:y="16.485cm" svg:viewBox="0 0 32 4" svg:d="M0 4c11 0 22-4 32-4">
          <text:p/>
        </draw:path>
        <draw:line draw:style-name="gr8" draw:text-style-name="P2" draw:layer="layout" svg:x1="5.238cm" svg:y1="15.769cm" svg:x2="6.028cm" svg:y2="15.769cm">
          <text:p/>
        </draw:line>
        <draw:path draw:style-name="gr8" draw:text-style-name="P2" draw:layer="layout" svg:width="0.057cm" svg:height="0.007cm" svg:x="6.028cm" svg:y="15.765cm" svg:viewBox="0 0 58 8" svg:d="M0 8c22 0 39-3 58-8">
          <text:p/>
        </draw:path>
        <draw:line draw:style-name="gr8" draw:text-style-name="P2" draw:layer="layout" svg:x1="4.864cm" svg:y1="15.285cm" svg:x2="4.864cm" svg:y2="15.282cm">
          <text:p/>
        </draw:line>
        <draw:line draw:style-name="gr8" draw:text-style-name="P2" draw:layer="layout" svg:x1="5.238cm" svg:y1="15.769cm" svg:x2="5.243cm" svg:y2="15.773cm">
          <text:p/>
        </draw:line>
        <draw:path draw:style-name="gr8" draw:text-style-name="P2" draw:layer="layout" svg:width="0.015cm" svg:height="0.045cm" svg:x="4.941cm" svg:y="15.113cm" svg:viewBox="0 0 16 46" svg:d="M16 46c-15-18-19-32-15-46">
          <text:p/>
        </draw:path>
        <draw:path draw:style-name="gr8" draw:text-style-name="P2" draw:layer="layout" svg:width="0.039cm" svg:height="0.018cm" svg:x="4.942cm" svg:y="15.095cm" svg:viewBox="0 0 40 19" svg:d="M0 19c7-12 22-19 40-19">
          <text:p/>
        </draw:path>
        <draw:path draw:style-name="gr8" draw:text-style-name="P2" draw:layer="layout" svg:width="0.012cm" svg:height="0.035cm" svg:x="4.864cm" svg:y="15.25cm" svg:viewBox="0 0 13 36" svg:d="M0 36c5-15 8-25 13-36">
          <text:p/>
        </draw:path>
        <draw:path draw:style-name="gr8" draw:text-style-name="P2" draw:layer="layout" svg:width="0.127cm" svg:height="0.063cm" svg:x="5.281cm" svg:y="15.582cm" svg:viewBox="0 0 128 64" svg:d="M0 0c24 36 84 64 128 64">
          <text:p/>
        </draw:path>
        <draw:path draw:style-name="gr8" draw:text-style-name="P2" draw:layer="layout" svg:width="0.113cm" svg:height="0.01cm" svg:x="5.238cm" svg:y="15.762cm" svg:viewBox="0 0 114 11" svg:d="M0 11c39-7 86-11 114-11">
          <text:p/>
        </draw:path>
        <draw:line draw:style-name="gr8" draw:text-style-name="P2" draw:layer="layout" svg:x1="5.351cm" svg:y1="15.762cm" svg:x2="6.071cm" svg:y2="15.762cm">
          <text:p/>
        </draw:line>
        <draw:path draw:style-name="gr8" draw:text-style-name="P2" draw:layer="layout" svg:width="0.063cm" svg:height="0.007cm" svg:x="6.071cm" svg:y="15.758cm" svg:viewBox="0 0 64 8" svg:d="M0 8c22 0 47-3 64-8">
          <text:p/>
        </draw:path>
        <draw:path draw:style-name="gr8" draw:text-style-name="P2" draw:layer="layout" svg:width="0.131cm" svg:height="0.081cm" svg:x="6.134cm" svg:y="15.677cm" svg:viewBox="0 0 132 82" svg:d="M0 82c65-11 111-40 132-82">
          <text:p/>
        </draw:path>
        <draw:line draw:style-name="gr8" draw:text-style-name="P2" draw:layer="layout" svg:x1="5.67cm" svg:y1="15.067cm" svg:x2="4.981cm" svg:y2="15.096cm">
          <text:p/>
        </draw:line>
        <draw:line draw:style-name="gr8" draw:text-style-name="P2" draw:layer="layout" svg:x1="5.408cm" svg:y1="15.645cm" svg:x2="6.127cm" svg:y2="15.645cm">
          <text:p/>
        </draw:line>
        <draw:path draw:style-name="gr8" draw:text-style-name="P2" draw:layer="layout" svg:width="0.194cm" svg:height="0.088cm" svg:x="6.127cm" svg:y="15.557cm" svg:viewBox="0 0 195 89" svg:d="M0 89c99 0 170-33 195-89">
          <text:p/>
        </draw:path>
        <draw:path draw:style-name="gr8" draw:text-style-name="P2" draw:layer="layout" svg:width="0.669cm" svg:height="0.491cm" svg:x="5.665cm" svg:y="15.066cm" svg:viewBox="0 0 670 492" svg:d="M657 492c44-85-24-213-169-322-148-109-339-176-488-169">
          <text:p/>
        </draw:path>
        <draw:path draw:style-name="gr8" draw:text-style-name="P2" draw:layer="layout" svg:width="0.068cm" svg:height="0.222cm" svg:x="4.482cm" svg:y="15.945cm" svg:viewBox="0 0 69 223" svg:d="M69 223c-64-82-85-163-57-223">
          <text:p/>
        </draw:path>
        <draw:path draw:style-name="gr8" draw:text-style-name="P2" draw:layer="layout" svg:width="0.201cm" svg:height="0.092cm" svg:x="4.494cm" svg:y="15.853cm" svg:viewBox="0 0 202 93" svg:d="M0 93c28-56 103-89 202-93">
          <text:p/>
        </draw:path>
        <draw:path draw:style-name="gr8" draw:text-style-name="P2" draw:layer="layout" svg:width="0.066cm" svg:height="0.222cm" svg:x="4.29cm" svg:y="16.337cm" svg:viewBox="0 0 67 223" svg:d="M67 223c-64-86-82-163-54-223">
          <text:p/>
        </draw:path>
        <draw:line draw:style-name="gr8" draw:text-style-name="P2" draw:layer="layout" svg:x1="7.002cm" svg:y1="15.853cm" svg:x2="6.572cm" svg:y2="15.853cm">
          <text:p/>
        </draw:line>
        <draw:line draw:style-name="gr8" draw:text-style-name="P2" draw:layer="layout" svg:x1="6.233cm" svg:y1="14.918cm" svg:x2="6.713cm" svg:y2="14.918cm">
          <text:p/>
        </draw:line>
        <draw:line draw:style-name="gr8" draw:text-style-name="P2" draw:layer="layout" svg:x1="6.287cm" svg:y1="15.13cm" svg:x2="6.23cm" svg:y2="15.251cm">
          <text:p/>
        </draw:line>
        <draw:path draw:style-name="gr8" draw:text-style-name="P2" draw:layer="layout" svg:width="0.081cm" svg:height="0.036cm" svg:x="6.152cm" svg:y="14.918cm" svg:viewBox="0 0 82 37" svg:d="M82 0c-43 0-71 16-82 37">
          <text:p/>
        </draw:path>
        <draw:path draw:style-name="gr8" draw:text-style-name="P2" draw:layer="layout" svg:width="0.144cm" svg:height="0.176cm" svg:x="6.146cm" svg:y="14.954cm" svg:viewBox="0 0 145 177" svg:d="M6 0c-25 49 35 131 139 177">
          <text:p/>
        </draw:path>
        <draw:line draw:style-name="gr8" draw:text-style-name="P2" draw:layer="layout" svg:x1="6.099cm" svg:y1="15.205cm" svg:x2="6.121cm" svg:y2="15.165cm">
          <text:p/>
        </draw:line>
        <draw:path draw:style-name="gr8" draw:text-style-name="P2" draw:layer="layout" svg:width="0.11cm" svg:height="0.085cm" svg:x="6.12cm" svg:y="15.165cm" svg:viewBox="0 0 111 86" svg:d="M0 0c25 32 65 60 111 86">
          <text:p/>
        </draw:path>
        <draw:line draw:style-name="gr8" draw:text-style-name="P2" draw:layer="layout" svg:x1="6.508cm" svg:y1="15.985cm" svg:x2="6.781cm" svg:y2="15.441cm">
          <text:p/>
        </draw:line>
        <draw:path draw:style-name="gr8" draw:text-style-name="P2" draw:layer="layout" svg:width="0.284cm" svg:height="0.212cm" svg:x="6.713cm" svg:y="14.918cm" svg:viewBox="0 0 285 213" svg:d="M280 213c17-35-11-89-72-135-63-46-145-78-208-78">
          <text:p/>
        </draw:path>
        <draw:line draw:style-name="gr8" draw:text-style-name="P2" draw:layer="layout" svg:x1="6.601cm" svg:y1="15.286cm" svg:x2="6.286cm" svg:y2="15.13cm">
          <text:p/>
        </draw:line>
        <draw:line draw:style-name="gr8" draw:text-style-name="P2" draw:layer="layout" svg:x1="6.914cm" svg:y1="15.285cm" svg:x2="6.6cm" svg:y2="15.285cm">
          <text:p/>
        </draw:line>
        <draw:line draw:style-name="gr8" draw:text-style-name="P2" draw:layer="layout" svg:x1="6.993cm" svg:y1="15.13cm" svg:x2="6.914cm" svg:y2="15.286cm">
          <text:p/>
        </draw:line>
        <draw:path draw:style-name="gr8" draw:text-style-name="P2" draw:layer="layout" svg:width="0.085cm" svg:height="0.039cm" svg:x="6.695cm" svg:y="15.183cm" svg:viewBox="0 0 86 40" svg:d="M0 40c43 0 72-15 86-40">
          <text:p/>
        </draw:path>
        <draw:path draw:style-name="gr8" draw:text-style-name="P2" draw:layer="layout" svg:width="0.365cm" svg:height="0.214cm" svg:x="6.42cm" svg:y="14.97cm" svg:viewBox="0 0 366 215" svg:d="M361 215c25-46-40-127-139-177-98-51-197-51-222 0">
          <text:p/>
        </draw:path>
        <draw:path draw:style-name="gr8" draw:text-style-name="P2" draw:layer="layout" svg:width="0.28cm" svg:height="0.215cm" svg:x="6.415cm" svg:y="15.007cm" svg:viewBox="0 0 281 216" svg:d="M5 0c-18 35 11 88 71 137 60 47 142 79 205 79">
          <text:p/>
        </draw:path>
        <draw:line draw:style-name="gr8" draw:text-style-name="P2" draw:layer="layout" svg:x1="6.601cm" svg:y1="15.285cm" svg:x2="6.54cm" svg:y2="15.403cm">
          <text:p/>
        </draw:line>
        <draw:line draw:style-name="gr8" draw:text-style-name="P2" draw:layer="layout" svg:x1="6.915cm" svg:y1="15.285cm" svg:x2="6.854cm" svg:y2="15.403cm">
          <text:p/>
        </draw:line>
        <draw:line draw:style-name="gr8" draw:text-style-name="P2" draw:layer="layout" svg:x1="6.783cm" svg:y1="15.442cm" svg:x2="6.859cm" svg:y2="15.402cm">
          <text:p/>
        </draw:line>
        <draw:line draw:style-name="gr8" draw:text-style-name="P2" draw:layer="layout" svg:x1="6.776cm" svg:y1="15.441cm" svg:x2="6.783cm" svg:y2="15.441cm">
          <text:p/>
        </draw:line>
        <draw:line draw:style-name="gr8" draw:text-style-name="P2" draw:layer="layout" svg:x1="6.392cm" svg:y1="16.225cm" svg:x2="6.781cm" svg:y2="15.441cm">
          <text:p/>
        </draw:line>
        <draw:line draw:style-name="gr8" draw:text-style-name="P2" draw:layer="layout" svg:x1="6.392cm" svg:y1="16.22cm" svg:x2="6.198cm" svg:y2="16.22cm">
          <text:p/>
        </draw:line>
        <draw:line draw:style-name="gr8" draw:text-style-name="P2" draw:layer="layout" svg:x1="6.198cm" svg:y1="16.225cm" svg:x2="6.583cm" svg:y2="15.441cm">
          <text:p/>
        </draw:line>
        <draw:line draw:style-name="gr8" draw:text-style-name="P2" draw:layer="layout" svg:x1="6.575cm" svg:y1="15.441cm" svg:x2="6.579cm" svg:y2="15.441cm">
          <text:p/>
        </draw:line>
        <draw:line draw:style-name="gr8" draw:text-style-name="P2" draw:layer="layout" svg:x1="6.54cm" svg:y1="15.402cm" svg:x2="6.58cm" svg:y2="15.442cm">
          <text:p/>
        </draw:line>
        <draw:line draw:style-name="gr8" draw:text-style-name="P2" draw:layer="layout" svg:x1="6.513cm" svg:y1="15.984cm" svg:x2="6.392cm" svg:y2="16.225cm">
          <text:p/>
        </draw:line>
        <draw:line draw:style-name="gr8" draw:text-style-name="P2" draw:layer="layout" svg:x1="6.23cm" svg:y1="15.25cm" svg:x2="6.541cm" svg:y2="15.403cm">
          <text:p/>
        </draw:line>
        <draw:path draw:style-name="gr8" draw:text-style-name="P2" draw:layer="layout" svg:width="0.071cm" svg:height="0.085cm" svg:x="6.12cm" svg:y="15.165cm" svg:viewBox="0 0 72 86" svg:d="M0 0c26 39 47 64 72 86">
          <text:p/>
        </draw:path>
        <draw:line draw:style-name="gr8" draw:text-style-name="P2" draw:layer="layout" svg:x1="6.199cm" svg:y1="16.225cm" svg:x2="5.99cm" svg:y2="16.118cm">
          <text:p/>
        </draw:line>
        <draw:path draw:style-name="gr8" draw:text-style-name="P2" draw:layer="layout" svg:width="0.032cm" svg:height="0.018cm" svg:x="6.191cm" svg:y="15.25cm" svg:viewBox="0 0 33 19" svg:d="M0 0c10 4 21 12 33 19">
          <text:p/>
        </draw:path>
        <draw:line draw:style-name="gr8" draw:text-style-name="P2" draw:layer="layout" svg:x1="6.219cm" svg:y1="15.264cm" svg:x2="6.58cm" svg:y2="15.442cm">
          <text:p/>
        </draw:line>
        <draw:line draw:style-name="gr8" draw:text-style-name="P2" draw:layer="layout" svg:x1="6.875cm" svg:y1="16.115cm" svg:x2="7.236cm" svg:y2="15.384cm">
          <text:p/>
        </draw:line>
        <draw:line draw:style-name="gr8" draw:text-style-name="P2" draw:layer="layout" svg:x1="6.865cm" svg:y1="16.165cm" svg:x2="7.243cm" svg:y2="15.402cm">
          <text:p/>
        </draw:line>
        <draw:line draw:style-name="gr8" draw:text-style-name="P2" draw:layer="layout" svg:x1="6.865cm" svg:y1="16.165cm" svg:x2="6.876cm" svg:y2="16.114cm">
          <text:p/>
        </draw:line>
        <draw:line draw:style-name="gr8" draw:text-style-name="P2" draw:layer="layout" svg:x1="6.936cm" svg:y1="16.193cm" svg:x2="6.865cm" svg:y2="16.164cm">
          <text:p/>
        </draw:line>
        <draw:line draw:style-name="gr8" draw:text-style-name="P2" draw:layer="layout" svg:x1="6.9cm" svg:y1="16.264cm" svg:x2="7.285cm" svg:y2="15.479cm">
          <text:p/>
        </draw:line>
        <draw:line draw:style-name="gr8" draw:text-style-name="P2" draw:layer="layout" svg:x1="6.946cm" svg:y1="16.324cm" svg:x2="7.331cm" svg:y2="15.543cm">
          <text:p/>
        </draw:line>
        <draw:line draw:style-name="gr8" draw:text-style-name="P2" draw:layer="layout" svg:x1="6.95cm" svg:y1="16.324cm" svg:x2="6.9cm" svg:y2="16.259cm">
          <text:p/>
        </draw:line>
        <draw:line draw:style-name="gr8" draw:text-style-name="P2" draw:layer="layout" svg:x1="7.027cm" svg:y1="16.324cm" svg:x2="7.374cm" svg:y2="15.621cm">
          <text:p/>
        </draw:line>
        <draw:path draw:style-name="gr8" draw:text-style-name="P2" draw:layer="layout" svg:width="0.039cm" svg:height="0.075cm" svg:x="7.334cm" svg:y="15.546cm" svg:viewBox="0 0 40 76" svg:d="M40 76c-11-22-26-47-40-76">
          <text:p/>
        </draw:path>
        <draw:line draw:style-name="gr8" draw:text-style-name="P2" draw:layer="layout" svg:x1="7.027cm" svg:y1="16.323cm" svg:x2="6.946cm" svg:y2="16.323cm">
          <text:p/>
        </draw:line>
        <draw:path draw:style-name="gr8" draw:text-style-name="P2" draw:layer="layout" svg:width="0.06cm" svg:height="0.049cm" svg:x="7.373cm" svg:y="15.621cm" svg:viewBox="0 0 61 50" svg:d="M0 0c17 17 36 36 61 50">
          <text:p/>
        </draw:path>
        <draw:path draw:style-name="gr8" draw:text-style-name="P2" draw:layer="layout" svg:width="0.06cm" svg:height="0.052cm" svg:x="7.027cm" svg:y="16.323cm" svg:viewBox="0 0 61 53" svg:d="M0 0c14 17 36 36 61 53">
          <text:p/>
        </draw:path>
        <draw:line draw:style-name="gr8" draw:text-style-name="P2" draw:layer="layout" svg:x1="7.062cm" svg:y1="16.422cm" svg:x2="7.448cm" svg:y2="15.638cm">
          <text:p/>
        </draw:line>
        <draw:line draw:style-name="gr8" draw:text-style-name="P2" draw:layer="layout" svg:x1="7.147cm" svg:y1="16.472cm" svg:x2="7.532cm" svg:y2="15.691cm">
          <text:p/>
        </draw:line>
        <draw:line draw:style-name="gr8" draw:text-style-name="P2" draw:layer="layout" svg:x1="7.062cm" svg:y1="16.418cm" svg:x2="7.148cm" svg:y2="16.472cm">
          <text:p/>
        </draw:line>
        <draw:path draw:style-name="gr8" draw:text-style-name="P2" draw:layer="layout" svg:width="0.003cm" svg:height="0.039cm" svg:x="7.528cm" svg:y="15.691cm" svg:viewBox="0 0 4 40" svg:d="M0 40c0-11 4-26 4-40">
          <text:p/>
        </draw:path>
        <draw:line draw:style-name="gr8" draw:text-style-name="P2" draw:layer="layout" svg:x1="7.182cm" svg:y1="16.433cm" svg:x2="7.529cm" svg:y2="15.73cm">
          <text:p/>
        </draw:line>
        <draw:line draw:style-name="gr8" draw:text-style-name="P2" draw:layer="layout" svg:x1="7.147cm" svg:y1="16.472cm" svg:x2="7.183cm" svg:y2="16.432cm">
          <text:p/>
        </draw:line>
        <draw:line draw:style-name="gr8" draw:text-style-name="P2" draw:layer="layout" svg:x1="7.274cm" svg:y1="16.468cm" svg:x2="7.624cm" svg:y2="15.765cm">
          <text:p/>
        </draw:line>
        <draw:path draw:style-name="gr8" draw:text-style-name="P2" draw:layer="layout" svg:width="0.095cm" svg:height="0.035cm" svg:x="7.528cm" svg:y="15.73cm" svg:viewBox="0 0 96 36" svg:d="M0 0c33 15 64 29 96 36">
          <text:p/>
        </draw:path>
        <draw:path draw:style-name="gr8" draw:text-style-name="P2" draw:layer="layout" svg:width="0.092cm" svg:height="0.039cm" svg:x="7.182cm" svg:y="16.432cm" svg:viewBox="0 0 93 40" svg:d="M0 0c32 15 65 29 93 40">
          <text:p/>
        </draw:path>
        <draw:path draw:style-name="gr8" draw:text-style-name="P2" draw:layer="layout" svg:width="0.063cm" svg:height="0.017cm" svg:x="7.62cm" svg:y="15.748cm" svg:viewBox="0 0 64 18" svg:d="M0 18c17-3 39-10 64-18">
          <text:p/>
        </draw:path>
        <draw:line draw:style-name="gr8" draw:text-style-name="P2" draw:layer="layout" svg:x1="7.298cm" svg:y1="16.528cm" svg:x2="7.684cm" svg:y2="15.748cm">
          <text:p/>
        </draw:line>
        <draw:line draw:style-name="gr8" draw:text-style-name="P2" draw:layer="layout" svg:x1="7.274cm" svg:y1="16.467cm" svg:x2="7.299cm" svg:y2="16.528cm">
          <text:p/>
        </draw:line>
        <draw:line draw:style-name="gr8" draw:text-style-name="P2" draw:layer="layout" svg:x1="7.387cm" svg:y1="16.546cm" svg:x2="7.772cm" svg:y2="15.765cm">
          <text:p/>
        </draw:line>
        <draw:line draw:style-name="gr8" draw:text-style-name="P2" draw:layer="layout" svg:x1="7.298cm" svg:y1="16.527cm" svg:x2="7.388cm" svg:y2="16.546cm">
          <text:p/>
        </draw:line>
        <draw:line draw:style-name="gr8" draw:text-style-name="P2" draw:layer="layout" svg:x1="7.761cm" svg:y1="15.783cm" svg:x2="8.452cm" svg:y2="15.783cm">
          <text:p/>
        </draw:line>
        <draw:line draw:style-name="gr8" draw:text-style-name="P2" draw:layer="layout" svg:x1="7.415cm" svg:y1="16.485cm" svg:x2="8.103cm" svg:y2="16.485cm">
          <text:p/>
        </draw:line>
        <draw:path draw:style-name="gr8" draw:text-style-name="P2" draw:layer="layout" svg:width="0.029cm" svg:height="0.007cm" svg:x="8.452cm" svg:y="15.783cm" svg:viewBox="0 0 30 8" svg:d="M29 8c4-8-7-8-29-8">
          <text:p/>
        </draw:path>
        <draw:path draw:style-name="gr8" draw:text-style-name="P2" draw:layer="layout" svg:width="0.042cm" svg:height="0.021cm" svg:x="8.103cm" svg:y="16.467cm" svg:viewBox="0 0 43 22" svg:d="M43 0c-3 15-22 22-43 22">
          <text:p/>
        </draw:path>
        <draw:path draw:style-name="gr8" draw:text-style-name="P2" draw:layer="layout" svg:width="0.028cm" svg:height="0.007cm" svg:x="8.572cm" svg:y="15.769cm" svg:viewBox="0 0 29 8" svg:d="M0 8c15 0 26-5 29-8">
          <text:p/>
        </draw:path>
        <draw:line draw:style-name="gr8" draw:text-style-name="P2" draw:layer="layout" svg:x1="8.573cm" svg:y1="15.776cm" svg:x2="8.477cm" svg:y2="15.794cm">
          <text:p/>
        </draw:line>
        <draw:line draw:style-name="gr8" draw:text-style-name="P2" draw:layer="layout" svg:x1="8.604cm" svg:y1="15.769cm" svg:x2="7.828cm" svg:y2="15.769cm">
          <text:p/>
        </draw:line>
        <draw:path draw:style-name="gr8" draw:text-style-name="P2" draw:layer="layout" svg:width="0.554cm" svg:height="0.31cm" svg:x="7.274cm" svg:y="15.462cm" svg:viewBox="0 0 555 311" svg:d="M555 311c-96 0-216-35-321-95-111-61-195-139-234-216">
          <text:p/>
        </draw:path>
        <draw:path draw:style-name="gr8" draw:text-style-name="P2" draw:layer="layout" svg:width="0.124cm" svg:height="0.063cm" svg:x="8.219cm" svg:y="15.095cm" svg:viewBox="0 0 125 64" svg:d="M125 64c-25-36-82-64-125-64">
          <text:p/>
        </draw:path>
        <draw:path draw:style-name="gr8" draw:text-style-name="P2" draw:layer="layout" svg:width="0.015cm" svg:height="0.046cm" svg:x="8.667cm" svg:y="15.582cm" svg:viewBox="0 0 16 47" svg:d="M0 0c15 18 19 32 15 47">
          <text:p/>
        </draw:path>
        <draw:path draw:style-name="gr8" draw:text-style-name="P2" draw:layer="layout" svg:width="0.042cm" svg:height="0.021cm" svg:x="8.639cm" svg:y="15.624cm" svg:viewBox="0 0 43 22" svg:d="M43 0c-7 15-22 22-43 22">
          <text:p/>
        </draw:path>
        <draw:path draw:style-name="gr8" draw:text-style-name="P2" draw:layer="layout" svg:width="0.007cm" svg:height="0.007cm" svg:x="8.604cm" svg:y="15.765cm" svg:viewBox="0 0 8 8" svg:d="M0 8c4-3 8-3 8-8">
          <text:p/>
        </draw:path>
        <draw:path draw:style-name="gr8" draw:text-style-name="P2" draw:layer="layout" svg:width="0.032cm" svg:height="0.003cm" svg:x="8.579cm" svg:y="15.762cm" svg:viewBox="0 0 33 4" svg:d="M33 4c0 0-12-4-33-4">
          <text:p/>
        </draw:path>
        <draw:line draw:style-name="gr8" draw:text-style-name="P2" draw:layer="layout" svg:x1="8.579cm" svg:y1="15.762cm" svg:x2="7.87cm" svg:y2="15.762cm">
          <text:p/>
        </draw:line>
        <draw:path draw:style-name="gr8" draw:text-style-name="P2" draw:layer="layout" svg:width="0.621cm" svg:height="0.343cm" svg:x="7.249cm" svg:y="15.419cm" svg:viewBox="0 0 622 344" svg:d="M622 344c-109 0-241-39-361-103-120-67-215-156-261-241">
          <text:p/>
        </draw:path>
        <draw:path draw:style-name="gr8" draw:text-style-name="P2" draw:layer="layout" svg:width="0.027cm" svg:height="0.151cm" svg:x="7.222cm" svg:y="15.268cm" svg:viewBox="0 0 28 152" svg:d="M28 152c-33-56-36-110-14-152">
          <text:p/>
        </draw:path>
        <draw:line draw:style-name="gr8" draw:text-style-name="P2" draw:layer="layout" svg:x1="7.514cm" svg:y1="15.067cm" svg:x2="8.22cm" svg:y2="15.096cm">
          <text:p/>
        </draw:line>
        <draw:line draw:style-name="gr8" draw:text-style-name="P2" draw:layer="layout" svg:x1="8.639cm" svg:y1="15.645cm" svg:x2="7.93cm" svg:y2="15.645cm">
          <text:p/>
        </draw:line>
        <draw:path draw:style-name="gr8" draw:text-style-name="P2" draw:layer="layout" svg:width="0.223cm" svg:height="0.085cm" svg:x="7.291cm" svg:y="15.066cm" svg:viewBox="0 0 224 86" svg:d="M224 1c-114-7-195 25-224 85">
          <text:p/>
        </draw:path>
        <draw:path draw:style-name="gr8" draw:text-style-name="P2" draw:layer="layout" svg:width="0.651cm" svg:height="0.494cm" svg:x="7.279cm" svg:y="15.151cm" svg:viewBox="0 0 652 495" svg:d="M12 0c-42 81 25 205 163 314 142 111 329 181 477 181">
          <text:p/>
        </draw:path>
        <draw:path draw:style-name="gr8" draw:text-style-name="P2" draw:layer="layout" svg:width="0.085cm" svg:height="0.039cm" svg:x="6.646cm" svg:y="16.562cm" svg:viewBox="0 0 86 40" svg:d="M0 40c43 0 75-14 86-40">
          <text:p/>
        </draw:path>
        <draw:path draw:style-name="gr8" draw:text-style-name="P2" draw:layer="layout" svg:width="0.365cm" svg:height="0.214cm" svg:x="6.371cm" svg:y="16.352cm" svg:viewBox="0 0 366 215" svg:d="M361 215c25-49-39-131-138-180-99-47-198-47-223 0">
          <text:p/>
        </draw:path>
        <draw:path draw:style-name="gr8" draw:text-style-name="P2" draw:layer="layout" svg:width="0.28cm" svg:height="0.215cm" svg:x="6.365cm" svg:y="16.386cm" svg:viewBox="0 0 281 216" svg:d="M5 0c-18 35 10 93 70 139 60 45 142 77 206 77">
          <text:p/>
        </draw:path>
        <draw:line draw:style-name="gr8" draw:text-style-name="P2" draw:layer="layout" svg:x1="8.192cm" svg:y1="16.496cm" svg:x2="8.156cm" svg:y2="16.45cm">
          <text:p/>
        </draw:line>
        <draw:line draw:style-name="gr8" draw:text-style-name="P2" draw:layer="layout" svg:x1="8.343cm" svg:y1="15.155cm" svg:x2="8.672cm" svg:y2="15.583cm">
          <text:p/>
        </draw:line>
        <draw:line draw:style-name="gr8" draw:text-style-name="P2" draw:layer="layout" svg:x1="6.861cm" svg:y1="17.114cm" svg:x2="7.056cm" svg:y2="16.725cm">
          <text:p/>
        </draw:line>
        <draw:line draw:style-name="gr8" draw:text-style-name="P2" draw:layer="layout" svg:x1="8.018cm" svg:y1="16.976cm" svg:x2="8.213cm" svg:y2="16.584cm">
          <text:p/>
        </draw:line>
        <draw:line draw:style-name="gr8" draw:text-style-name="P2" draw:layer="layout" svg:x1="4.872cm" svg:y1="15.501cm" svg:x2="4.554cm" svg:y2="16.144cm">
          <text:p/>
        </draw:line>
        <draw:line draw:style-name="gr8" draw:text-style-name="P2" draw:layer="layout" svg:x1="4.943cm" svg:y1="15.113cm" svg:x2="4.875cm" svg:y2="15.251cm">
          <text:p/>
        </draw:line>
        <draw:line draw:style-name="gr8" draw:text-style-name="P2" draw:layer="layout" svg:x1="6.085cm" svg:y1="15.766cm" svg:x2="6.135cm" svg:y2="15.758cm">
          <text:p/>
        </draw:line>
        <draw:line draw:style-name="gr8" draw:text-style-name="P2" draw:layer="layout" svg:x1="6.265cm" svg:y1="15.678cm" svg:x2="6.322cm" svg:y2="15.557cm">
          <text:p/>
        </draw:line>
        <draw:line draw:style-name="gr8" draw:text-style-name="P2" draw:layer="layout" svg:x1="4.495cm" svg:y1="15.945cm" svg:x2="4.303cm" svg:y2="16.338cm">
          <text:p/>
        </draw:line>
        <draw:line draw:style-name="gr8" draw:text-style-name="P2" draw:layer="layout" svg:x1="6.046cm" svg:y1="15.17cm" svg:x2="6.153cm" svg:y2="14.954cm">
          <text:p/>
        </draw:line>
        <draw:line draw:style-name="gr8" draw:text-style-name="P2" draw:layer="layout" svg:x1="8.481cm" svg:y1="15.786cm" svg:x2="8.145cm" svg:y2="16.472cm">
          <text:p/>
        </draw:line>
        <draw:line draw:style-name="gr8" draw:text-style-name="P2" draw:layer="layout" svg:x1="8.682cm" svg:y1="15.624cm" svg:x2="8.611cm" svg:y2="15.766cm">
          <text:p/>
        </draw:line>
        <draw:line draw:style-name="gr8" draw:text-style-name="P2" draw:layer="layout" svg:x1="7.275cm" svg:y1="15.466cm" svg:x2="7.249cm" svg:y2="15.419cm">
          <text:p/>
        </draw:line>
        <draw:line draw:style-name="gr8" draw:text-style-name="P2" draw:layer="layout" svg:x1="7.235cm" svg:y1="15.272cm" svg:x2="7.292cm" svg:y2="15.151cm">
          <text:p/>
        </draw:line>
        <draw:path draw:style-name="gr1" draw:text-style-name="P1" draw:layer="layout" svg:width="0.469cm" svg:height="0.471cm" svg:x="17.607cm" svg:y="6.361cm" svg:viewBox="0 0 470 472" svg:d="M428 370c28-39 42-85 42-135 0-56-18-109-57-151v-4c-29-32-64-53-103-67-102-36-212 4-268 92-60 85-56 201 14 282 67 82 180 107 275 64 39-18 71-46 97-78 0-3 0-3 0-3z">
          <text:p/>
        </draw:path>
        <draw:polygon draw:style-name="gr7" draw:text-style-name="P2" draw:layer="layout" svg:width="0cm" svg:height="0cm" svg:x="17.557cm" svg:y="8.184cm" svg:viewBox="0 0 0 0" draw:points="0,0">
          <text:p/>
        </draw:polygon>
        <draw:path draw:style-name="gr1" draw:text-style-name="P1" draw:layer="layout" svg:width="0.469cm" svg:height="0.47cm" svg:x="17.607cm" svg:y="9.361cm" svg:viewBox="0 0 470 471" svg:d="M470 233c0-42-11-85-32-120l-3-3c-22-39-58-67-97-85-95-49-211-25-282 53-70 85-74 205-14 294 60 88 176 123 275 81 42-14 78-39 103-74 4 0 4-4 4-4 32-39 46-88 46-142z">
          <text:p/>
        </draw:path>
        <draw:polygon draw:style-name="gr7" draw:text-style-name="P2" draw:layer="layout" svg:width="0cm" svg:height="0cm" svg:x="17.557cm" svg:y="8.184cm" svg:viewBox="0 0 0 0" draw:points="0,0">
          <text:p/>
        </draw:polygon>
        <draw:path draw:style-name="gr1" draw:text-style-name="P1" draw:layer="layout" svg:width="0.342cm" svg:height="0.47cm" svg:x="17.607cm" svg:y="9.361cm" svg:viewBox="0 0 343 471" svg:d="M343 25l-25 428c-100 42-216 7-276-81-60-89-56-209 14-294 71-78 187-102 287-53z">
          <text:p/>
        </draw:path>
        <draw:polygon draw:style-name="gr7" draw:text-style-name="P2" draw:layer="layout" svg:width="0cm" svg:height="0cm" svg:x="17.557cm" svg:y="8.184cm" svg:viewBox="0 0 0 0" draw:points="0,0">
          <text:p/>
        </draw:polygon>
        <draw:path draw:style-name="gr1" draw:text-style-name="P1" draw:layer="layout" svg:width="0.331cm" svg:height="0.471cm" svg:x="17.607cm" svg:y="6.361cm" svg:viewBox="0 0 332 472" svg:d="M311 13c-99-36-213 4-269 92-60 85-56 201 14 282 68 82 181 107 276 64z">
          <text:p/>
        </draw:path>
        <draw:polygon draw:style-name="gr7" draw:text-style-name="P2" draw:layer="layout" svg:width="0cm" svg:height="0cm" svg:x="17.557cm" svg:y="8.184cm" svg:viewBox="0 0 0 0" draw:points="0,0">
          <text:p/>
        </draw:polygon>
        <draw:path draw:style-name="gr9" draw:text-style-name="P1" draw:layer="layout" svg:width="0.398cm" svg:height="0.403cm" svg:x="17.854cm" svg:y="7.986cm" svg:viewBox="0 0 399 404" svg:d="M399 201c0 111-88 203-202 203-109 0-197-92-197-203 0-109 88-201 197-201 114 0 202 92 202 201z">
          <text:p/>
        </draw:path>
        <draw:polygon draw:style-name="gr7" draw:text-style-name="P2" draw:layer="layout" svg:width="0cm" svg:height="0cm" svg:x="17.557cm" svg:y="8.184cm" svg:viewBox="0 0 0 0" draw:points="0,0">
          <text:p/>
        </draw:polygon>
        <draw:path draw:style-name="gr9" draw:text-style-name="P1" draw:layer="layout" svg:width="0.402cm" svg:height="0.399cm" svg:x="17.141cm" svg:y="7.898cm" svg:viewBox="0 0 403 400" svg:d="M403 198c0 114-89 202-202 202-109 0-201-88-201-202 0-110 92-198 201-198 113 0 202 88 202 198z">
          <text:p/>
        </draw:path>
        <draw:polygon draw:style-name="gr7" draw:text-style-name="P2" draw:layer="layout" svg:width="0cm" svg:height="0cm" svg:x="17.557cm" svg:y="8.184cm" svg:viewBox="0 0 0 0" draw:points="0,0">
          <text:p/>
        </draw:polygon>
        <draw:path draw:style-name="gr1" draw:text-style-name="P1" draw:layer="layout" svg:width="0.117cm" svg:height="0.438cm" svg:x="17.917cm" svg:y="6.374cm" svg:viewBox="0 0 118 439" svg:d="M103 67l15 293c-25 32-57 61-96 79l-22-439c40 14 75 35 103 67z">
          <text:p/>
        </draw:path>
        <draw:polygon draw:style-name="gr7" draw:text-style-name="P2" draw:layer="layout" svg:width="0cm" svg:height="0cm" svg:x="17.557cm" svg:y="8.184cm" svg:viewBox="0 0 0 0" draw:points="0,0">
          <text:p/>
        </draw:polygon>
        <draw:path draw:style-name="gr1" draw:text-style-name="P1" draw:layer="layout" svg:width="0.12cm" svg:height="0.427cm" svg:x="17.924cm" svg:y="9.387cm" svg:viewBox="0 0 121 428" svg:d="M0 428c42-14 78-39 102-74l-81-354-21 428 121-343c-26-39-61-67-100-85l100 85-14 269z">
          <text:p/>
        </draw:path>
        <draw:polygon draw:style-name="gr7" draw:text-style-name="P2" draw:layer="layout" svg:width="0cm" svg:height="0cm" svg:x="17.557cm" svg:y="8.184cm" svg:viewBox="0 0 0 0" draw:points="0,0">
          <text:p/>
        </draw:polygon>
        <draw:path draw:style-name="gr1" draw:text-style-name="P1" draw:layer="layout" svg:width="0.057cm" svg:height="0.286cm" svg:x="18.019cm" svg:y="6.445cm" svg:viewBox="0 0 58 287" svg:d="M15 287l-15-287 15 287c29-40 43-86 43-136 0-56-19-109-58-151z">
          <text:p/>
        </draw:path>
        <draw:polygon draw:style-name="gr7" draw:text-style-name="P2" draw:layer="layout" svg:width="0cm" svg:height="0cm" svg:x="17.557cm" svg:y="8.184cm" svg:viewBox="0 0 0 0" draw:points="0,0">
          <text:p/>
        </draw:polygon>
        <draw:path draw:style-name="gr1" draw:text-style-name="P1" draw:layer="layout" svg:width="0.046cm" svg:height="0.261cm" svg:x="18.03cm" svg:y="9.475cm" svg:viewBox="0 0 47 262" svg:d="M14 0l-14 262c32-39 47-88 47-141 0-42-12-86-33-121z">
          <text:p/>
        </draw:path>
        <draw:polygon draw:style-name="gr7" draw:text-style-name="P2" draw:layer="layout" svg:width="0cm" svg:height="0cm" svg:x="17.557cm" svg:y="8.184cm" svg:viewBox="0 0 0 0" draw:points="0,0">
          <text:p/>
        </draw:polygon>
        <draw:path draw:style-name="gr1" draw:text-style-name="P1" draw:layer="layout" svg:width="1.556cm" svg:height="4.3cm" svg:x="16.781cm" svg:y="6.036cm" svg:viewBox="0 0 1557 4301" svg:d="M1176 4301h-121-32-381-113c-28 0-56-7-84-18l-4-3c-7-4-18-11-25-14-52-39-84-99-84-166v-1524c-201-92-332-293-332-512 0-222 131-423 332-511v-1352c0-64 32-127 84-166-52 39-84 102-84 166v1352c-201 88-332 289-332 511 0 219 131 420 332 512v1524c0 67 32 127 84 166 7 7 18 17 25 21h4c14 10 31 14 49 14h35c-28 0-56-7-84-18l49 18c-18 0-35-4-49-14l49 14h35 113 381 32c57 0 114-11 167-28 10-4 21-7 35-11 180-81 300-261 300-462v-3299c0-198-120-382-300-459-14-4-25-11-35-14-53-18-110-28-167-28h-32-381-113c-28 0-56 7-84 21h-4c-7 3-18 10-25 14 7-7 18-14 25-21h4c14-7 31-14 49-14h35 113 381 32 121c14 0 28 3 42 10 4 0 4 4 4 4 14 7 24 14 35 28 180 77 300 261 300 459v3299c0 201-120 381-300 462-11 11-21 21-35 28h-4c-14 7-28 11-42 11z">
          <text:p/>
        </draw:path>
        <draw:polygon draw:style-name="gr7" draw:text-style-name="P2" draw:layer="layout" svg:width="0cm" svg:height="0cm" svg:x="17.557cm" svg:y="8.184cm" svg:viewBox="0 0 0 0" draw:points="0,0">
          <text:p/>
        </draw:polygon>
        <draw:path draw:style-name="gr1" draw:text-style-name="P1" draw:layer="layout" svg:width="0.166cm" svg:height="0.028cm" svg:x="17.836cm" svg:y="6.036cm" svg:viewBox="0 0 167 29" svg:d="M163 10l4 19c-53-19-111-29-167-29h121c14 0 28 3 42 10z">
          <text:p/>
        </draw:path>
        <draw:polygon draw:style-name="gr7" draw:text-style-name="P2" draw:layer="layout" svg:width="0cm" svg:height="0cm" svg:x="17.557cm" svg:y="8.184cm" svg:viewBox="0 0 0 0" draw:points="0,0">
          <text:p/>
        </draw:polygon>
        <draw:path draw:style-name="gr1" draw:text-style-name="P1" draw:layer="layout" svg:width="0.166cm" svg:height="0.028cm" svg:x="17.836cm" svg:y="10.308cm" svg:viewBox="0 0 167 29" svg:d="M167 0l-4 18c-14 7-28 11-42 11h-121c56 0 114-11 167-29z">
          <text:p/>
        </draw:path>
        <draw:polygon draw:style-name="gr7" draw:text-style-name="P2" draw:layer="layout" svg:width="0cm" svg:height="0cm" svg:x="17.557cm" svg:y="8.184cm" svg:viewBox="0 0 0 0" draw:points="0,0">
          <text:p/>
        </draw:polygon>
        <draw:polygon draw:style-name="gr1" draw:text-style-name="P1" draw:layer="layout" svg:width="0.018cm" svg:height="0.293cm" svg:x="18.019cm" svg:y="6.441cm" svg:viewBox="0 0 19 294" draw:points="19,291 0,4 0,0 0,4 19,291 16,294">
          <text:p/>
        </draw:polygon>
        <draw:polygon draw:style-name="gr7" draw:text-style-name="P2" draw:layer="layout" svg:width="0cm" svg:height="0cm" svg:x="17.557cm" svg:y="8.184cm" svg:viewBox="0 0 0 0" draw:points="0,0">
          <text:p/>
        </draw:polygon>
        <draw:path draw:style-name="gr1" draw:text-style-name="P1" draw:layer="layout" svg:width="0.035cm" svg:height="0.028cm" svg:x="18.002cm" svg:y="6.05cm" svg:viewBox="0 0 36 29" svg:d="M0 15v-15c15 7 25 15 36 29-14-4-25-11-36-14z">
          <text:p/>
        </draw:path>
        <draw:polygon draw:style-name="gr7" draw:text-style-name="P2" draw:layer="layout" svg:width="0cm" svg:height="0cm" svg:x="17.557cm" svg:y="8.184cm" svg:viewBox="0 0 0 0" draw:points="0,0">
          <text:p/>
        </draw:polygon>
        <draw:path draw:style-name="gr1" draw:text-style-name="P1" draw:layer="layout" svg:width="0.035cm" svg:height="0.031cm" svg:x="18.002cm" svg:y="10.294cm" svg:viewBox="0 0 36 32" svg:d="M0 15c11-5 22-12 36-15-11 15-21 25-36 32z">
          <text:p/>
        </draw:path>
        <draw:polygon draw:style-name="gr7" draw:text-style-name="P2" draw:layer="layout" svg:width="0cm" svg:height="0cm" svg:x="17.557cm" svg:y="8.184cm" svg:viewBox="0 0 0 0" draw:points="0,0">
          <text:p/>
        </draw:polygon>
        <draw:path draw:style-name="gr1" draw:text-style-name="P1" draw:layer="layout" svg:width="0.029cm" svg:height="0.024cm" svg:x="17.197cm" svg:y="6.05cm" svg:viewBox="0 0 30 25" svg:d="M30 0v7c-11 8-23 11-30 18 7-10 19-18 30-25z">
          <text:p/>
        </draw:path>
        <draw:polygon draw:style-name="gr7" draw:text-style-name="P2" draw:layer="layout" svg:width="0cm" svg:height="0cm" svg:x="17.557cm" svg:y="8.184cm" svg:viewBox="0 0 0 0" draw:points="0,0">
          <text:p/>
        </draw:polygon>
        <draw:path draw:style-name="gr1" draw:text-style-name="P1" draw:layer="layout" svg:width="0.029cm" svg:height="0.021cm" svg:x="17.197cm" svg:y="10.301cm" svg:viewBox="0 0 30 22" svg:d="M30 22v-8c-11-4-23-11-30-14 7 7 19 17 30 22z">
          <text:p/>
        </draw:path>
        <draw:polygon draw:style-name="gr7" draw:text-style-name="P2" draw:layer="layout" svg:width="0cm" svg:height="0cm" svg:x="17.557cm" svg:y="8.184cm" svg:viewBox="0 0 0 0" draw:points="0,0">
          <text:p/>
        </draw:polygon>
        <draw:polygon draw:style-name="gr1" draw:text-style-name="P1" draw:layer="layout" svg:width="0.005cm" svg:height="0.017cm" svg:x="17.998cm" svg:y="10.308cm" svg:viewBox="0 0 6 18" draw:points="0,0 6,0 0,18 6,18 0,0 0,18">
          <text:p/>
        </draw:polygon>
        <draw:polygon draw:style-name="gr7" draw:text-style-name="P2" draw:layer="layout" svg:width="0cm" svg:height="0cm" svg:x="17.557cm" svg:y="8.184cm" svg:viewBox="0 0 0 0" draw:points="0,0">
          <text:p/>
        </draw:polygon>
        <draw:path draw:style-name="gr1" draw:text-style-name="P1" draw:layer="layout" svg:width="0.005cm" svg:height="0.018cm" svg:x="17.998cm" svg:y="6.046cm" svg:viewBox="0 0 6 19" svg:d="M6 19l-6-19c0 0 0 4 6 4l-6-4 6 19h-6z">
          <text:p/>
        </draw:path>
        <draw:polygon draw:style-name="gr7" draw:text-style-name="P2" draw:layer="layout" svg:width="0cm" svg:height="0cm" svg:x="17.557cm" svg:y="8.184cm" svg:viewBox="0 0 0 0" draw:points="0,0">
          <text:p/>
        </draw:polygon>
        <draw:path draw:style-name="gr8" draw:text-style-name="P2" draw:layer="layout" svg:width="0.201cm" svg:height="0.201cm" svg:x="17.113cm" svg:y="10.135cm" svg:viewBox="0 0 202 202" svg:d="M202 202c-113 0-202-92-202-202">
          <text:p/>
        </draw:path>
        <draw:line draw:style-name="gr8" draw:text-style-name="P2" draw:layer="layout" svg:x1="17.113cm" svg:y1="10.135cm" svg:x2="17.113cm" svg:y2="8.611cm">
          <text:p/>
        </draw:line>
        <draw:path draw:style-name="gr8" draw:text-style-name="P2" draw:layer="layout" svg:width="0.332cm" svg:height="1.027cm" svg:x="16.781cm" svg:y="7.584cm" svg:viewBox="0 0 333 1028" svg:d="M333 1028c-202-92-333-293-333-512 0-222 131-424 333-516">
          <text:p/>
        </draw:path>
        <draw:line draw:style-name="gr8" draw:text-style-name="P2" draw:layer="layout" svg:x1="17.113cm" svg:y1="7.584cm" svg:x2="17.113cm" svg:y2="6.237cm">
          <text:p/>
        </draw:line>
        <draw:path draw:style-name="gr8" draw:text-style-name="P2" draw:layer="layout" svg:width="0.201cm" svg:height="0.201cm" svg:x="17.113cm" svg:y="6.036cm" svg:viewBox="0 0 202 202" svg:d="M202 0c-113 0-202 91-202 202">
          <text:p/>
        </draw:path>
        <draw:line draw:style-name="gr8" draw:text-style-name="P2" draw:layer="layout" svg:x1="17.836cm" svg:y1="10.336cm" svg:x2="17.31cm" svg:y2="10.336cm">
          <text:p/>
        </draw:line>
        <draw:line draw:style-name="gr8" draw:text-style-name="P2" draw:layer="layout" svg:x1="17.275cm" svg:y1="10.336cm" svg:x2="17.423cm" svg:y2="10.336cm">
          <text:p/>
        </draw:line>
        <draw:line draw:style-name="gr8" draw:text-style-name="P2" draw:layer="layout" svg:x1="17.952cm" svg:y1="10.336cm" svg:x2="17.804cm" svg:y2="10.336cm">
          <text:p/>
        </draw:line>
        <draw:line draw:style-name="gr8" draw:text-style-name="P2" draw:layer="layout" svg:x1="17.226cm" svg:y1="10.315cm" svg:x2="17.226cm" svg:y2="10.322cm">
          <text:p/>
        </draw:line>
        <draw:path draw:style-name="gr8" draw:text-style-name="P2" draw:layer="layout" svg:width="0.049cm" svg:height="0.014cm" svg:x="17.226cm" svg:y="10.322cm" svg:viewBox="0 0 50 15" svg:d="M50 15c-19 0-36-4-50-15">
          <text:p/>
        </draw:path>
        <draw:line draw:style-name="gr8" draw:text-style-name="P2" draw:layer="layout" svg:x1="18.045cm" svg:y1="9.472cm" svg:x2="18.026cm" svg:y2="9.741cm">
          <text:p/>
        </draw:line>
        <draw:line draw:style-name="gr8" draw:text-style-name="P2" draw:layer="layout" svg:x1="17.998cm" svg:y1="10.308cm" svg:x2="17.998cm" svg:y2="10.325cm">
          <text:p/>
        </draw:line>
        <draw:path draw:style-name="gr8" draw:text-style-name="P2" draw:layer="layout" svg:width="0.046cm" svg:height="0.011cm" svg:x="17.952cm" svg:y="10.325cm" svg:viewBox="0 0 47 12" svg:d="M0 12c18 0 33-5 47-12">
          <text:p/>
        </draw:path>
        <draw:line draw:style-name="gr8" draw:text-style-name="P2" draw:layer="layout" svg:x1="17.95cm" svg:y1="9.387cm" svg:x2="17.924cm" svg:y2="9.815cm">
          <text:p/>
        </draw:line>
        <draw:line draw:style-name="gr8" draw:text-style-name="P2" draw:layer="layout" svg:x1="17.222cm" svg:y1="10.322cm" svg:x2="17.222cm" svg:y2="10.315cm">
          <text:p/>
        </draw:line>
        <draw:line draw:style-name="gr8" draw:text-style-name="P2" draw:layer="layout" svg:x1="18.045cm" svg:y1="9.475cm" svg:x2="18.03cm" svg:y2="9.737cm">
          <text:p/>
        </draw:line>
        <draw:line draw:style-name="gr8" draw:text-style-name="P2" draw:layer="layout" svg:x1="18.002cm" svg:y1="10.308cm" svg:x2="18.002cm" svg:y2="10.322cm">
          <text:p/>
        </draw:line>
        <draw:path draw:style-name="gr8" draw:text-style-name="P2" draw:layer="layout" svg:width="0.005cm" svg:height="0.003cm" svg:x="17.998cm" svg:y="10.322cm" svg:viewBox="0 0 6 4" svg:d="M0 4c0 0 0-4 6-4">
          <text:p/>
        </draw:path>
        <draw:path draw:style-name="gr8" draw:text-style-name="P2" draw:layer="layout" svg:width="0.006cm" svg:height="0cm" svg:x="17.222cm" svg:y="10.322cm" svg:viewBox="0 0 7 0" svg:d="M7 0c-3 0-7 0-7 0">
          <text:p/>
        </draw:path>
        <draw:path draw:style-name="gr8" draw:text-style-name="P2" draw:layer="layout" svg:width="0.035cm" svg:height="0.031cm" svg:x="18.002cm" svg:y="10.294cm" svg:viewBox="0 0 36 32" svg:d="M0 32c15-7 25-17 36-32">
          <text:p/>
        </draw:path>
        <draw:path draw:style-name="gr8" draw:text-style-name="P2" draw:layer="layout" svg:width="0.029cm" svg:height="0.021cm" svg:x="17.197cm" svg:y="10.301cm" svg:viewBox="0 0 30 22" svg:d="M30 22c-11-5-23-15-30-22">
          <text:p/>
        </draw:path>
        <draw:path draw:style-name="gr8" draw:text-style-name="P2" draw:layer="layout" svg:width="0.469cm" svg:height="0.469cm" svg:x="17.607cm" svg:y="9.362cm" svg:viewBox="0 0 470 470" svg:d="M470 233c0 132-107 237-234 237-131 0-236-105-236-237 0-130 105-233 236-233 127 0 234 103 234 233z">
          <text:p/>
        </draw:path>
        <draw:path draw:style-name="gr8" draw:text-style-name="P2" draw:layer="layout" svg:width="0.501cm" svg:height="0.501cm" svg:x="17.836cm" svg:y="9.835cm" svg:viewBox="0 0 502 502" svg:d="M0 502c275 0 502-227 502-502">
          <text:p/>
        </draw:path>
        <draw:line draw:style-name="gr8" draw:text-style-name="P2" draw:layer="layout" svg:x1="18.337cm" svg:y1="9.835cm" svg:x2="18.337cm" svg:y2="6.536cm">
          <text:p/>
        </draw:line>
        <draw:path draw:style-name="gr8" draw:text-style-name="P2" draw:layer="layout" svg:width="0.501cm" svg:height="0.5cm" svg:x="17.836cm" svg:y="6.036cm" svg:viewBox="0 0 502 501" svg:d="M502 501c0-275-227-501-502-501">
          <text:p/>
        </draw:path>
        <draw:line draw:style-name="gr8" draw:text-style-name="P2" draw:layer="layout" svg:x1="17.836cm" svg:y1="6.036cm" svg:x2="17.31cm" svg:y2="6.036cm">
          <text:p/>
        </draw:line>
        <draw:path draw:style-name="gr8" draw:text-style-name="P2" draw:layer="layout" svg:width="0.469cm" svg:height="0.473cm" svg:x="17.607cm" svg:y="6.36cm" svg:viewBox="0 0 470 474" svg:d="M470 237c0 131-107 237-234 237-131 0-236-106-236-237 0-130 105-237 236-237 127 0 234 107 234 237z">
          <text:p/>
        </draw:path>
        <draw:line draw:style-name="gr8" draw:text-style-name="P2" draw:layer="layout" svg:x1="17.917cm" svg:y1="6.374cm" svg:x2="17.939cm" svg:y2="6.813cm">
          <text:p/>
        </draw:line>
        <draw:line draw:style-name="gr8" draw:text-style-name="P2" draw:layer="layout" svg:x1="17.804cm" svg:y1="6.036cm" svg:x2="17.952cm" svg:y2="6.036cm">
          <text:p/>
        </draw:line>
        <draw:line draw:style-name="gr8" draw:text-style-name="P2" draw:layer="layout" svg:x1="17.998cm" svg:y1="6.046cm" svg:x2="17.998cm" svg:y2="6.064cm">
          <text:p/>
        </draw:line>
        <draw:line draw:style-name="gr8" draw:text-style-name="P2" draw:layer="layout" svg:x1="18.019cm" svg:y1="6.441cm" svg:x2="18.035cm" svg:y2="6.735cm">
          <text:p/>
        </draw:line>
        <draw:path draw:style-name="gr8" draw:text-style-name="P2" draw:layer="layout" svg:width="0.046cm" svg:height="0.014cm" svg:x="17.952cm" svg:y="6.036cm" svg:viewBox="0 0 47 15" svg:d="M0 0c18 0 33 3 47 15">
          <text:p/>
        </draw:path>
        <draw:path draw:style-name="gr8" draw:text-style-name="P2" draw:layer="layout" svg:width="0.049cm" svg:height="0.014cm" svg:x="17.226cm" svg:y="6.036cm" svg:viewBox="0 0 50 15" svg:d="M50 0c-19 0-36 8-50 15">
          <text:p/>
        </draw:path>
        <draw:line draw:style-name="gr8" draw:text-style-name="P2" draw:layer="layout" svg:x1="17.226cm" svg:y1="6.057cm" svg:x2="17.226cm" svg:y2="6.05cm">
          <text:p/>
        </draw:line>
        <draw:line draw:style-name="gr8" draw:text-style-name="P2" draw:layer="layout" svg:x1="17.275cm" svg:y1="6.036cm" svg:x2="17.423cm" svg:y2="6.036cm">
          <text:p/>
        </draw:line>
        <draw:path draw:style-name="gr8" draw:text-style-name="P2" draw:layer="layout" svg:width="0.331cm" svg:height="0.471cm" svg:x="17.607cm" svg:y="6.361cm" svg:viewBox="0 0 332 472" svg:d="M311 13c-99-36-213 4-269 92-60 85-56 201 14 282 68 82 181 107 276 64">
          <text:p/>
        </draw:path>
        <draw:line draw:style-name="gr8" draw:text-style-name="P2" draw:layer="layout" svg:x1="17.222cm" svg:y1="6.05cm" svg:x2="17.222cm" svg:y2="6.057cm">
          <text:p/>
        </draw:line>
        <draw:line draw:style-name="gr8" draw:text-style-name="P2" draw:layer="layout" svg:x1="18.038cm" svg:y1="6.732cm" svg:x2="18.019cm" svg:y2="6.445cm">
          <text:p/>
        </draw:line>
        <draw:line draw:style-name="gr8" draw:text-style-name="P2" draw:layer="layout" svg:x1="18.002cm" svg:y1="6.064cm" svg:x2="18.002cm" svg:y2="6.05cm">
          <text:p/>
        </draw:line>
        <draw:path draw:style-name="gr8" draw:text-style-name="P2" draw:layer="layout" svg:width="0.005cm" svg:height="0.005cm" svg:x="17.998cm" svg:y="6.046cm" svg:viewBox="0 0 6 6" svg:d="M0 0c0 0 0 6 6 6">
          <text:p/>
        </draw:path>
        <draw:path draw:style-name="gr8" draw:text-style-name="P2" draw:layer="layout" svg:width="0.007cm" svg:height="0.003cm" svg:x="17.222cm" svg:y="6.05cm" svg:viewBox="0 0 8 4" svg:d="M8 0c-3 4-8 4-8 4">
          <text:p/>
        </draw:path>
        <draw:path draw:style-name="gr8" draw:text-style-name="P2" draw:layer="layout" svg:width="0.035cm" svg:height="0.028cm" svg:x="18.002cm" svg:y="6.05cm" svg:viewBox="0 0 36 29" svg:d="M0 0c15 7 25 15 36 29">
          <text:p/>
        </draw:path>
        <draw:path draw:style-name="gr8" draw:text-style-name="P2" draw:layer="layout" svg:width="0.029cm" svg:height="0.024cm" svg:x="17.197cm" svg:y="6.05cm" svg:viewBox="0 0 30 25" svg:d="M30 0c-11 7-23 15-30 25">
          <text:p/>
        </draw:path>
        <draw:polygon draw:style-name="gr7" draw:text-style-name="P2" draw:layer="layout" svg:width="0cm" svg:height="0cm" svg:x="17.557cm" svg:y="8.184cm" svg:viewBox="0 0 0 0" draw:points="0,0">
          <text:p/>
        </draw:polygon>
        <draw:polygon draw:style-name="gr10" draw:text-style-name="P3" draw:layer="layout" svg:width="0.423cm" svg:height="0.402cm" svg:x="17.907cm" svg:y="6.731cm" svg:viewBox="0 0 424 403" draw:points="0,0 311,403 424,282">
          <text:p/>
        </draw:polygon>
        <draw:polygon draw:style-name="gr7" draw:text-style-name="P2" draw:layer="layout" svg:width="0cm" svg:height="0cm" svg:x="17.557cm" svg:y="8.184cm" svg:viewBox="0 0 0 0" draw:points="0,0">
          <text:p/>
        </draw:polygon>
        <draw:polyline draw:style-name="gr11" draw:text-style-name="P2" draw:layer="layout" svg:width="1.694cm" svg:height="1.309cm" svg:x="17.998cm" svg:y="8.113cm" svg:viewBox="0 0 1695 1310" draw:points="1695,0 1193,0 0,1310">
          <text:p/>
        </draw:polyline>
        <draw:polygon draw:style-name="gr10" draw:text-style-name="P3" draw:layer="layout" svg:width="0.399cm" svg:height="0.427cm" svg:x="17.998cm" svg:y="8.995cm" svg:viewBox="0 0 400 428" draw:points="0,428 400,113 280,0">
          <text:p/>
        </draw:polygon>
        <draw:path draw:style-name="gr1" draw:text-style-name="P1" draw:layer="layout" svg:width="2.022cm" svg:height="4.496cm" svg:x="5.231cm" svg:y="3.84cm" svg:viewBox="0 0 2023 4497" svg:d="M1669 4264c195-113 354-388 354-614v-2696c0-106-36-191-103-226-67-39-159-32-251 25l-374 211c-78 46-141 156-141 247v1101c-117 130-201 303-226 466s18 293 109 346l-236-137-116-67c-22-11-39-29-57-47-25-32-42-74-49-120-7-25-11-53-11-85 0-28 0-53 4-81 3-21 7-39 10-60v-3c7-22 11-43 18-64 0-3 3-7 3-14 32-99 85-194 149-279-25 7-50 7-67-3l-173-103-106-59v-329l85-148-159-91c-50 10-95 3-131-18l-109-60c-60-35-92-113-92-212v-734c0-45 28-102 67-123l484-279c17-10 35-10 49-3l123 70c0 4 4 14 4 32l3 95 586 343h4l-4 3v-3l353 208c92-57 184-64 251-25l-357-205c-63-38-152-31-243 22 91-53 180-60 243-22l357 205c67 35 103 120 103 226v2696c0 226-159 501-354 614l-374 215c-35 21-71 25-99 7-25-14-42-46-42-92v-1245c-43 4-81-7-117-25l-236-137v102 14 113 57 102 758 60-60l-402-233h-155c-25 0-46-3-67-10h-4c-11-4-18-7-28-14l-127-71c-11-10-18-24-18-49v-745c0-156 78-339 201-466 120-131 261-180 357-127l45 28c32-99 85-194 149-279 3-7 10-10 14-17 14-14 24-29 35-43l353 205c-117 130-201 303-226 466s18 293 109 346c36 18 74 29 117 25v1245c0 46 17 78 42 92l-353-205c-24-14-42-45-42-88 0 43 18 74 42 88l353 205c28 18 64 14 99-7z">
          <text:p/>
        </draw:path>
        <draw:polygon draw:style-name="gr7" draw:text-style-name="P2" draw:layer="layout" svg:width="0cm" svg:height="0cm" svg:x="7.013cm" svg:y="6.473cm" svg:viewBox="0 0 0 0" draw:points="0,0">
          <text:p/>
        </draw:polygon>
        <draw:path draw:style-name="gr1" draw:text-style-name="P1" draw:layer="layout" svg:width="0.85cm" svg:height="1.129cm" svg:x="5.404cm" svg:y="4.229cm" svg:viewBox="0 0 851 1130" svg:d="M774 374l77-49-564-325h-18-14l-14 4-18 3-14 4-10 7-14 7-11 7-7 7-7 7-7 7-4 11-3 7v10 734-734-10l3-7 4-11 7-7 7-7 7-7 11-7 14-7 10-7 14-4 18-3 14-4h14 18-216c-25 0-46 4-67 11l-4 804v-804 804l4-804h-4v804c0 107 39 178 109 202l-17-7c-28-14-50-42-67-74l-18-67c-3-14-3-36-3-54 0 18 0 40 3 54 53-7 99-14 139-21 0-12 0-22 0-33 0 11 0 21 0 33l487 282v-512c0-92 63-201 141-244z">
          <text:p/>
        </draw:path>
        <draw:polygon draw:style-name="gr7" draw:text-style-name="P2" draw:layer="layout" svg:width="0cm" svg:height="0cm" svg:x="7.013cm" svg:y="6.473cm" svg:viewBox="0 0 0 0" draw:points="0,0">
          <text:p/>
        </draw:polygon>
        <draw:path draw:style-name="gr1" draw:text-style-name="P1" draw:layer="layout" svg:width="0.497cm" svg:height="1.549cm" svg:x="6.032cm" svg:y="4.603cm" svg:viewBox="0 0 498 1550" svg:d="M498 201c-77 46-141 156-141 247v1102l-357-205v-141-261-32-56-103-508c0-92 64-201 145-244z">
          <text:p/>
        </draw:path>
        <draw:polygon draw:style-name="gr7" draw:text-style-name="P2" draw:layer="layout" svg:width="0cm" svg:height="0cm" svg:x="7.013cm" svg:y="6.473cm" svg:viewBox="0 0 0 0" draw:points="0,0">
          <text:p/>
        </draw:polygon>
        <draw:polygon draw:style-name="gr1" draw:text-style-name="P1" draw:layer="layout" svg:width="1.602cm" svg:height="0.96cm" svg:x="5.298cm" svg:y="3.848cm" svg:viewBox="0 0 1603 961" draw:points="1250,541 1603,746 1232,961 880,756 957,710 393,381 177,381 0,279 485,0 657,103 657,223 1225,555">
          <text:p/>
        </draw:polygon>
        <draw:polygon draw:style-name="gr7" draw:text-style-name="P2" draw:layer="layout" svg:width="0cm" svg:height="0cm" svg:x="7.013cm" svg:y="6.473cm" svg:viewBox="0 0 0 0" draw:points="0,0">
          <text:p/>
        </draw:polygon>
        <draw:path draw:style-name="gr1" draw:text-style-name="P1" draw:layer="layout" svg:width="0.491cm" svg:height="1.04cm" svg:x="5.545cm" svg:y="6.932cm" svg:viewBox="0 0 492 1041" svg:d="M43 783l42 24 407 234v-763l-492-278v723c0 24 18 46 43 60z">
          <text:p/>
        </draw:path>
        <draw:polygon draw:style-name="gr7" draw:text-style-name="P2" draw:layer="layout" svg:width="0cm" svg:height="0cm" svg:x="7.013cm" svg:y="6.473cm" svg:viewBox="0 0 0 0" draw:points="0,0">
          <text:p/>
        </draw:polygon>
        <draw:path draw:style-name="gr1" draw:text-style-name="P1" draw:layer="layout" svg:width="0.577cm" svg:height="0.603cm" svg:x="8.643cm" svg:y="8.369cm" svg:viewBox="0 0 578 604" svg:d="M519 115c78 42 78 183 0 318-74 131-197 201-276 159l-35-21c-21-11-36-32-46-53 10 21 25 42 46 53l35 21c-35-21-56-67-56-127 0-93 45-202 120-280 75-74 156-105 212-70 78 42 78 183 0 318-74 131-197 201-276 159-35-21-56-67-56-127 0-93 45-202 120-280 75-74 156-105 212-70l-35-21c-18-11-42-18-71-11l-35-21-28-18c-50-28-128 0-195 67-64 71-106 170-106 254 0 54 18 97 49 114l29 18c-15-4-29-7-39-14l-36-18c-35-21-52-63-52-121 0-88 42-190 112-261 67-74 149-102 203-70l35 21c10 7 21 14 28 28-7-14-18-21-28-28l-35-21c-54-32-136-4-203 70-70 71-112 173-112 261 0 58 17 100 52 121l36 18c-36-18-53-60-53-118 0-88 42-190 113-261 67-74 149-102 202-70-53-32-135-4-202 70-71 71-113 173-113 261 0 58 17 100 53 118 10 7 24 10 39 14l35 21c-7-21-11-46-11-74 0-75 32-160 81-234 54-70 121-120 181-127 29-7 53 0 71 11z">
          <text:p/>
        </draw:path>
        <draw:polygon draw:style-name="gr7" draw:text-style-name="P2" draw:layer="layout" svg:width="0cm" svg:height="0cm" svg:x="7.013cm" svg:y="6.473cm" svg:viewBox="0 0 0 0" draw:points="0,0">
          <text:p/>
        </draw:polygon>
        <draw:path draw:style-name="gr1" draw:text-style-name="P1" draw:layer="layout" svg:width="0.577cm" svg:height="0.602cm" svg:x="8.643cm" svg:y="5.92cm" svg:viewBox="0 0 578 603" svg:d="M519 112c78 46 78 187 0 322-74 131-197 201-276 155l-35-17c-21-14-36-32-46-57-7-21-11-42-11-70 0-75 32-164 81-234 54-74 121-120 181-131 29-3 53 0 71 11-18-11-42-14-71-11l-35-21-28-14c-50-28-128-4-195 67-64 71-106 169-106 250 0 58 18 100 49 118l29 14c-15 0-29-4-39-11l-36-21c-35-17-52-63-52-121 0-84 42-187 112-261 67-70 149-99 203-67l35 18c10 7 21 18 28 28-7-10-18-21-28-28l-35-18c-54-32-136-3-203 67-70 74-112 177-112 261 0 58 17 104 52 121l36 21c-36-21-53-63-53-121 0-84 42-186 113-261 67-70 149-98 202-70-53-28-135 0-202 70-71 75-113 177-113 261 0 58 17 100 53 121 10 7 24 11 39 11l35 21c10 25 25 43 46 57l35 17c-35-21-56-63-56-123 0-93 45-202 120-280s156-106 212-74c78 46 78 187 0 322-74 131-197 201-276 155-35-21-56-63-56-123 0-93 45-202 120-280s156-106 212-74l-35-21z">
          <text:p/>
        </draw:path>
        <draw:polygon draw:style-name="gr7" draw:text-style-name="P2" draw:layer="layout" svg:width="0cm" svg:height="0cm" svg:x="7.013cm" svg:y="6.473cm" svg:viewBox="0 0 0 0" draw:points="0,0">
          <text:p/>
        </draw:polygon>
        <draw:path draw:style-name="gr1" draw:text-style-name="P1" draw:layer="layout" svg:width="0.607cm" svg:height="1.478cm" svg:x="5.231cm" svg:y="6.237cm" svg:viewBox="0 0 608 1479" svg:d="M18 1408l127 71c-25-14-39-36-39-57v-748c0-134 64-300 166-424 102-127 229-197 329-187 3-3 3-7 7-14l-49-28c-97-53-238-4-358 127-123 127-201 311-201 466v745c0 25 7 39 18 49z">
          <text:p/>
        </draw:path>
        <draw:polygon draw:style-name="gr7" draw:text-style-name="P2" draw:layer="layout" svg:width="0cm" svg:height="0cm" svg:x="7.013cm" svg:y="6.473cm" svg:viewBox="0 0 0 0" draw:points="0,0">
          <text:p/>
        </draw:polygon>
        <draw:path draw:style-name="gr1" draw:text-style-name="P1" draw:layer="layout" svg:width="0.413cm" svg:height="1.375cm" svg:x="5.404cm" svg:y="6.364cm" svg:viewBox="0 0 414 1376" svg:d="M329 24c28-14 57-21 85-21-28 0-57 7-85 21l85-21v-3c-92 7-198 77-280 187-85 109-134 247-134 359v820-820l4 820h-4v-820 820l7-876c-3 18-3 35-3 56 0-21 0-38 3-56l-7 56v820l71 10c-25 0-46-3-67-10l67 10h156l-42-24c-25-14-40-36-40-57v-727l-138-78 18-92c17-49 39-99 67-148l56-81 125 71c17-22 39-39 56-53-21-36-42-78-67-124-42 28-77 64-114 106 37-42 72-78 114-106l67-39 74 39c0-21 4-39 11-60z">
          <text:p/>
        </draw:path>
        <draw:polygon draw:style-name="gr7" draw:text-style-name="P2" draw:layer="layout" svg:width="0cm" svg:height="0cm" svg:x="7.013cm" svg:y="6.473cm" svg:viewBox="0 0 0 0" draw:points="0,0">
          <text:p/>
        </draw:polygon>
        <draw:path draw:style-name="gr1" draw:text-style-name="P1" draw:layer="layout" svg:width="0.247cm" svg:height="1.132cm" svg:x="5.231cm" svg:y="4.127cm" svg:viewBox="0 0 248 1133" svg:d="M72 0l176 102c-25 0-49 4-70 11-4 3-7 3-11 3-7 4-11 7-14 7-7 4-11 8-14 11-7 4-11 7-14 11l-4 3c-3 4-7 7-7 11-3 7-3 10-7 14 0 3 0 7 0 10v734c0 104 35 181 95 216l-106-63c-64-35-96-114-96-213v-734c0-45 28-102 72-123z">
          <text:p/>
        </draw:path>
        <draw:polygon draw:style-name="gr7" draw:text-style-name="P2" draw:layer="layout" svg:width="0cm" svg:height="0cm" svg:x="7.013cm" svg:y="6.473cm" svg:viewBox="0 0 0 0" draw:points="0,0">
          <text:p/>
        </draw:polygon>
        <draw:path draw:style-name="gr1" draw:text-style-name="P1" draw:layer="layout" svg:width="0.494cm" svg:height="1.43cm" svg:x="5.337cm" svg:y="6.299cm" svg:viewBox="0 0 495 1431" svg:d="M67 1431v-819c0-112 49-247 134-356 81-113 188-184 280-191 3-22 7-43 14-64-99-10-227 60-329 188-102 127-166 289-166 423v748c0 21 14 43 39 57 10 7 17 10 28 14z">
          <text:p/>
        </draw:path>
        <draw:polygon draw:style-name="gr7" draw:text-style-name="P2" draw:layer="layout" svg:width="0cm" svg:height="0cm" svg:x="7.013cm" svg:y="6.473cm" svg:viewBox="0 0 0 0" draw:points="0,0">
          <text:p/>
        </draw:polygon>
        <draw:path draw:style-name="gr1" draw:text-style-name="P1" draw:layer="layout" svg:width="0.332cm" svg:height="0.429cm" svg:x="6.737cm" svg:y="4.831cm" svg:viewBox="0 0 333 430" svg:d="M333 119c0-50-17-89-49-107-64-39-170 21-234 135-67 113-67 237 0 272 47 28 117 3 181-64 63-63 102-155 102-236z">
          <text:p/>
        </draw:path>
        <draw:polygon draw:style-name="gr7" draw:text-style-name="P2" draw:layer="layout" svg:width="0cm" svg:height="0cm" svg:x="7.013cm" svg:y="6.473cm" svg:viewBox="0 0 0 0" draw:points="0,0">
          <text:p/>
        </draw:polygon>
        <draw:path draw:style-name="gr1" draw:text-style-name="P1" draw:layer="layout" svg:width="0.332cm" svg:height="0.43cm" svg:x="6.737cm" svg:y="7.28cm" svg:viewBox="0 0 333 431" svg:d="M333 117c0-49-17-88-49-106-64-38-170 25-234 138-67 114-67 234 0 273 47 24 117 0 181-64 63-67 102-163 102-241z">
          <text:p/>
        </draw:path>
        <draw:polygon draw:style-name="gr7" draw:text-style-name="P2" draw:layer="layout" svg:width="0cm" svg:height="0cm" svg:x="7.013cm" svg:y="6.473cm" svg:viewBox="0 0 0 0" draw:points="0,0">
          <text:p/>
        </draw:polygon>
        <draw:path draw:style-name="gr1" draw:text-style-name="P1" draw:layer="layout" svg:width="0.399cm" svg:height="0.477cm" svg:x="5.637cm" svg:y="5.513cm" svg:viewBox="0 0 400 478" svg:d="M364 478c11-14 21-29 36-44v-141l-258-151-36-78-106-64v329l106 59 36-38 219 128z">
          <text:p/>
        </draw:path>
        <draw:polygon draw:style-name="gr7" draw:text-style-name="P2" draw:layer="layout" svg:width="0cm" svg:height="0cm" svg:x="7.013cm" svg:y="6.473cm" svg:viewBox="0 0 0 0" draw:points="0,0">
          <text:p/>
        </draw:polygon>
        <draw:path draw:style-name="gr1" draw:text-style-name="P1" draw:layer="layout" svg:width="0.283cm" svg:height="0.366cm" svg:x="6.91cm" svg:y="6.077cm" svg:viewBox="0 0 284 367" svg:d="M240 8c58 32 58 138 0 233-53 96-141 149-197 117-28-17-43-50-43-96 0-64 36-145 89-201 53-53 113-74 151-53z">
          <text:p/>
        </draw:path>
        <draw:polygon draw:style-name="gr7" draw:text-style-name="P2" draw:layer="layout" svg:width="0cm" svg:height="0cm" svg:x="7.013cm" svg:y="6.473cm" svg:viewBox="0 0 0 0" draw:points="0,0">
          <text:p/>
        </draw:polygon>
        <draw:path draw:style-name="gr1" draw:text-style-name="P1" draw:layer="layout" svg:width="0.283cm" svg:height="0.365cm" svg:x="6.409cm" svg:y="6.294cm" svg:viewBox="0 0 284 366" svg:d="M241 10c57 31 57 135 0 230-57 99-145 148-202 116-24-14-39-49-39-91 0-64 32-145 85-202s113-78 156-53z">
          <text:p/>
        </draw:path>
        <draw:polygon draw:style-name="gr7" draw:text-style-name="P2" draw:layer="layout" svg:width="0cm" svg:height="0cm" svg:x="7.013cm" svg:y="6.473cm" svg:viewBox="0 0 0 0" draw:points="0,0">
          <text:p/>
        </draw:polygon>
        <draw:path draw:style-name="gr1" draw:text-style-name="P1" draw:layer="layout" svg:width="0.226cm" svg:height="1.04cm" svg:x="5.337cm" svg:y="4.24cm" svg:viewBox="0 0 227 1041" svg:d="M67 0c0 3-3 3-7 3-7 4-11 7-18 7-3 4-10 8-14 11-3 4-7 7-10 11-4 0-4 3-4 3-3 4-7 7-7 11-3 7-7 10-7 14 0 3 0 7 0 10v739c0 99 32 176 95 211 36 22 82 25 132 18l-50-32c-71-24-110-95-110-197z">
          <text:p/>
        </draw:path>
        <draw:polygon draw:style-name="gr7" draw:text-style-name="P2" draw:layer="layout" svg:width="0cm" svg:height="0cm" svg:x="7.013cm" svg:y="6.473cm" svg:viewBox="0 0 0 0" draw:points="0,0">
          <text:p/>
        </draw:polygon>
        <draw:polygon draw:style-name="gr1" draw:text-style-name="P1" draw:layer="layout" svg:width="0.625cm" svg:height="0.452cm" svg:x="5.411cm" svg:y="6.762cm" svg:viewBox="0 0 626 453" draw:points="626,453 626,351 18,0 0,92 134,170">
          <text:p/>
        </draw:polygon>
        <draw:polygon draw:style-name="gr7" draw:text-style-name="P2" draw:layer="layout" svg:width="0cm" svg:height="0cm" svg:x="7.013cm" svg:y="6.473cm" svg:viewBox="0 0 0 0" draw:points="0,0">
          <text:p/>
        </draw:polygon>
        <draw:path draw:style-name="gr1" draw:text-style-name="P1" draw:layer="layout" svg:width="0.363cm" svg:height="0.48cm" svg:x="8.692cm" svg:y="5.954cm" svg:viewBox="0 0 364 481" svg:d="M113 481c-7-21-11-42-11-70 0-74 32-159 81-233 54-71 121-120 181-131l-35-22-28-14c-50-28-128-4-195 68-64 71-106 169-106 250 0 57 18 99 49 117l29 14z">
          <text:p/>
        </draw:path>
        <draw:polygon draw:style-name="gr7" draw:text-style-name="P2" draw:layer="layout" svg:width="0cm" svg:height="0cm" svg:x="7.013cm" svg:y="6.473cm" svg:viewBox="0 0 0 0" draw:points="0,0">
          <text:p/>
        </draw:polygon>
        <draw:path draw:style-name="gr1" draw:text-style-name="P1" draw:layer="layout" svg:width="0.363cm" svg:height="0.484cm" svg:x="8.692cm" svg:y="8.402cm" svg:viewBox="0 0 364 485" svg:d="M113 485c-7-25-11-46-11-74 0-74 32-159 81-233 54-70 121-120 181-128l-35-21-28-18c-50-28-128 0-195 68-64 71-106 170-106 251 0 56 18 95 49 116l29 14z">
          <text:p/>
        </draw:path>
        <draw:polygon draw:style-name="gr7" draw:text-style-name="P2" draw:layer="layout" svg:width="0cm" svg:height="0cm" svg:x="7.013cm" svg:y="6.473cm" svg:viewBox="0 0 0 0" draw:points="0,0">
          <text:p/>
        </draw:polygon>
        <draw:path draw:style-name="gr1" draw:text-style-name="P1" draw:layer="layout" svg:width="0.625cm" svg:height="0.381cm" svg:x="5.411cm" svg:y="5.076cm" svg:viewBox="0 0 626 382" svg:d="M626 382v-99l-488-283c-39 7-85 14-138 21z">
          <text:p/>
        </draw:path>
        <draw:polygon draw:style-name="gr7" draw:text-style-name="P2" draw:layer="layout" svg:width="0cm" svg:height="0cm" svg:x="7.013cm" svg:y="6.473cm" svg:viewBox="0 0 0 0" draw:points="0,0">
          <text:p/>
        </draw:polygon>
        <draw:path draw:style-name="gr1" draw:text-style-name="P1" draw:layer="layout" svg:width="0.54cm" svg:height="0.395cm" svg:x="5.496cm" svg:y="6.533cm" svg:viewBox="0 0 541 396" svg:d="M541 396v-103l-120-67c-22-11-39-28-53-46l-187-109-125-71-56 81z">
          <text:p/>
        </draw:path>
        <draw:polygon draw:style-name="gr7" draw:text-style-name="P2" draw:layer="layout" svg:width="0cm" svg:height="0cm" svg:x="7.013cm" svg:y="6.473cm" svg:viewBox="0 0 0 0" draw:points="0,0">
          <text:p/>
        </draw:polygon>
        <draw:polygon draw:style-name="gr1" draw:text-style-name="P1" draw:layer="layout" svg:width="0.258cm" svg:height="0.342cm" svg:x="5.778cm" svg:y="5.464cm" svg:viewBox="0 0 259 343" draw:points="259,343 259,81 114,0 0,195">
          <text:p/>
        </draw:polygon>
        <draw:polygon draw:style-name="gr7" draw:text-style-name="P2" draw:layer="layout" svg:width="0cm" svg:height="0cm" svg:x="7.013cm" svg:y="6.473cm" svg:viewBox="0 0 0 0" draw:points="0,0">
          <text:p/>
        </draw:polygon>
        <draw:path draw:style-name="gr1" draw:text-style-name="P1" draw:layer="layout" svg:width="0.466cm" svg:height="0.36cm" svg:x="5.57cm" svg:y="6.695cm" svg:viewBox="0 0 467 361" svg:d="M467 361v-114l-428-247c-18 32-32 60-39 92z">
          <text:p/>
        </draw:path>
        <draw:polygon draw:style-name="gr7" draw:text-style-name="P2" draw:layer="layout" svg:width="0cm" svg:height="0cm" svg:x="7.013cm" svg:y="6.473cm" svg:viewBox="0 0 0 0" draw:points="0,0">
          <text:p/>
        </draw:polygon>
        <draw:path draw:style-name="gr1" draw:text-style-name="P1" draw:layer="layout" svg:width="0.212cm" svg:height="0.275cm" svg:x="8.918cm" svg:y="6.134cm" svg:viewBox="0 0 213 276" svg:d="M181 7c42 25 42 104 0 174-39 71-110 113-153 88-18-10-28-35-28-70 0-50 24-109 64-153 43-42 88-56 117-39z">
          <text:p/>
        </draw:path>
        <draw:polygon draw:style-name="gr7" draw:text-style-name="P2" draw:layer="layout" svg:width="0cm" svg:height="0cm" svg:x="7.013cm" svg:y="6.473cm" svg:viewBox="0 0 0 0" draw:points="0,0">
          <text:p/>
        </draw:polygon>
        <draw:path draw:style-name="gr1" draw:text-style-name="P1" draw:layer="layout" svg:width="0.212cm" svg:height="0.276cm" svg:x="8.918cm" svg:y="8.582cm" svg:viewBox="0 0 213 277" svg:d="M181 8c42 24 42 103 0 174-39 74-110 112-153 88-18-11-28-39-28-71 0-49 24-109 64-149 43-46 88-60 117-42z">
          <text:p/>
        </draw:path>
        <draw:polygon draw:style-name="gr7" draw:text-style-name="P2" draw:layer="layout" svg:width="0cm" svg:height="0cm" svg:x="7.013cm" svg:y="6.473cm" svg:viewBox="0 0 0 0" draw:points="0,0">
          <text:p/>
        </draw:polygon>
        <draw:polygon draw:style-name="gr1" draw:text-style-name="P1" draw:layer="layout" svg:width="0.625cm" svg:height="0.416cm" svg:x="5.411cm" svg:y="5.097cm" svg:viewBox="0 0 626 417" draw:points="626,417 626,361 0,0 18,67 120,128">
          <text:p/>
        </draw:polygon>
        <draw:polygon draw:style-name="gr7" draw:text-style-name="P2" draw:layer="layout" svg:width="0cm" svg:height="0cm" svg:x="7.013cm" svg:y="6.473cm" svg:viewBox="0 0 0 0" draw:points="0,0">
          <text:p/>
        </draw:polygon>
        <draw:path draw:style-name="gr1" draw:text-style-name="P1" draw:layer="layout" svg:width="0.607cm" svg:height="0.35cm" svg:x="5.429cm" svg:y="6.762cm" svg:viewBox="0 0 608 351" svg:d="M608 351v-57l-467-269c-42-7-88-14-141-25z">
          <text:p/>
        </draw:path>
        <draw:polygon draw:style-name="gr7" draw:text-style-name="P2" draw:layer="layout" svg:width="0cm" svg:height="0cm" svg:x="7.013cm" svg:y="6.473cm" svg:viewBox="0 0 0 0" draw:points="0,0">
          <text:p/>
        </draw:polygon>
        <draw:polygon draw:style-name="gr1" draw:text-style-name="P1" draw:layer="layout" svg:width="0.194cm" svg:height="0.212cm" svg:x="5.637cm" svg:y="5.365cm" svg:viewBox="0 0 195 213" draw:points="107,213 195,65 85,0 0,149">
          <text:p/>
        </draw:polygon>
        <draw:polygon draw:style-name="gr7" draw:text-style-name="P2" draw:layer="layout" svg:width="0cm" svg:height="0cm" svg:x="7.013cm" svg:y="6.473cm" svg:viewBox="0 0 0 0" draw:points="0,0">
          <text:p/>
        </draw:polygon>
        <draw:path draw:style-name="gr1" draw:text-style-name="P1" draw:layer="layout" svg:width="0.603cm" svg:height="0.363cm" svg:x="5.951cm" svg:y="4.039cm" svg:viewBox="0 0 604 364" svg:d="M0 32c0-22 3-32 3-32h4l594 350 3-3c-3 0-7 3-7 3h4l-29 14z">
          <text:p/>
        </draw:path>
        <draw:polygon draw:style-name="gr7" draw:text-style-name="P2" draw:layer="layout" svg:width="0cm" svg:height="0cm" svg:x="7.013cm" svg:y="6.473cm" svg:viewBox="0 0 0 0" draw:points="0,0">
          <text:p/>
        </draw:polygon>
        <draw:path draw:style-name="gr1" draw:text-style-name="P1" draw:layer="layout" svg:width="0.18cm" svg:height="0.173cm" svg:x="5.429cm" svg:y="6.614cm" svg:viewBox="0 0 181 174" svg:d="M0 149c54 11 100 18 142 25 7-28 21-60 39-92-32-21-71-49-113-82-28 50-51 100-68 149z">
          <text:p/>
        </draw:path>
        <draw:polygon draw:style-name="gr7" draw:text-style-name="P2" draw:layer="layout" svg:width="0cm" svg:height="0cm" svg:x="7.013cm" svg:y="6.473cm" svg:viewBox="0 0 0 0" draw:points="0,0">
          <text:p/>
        </draw:polygon>
        <draw:path draw:style-name="gr1" draw:text-style-name="P1" draw:layer="layout" svg:width="0.54cm" svg:height="0.324cm" svg:x="5.496cm" svg:y="5.221cm" svg:viewBox="0 0 541 325" svg:d="M17 24l-17-10 67 39-50-29 210 121-160-92 269 156-109-64 165 99-56-35 205 116-149-81 149 81v-32l-506-293c-14 7-25 10-35 14z">
          <text:p/>
        </draw:path>
        <draw:polygon draw:style-name="gr7" draw:text-style-name="P2" draw:layer="layout" svg:width="0cm" svg:height="0cm" svg:x="7.013cm" svg:y="6.473cm" svg:viewBox="0 0 0 0" draw:points="0,0">
          <text:p/>
        </draw:polygon>
        <draw:polygon draw:style-name="gr1" draw:text-style-name="P1" draw:layer="layout" svg:width="0.144cm" svg:height="0.226cm" svg:x="5.743cm" svg:y="5.429cm" svg:viewBox="0 0 145 227" draw:points="145,32 84,0 0,149 35,227">
          <text:p/>
        </draw:polygon>
        <draw:polygon draw:style-name="gr7" draw:text-style-name="P2" draw:layer="layout" svg:width="0cm" svg:height="0cm" svg:x="7.013cm" svg:y="6.473cm" svg:viewBox="0 0 0 0" draw:points="0,0">
          <text:p/>
        </draw:polygon>
        <draw:path draw:style-name="gr1" draw:text-style-name="P1" draw:layer="layout" svg:width="0.257cm" svg:height="0.148cm" svg:x="5.743cm" svg:y="5.866cm" svg:viewBox="0 0 258 149" svg:d="M241 142c3-3 10-10 17-17h-3c-11-4-14-4-21-7l-199-118-35 35 174 104c17 10 42 14 67 3z">
          <text:p/>
        </draw:path>
        <draw:polygon draw:style-name="gr7" draw:text-style-name="P2" draw:layer="layout" svg:width="0cm" svg:height="0cm" svg:x="7.013cm" svg:y="6.473cm" svg:viewBox="0 0 0 0" draw:points="0,0">
          <text:p/>
        </draw:polygon>
        <draw:path draw:style-name="gr1" draw:text-style-name="P1" draw:layer="layout" svg:width="0.187cm" svg:height="0.162cm" svg:x="5.676cm" svg:y="6.551cm" svg:viewBox="0 0 188 163" svg:d="M188 163c-30-32-47-74-54-120l-78-43c-21 15-39 32-56 54z">
          <text:p/>
        </draw:path>
        <draw:polygon draw:style-name="gr7" draw:text-style-name="P2" draw:layer="layout" svg:width="0cm" svg:height="0cm" svg:x="7.013cm" svg:y="6.473cm" svg:viewBox="0 0 0 0" draw:points="0,0">
          <text:p/>
        </draw:polygon>
        <draw:path draw:style-name="gr1" draw:text-style-name="P1" draw:layer="layout" svg:width="0.148cm" svg:height="0.169cm" svg:x="5.662cm" svg:y="6.427cm" svg:viewBox="0 0 149 170" svg:d="M149 170c-7-28-11-56-11-88l-138-82c28 46 50 89 71 125z">
          <text:p/>
        </draw:path>
        <draw:polygon draw:style-name="gr7" draw:text-style-name="P2" draw:layer="layout" svg:width="0cm" svg:height="0cm" svg:x="7.013cm" svg:y="6.473cm" svg:viewBox="0 0 0 0" draw:points="0,0">
          <text:p/>
        </draw:polygon>
        <draw:path draw:style-name="gr1" draw:text-style-name="P1" draw:layer="layout" svg:width="0.144cm" svg:height="0.12cm" svg:x="5.662cm" svg:y="6.388cm" svg:viewBox="0 0 145 121" svg:d="M138 121c0-29 4-54 7-82l-74-39-71 39z">
          <text:p/>
        </draw:path>
        <draw:polygon draw:style-name="gr7" draw:text-style-name="P2" draw:layer="layout" svg:width="0cm" svg:height="0cm" svg:x="7.013cm" svg:y="6.473cm" svg:viewBox="0 0 0 0" draw:points="0,0">
          <text:p/>
        </draw:polygon>
        <draw:path draw:style-name="gr1" draw:text-style-name="P1" draw:layer="layout" svg:width="0.54cm" svg:height="0.328cm" svg:x="5.496cm" svg:y="6.614cm" svg:viewBox="0 0 541 329" svg:d="M541 329v-14l-541-315c42 32 81 60 113 85z">
          <text:p/>
        </draw:path>
        <draw:polygon draw:style-name="gr7" draw:text-style-name="P2" draw:layer="layout" svg:width="0cm" svg:height="0cm" svg:x="7.013cm" svg:y="6.473cm" svg:viewBox="0 0 0 0" draw:points="0,0">
          <text:p/>
        </draw:polygon>
        <draw:path draw:style-name="gr1" draw:text-style-name="P1" draw:layer="layout" svg:width="0.176cm" svg:height="0.111cm" svg:x="5.782cm" svg:y="3.84cm" svg:viewBox="0 0 177 112" svg:d="M0 8l173 104c0-14 0-22 0-29 0-3 4-3 4-3l-128-75 124 75-173-72c17-10 35-10 49-3z">
          <text:p/>
        </draw:path>
        <draw:polygon draw:style-name="gr7" draw:text-style-name="P2" draw:layer="layout" svg:width="0cm" svg:height="0cm" svg:x="7.013cm" svg:y="6.473cm" svg:viewBox="0 0 0 0" draw:points="0,0">
          <text:p/>
        </draw:polygon>
        <draw:path draw:style-name="gr1" draw:text-style-name="P1" draw:layer="layout" svg:width="0.102cm" svg:height="0.074cm" svg:x="5.429cm" svg:y="5.164cm" svg:viewBox="0 0 103 75" svg:d="M103 61c-11 4-21 7-35 14-25-14-51-43-68-75z">
          <text:p/>
        </draw:path>
        <draw:polygon draw:style-name="gr7" draw:text-style-name="P2" draw:layer="layout" svg:width="0cm" svg:height="0cm" svg:x="7.013cm" svg:y="6.473cm" svg:viewBox="0 0 0 0" draw:points="0,0">
          <text:p/>
        </draw:polygon>
        <draw:path draw:style-name="gr1" draw:text-style-name="P1" draw:layer="layout" svg:width="0.219cm" svg:height="0.127cm" svg:x="5.778cm" svg:y="5.863cm" svg:viewBox="0 0 220 128" svg:d="M198 121l-198-121 220 128c-8-4-15-4-22-7z">
          <text:p/>
        </draw:path>
        <draw:polygon draw:style-name="gr7" draw:text-style-name="P2" draw:layer="layout" svg:width="0cm" svg:height="0cm" svg:x="7.013cm" svg:y="6.473cm" svg:viewBox="0 0 0 0" draw:points="0,0">
          <text:p/>
        </draw:polygon>
        <draw:polygon draw:style-name="gr1" draw:text-style-name="P1" draw:layer="layout" svg:width="0.113cm" svg:height="0.197cm" svg:x="5.778cm" svg:y="5.461cm" svg:viewBox="0 0 114 198" draw:points="114,3 110,0 0,198">
          <text:p/>
        </draw:polygon>
        <draw:polygon draw:style-name="gr7" draw:text-style-name="P2" draw:layer="layout" svg:width="0cm" svg:height="0cm" svg:x="7.013cm" svg:y="6.473cm" svg:viewBox="0 0 0 0" draw:points="0,0">
          <text:p/>
        </draw:polygon>
        <draw:path draw:style-name="gr1" draw:text-style-name="P1" draw:layer="layout" svg:width="0.007cm" svg:height="0.152cm" svg:x="5.951cm" svg:y="3.922cm" svg:viewBox="0 0 8 153" svg:d="M4 0l4 121-8-92c0-14 4-25 4-29l-4 153v-124 124c0-21 4-35 4-35z">
          <text:p/>
        </draw:path>
        <draw:polygon draw:style-name="gr7" draw:text-style-name="P2" draw:layer="layout" svg:width="0cm" svg:height="0cm" svg:x="7.013cm" svg:y="6.473cm" svg:viewBox="0 0 0 0" draw:points="0,0">
          <text:p/>
        </draw:polygon>
        <draw:polygon draw:style-name="gr1" draw:text-style-name="P1" draw:layer="layout" svg:width="0.004cm" svg:height="0.12cm" svg:x="5.954cm" svg:y="3.922cm" svg:viewBox="0 0 5 121" draw:points="0,0 5,121">
          <text:p/>
        </draw:polygon>
        <draw:polygon draw:style-name="gr7" draw:text-style-name="P2" draw:layer="layout" svg:width="0cm" svg:height="0cm" svg:x="7.013cm" svg:y="6.473cm" svg:viewBox="0 0 0 0" draw:points="0,0">
          <text:p/>
        </draw:polygon>
        <draw:path draw:style-name="gr8" draw:text-style-name="P2" draw:layer="layout" svg:width="0.042cm" svg:height="0.091cm" svg:x="6.032cm" svg:y="8.029cm" svg:viewBox="0 0 43 92" svg:d="M43 92c-25-14-43-45-43-92">
          <text:p/>
        </draw:path>
        <draw:path draw:style-name="gr8" draw:text-style-name="P2" draw:layer="layout" svg:width="0.102cm" svg:height="0.022cm" svg:x="6.427cm" svg:y="8.314cm" svg:viewBox="0 0 103 23" svg:d="M103 0c-38 26-75 30-103 11">
          <text:p/>
        </draw:path>
        <draw:path draw:style-name="gr8" draw:text-style-name="P2" draw:layer="layout" svg:width="0.042cm" svg:height="0.092cm" svg:x="6.385cm" svg:y="8.233cm" svg:viewBox="0 0 43 93" svg:d="M43 93c-26-14-43-46-43-93">
          <text:p/>
        </draw:path>
        <draw:line draw:style-name="gr8" draw:text-style-name="P2" draw:layer="layout" svg:x1="6.032cm" svg:y1="8.029cm" svg:x2="6.032cm" svg:y2="6.826cm">
          <text:p/>
        </draw:line>
        <draw:line draw:style-name="gr8" draw:text-style-name="P2" draw:layer="layout" svg:x1="6.385cm" svg:y1="8.233cm" svg:x2="6.385cm" svg:y2="6.988cm">
          <text:p/>
        </draw:line>
        <draw:path draw:style-name="gr8" draw:text-style-name="P2" draw:layer="layout" svg:width="0.12cm" svg:height="0.026cm" svg:x="6.268cm" svg:y="6.963cm" svg:viewBox="0 0 121 27" svg:d="M121 26c-47 4-85-8-121-26">
          <text:p/>
        </draw:path>
        <draw:path draw:style-name="gr8" draw:text-style-name="P2" draw:layer="layout" svg:width="0.236cm" svg:height="0.811cm" svg:x="6.152cm" svg:y="6.152cm" svg:viewBox="0 0 237 812" svg:d="M117 812c-92-53-135-184-110-346 25-163 110-336 230-466">
          <text:p/>
        </draw:path>
        <draw:line draw:style-name="gr8" draw:text-style-name="P2" draw:layer="layout" svg:x1="6.032cm" svg:y1="5.947cm" svg:x2="6.389cm" svg:y2="6.153cm">
          <text:p/>
        </draw:line>
        <draw:path draw:style-name="gr8" draw:text-style-name="P2" draw:layer="layout" svg:width="0.237cm" svg:height="0.812cm" svg:x="5.799cm" svg:y="5.947cm" svg:viewBox="0 0 238 813" svg:d="M117 813c-92-53-134-180-110-342 21-163 110-340 231-471">
          <text:p/>
        </draw:path>
        <draw:line draw:style-name="gr8" draw:text-style-name="P2" draw:layer="layout" svg:x1="6.032cm" svg:y1="5.947cm" svg:x2="6.032cm" svg:y2="4.847cm">
          <text:p/>
        </draw:line>
        <draw:line draw:style-name="gr8" draw:text-style-name="P2" draw:layer="layout" svg:x1="6.385cm" svg:y1="6.152cm" svg:x2="6.385cm" svg:y2="5.051cm">
          <text:p/>
        </draw:line>
        <draw:path draw:style-name="gr8" draw:text-style-name="P2" draw:layer="layout" svg:width="0.144cm" svg:height="0.247cm" svg:x="6.385cm" svg:y="4.804cm" svg:viewBox="0 0 145 248" svg:d="M145 0c-77 46-145 156-145 248">
          <text:p/>
        </draw:path>
        <draw:line draw:style-name="gr8" draw:text-style-name="P2" draw:layer="layout" svg:x1="6.53cm" svg:y1="4.809cm" svg:x2="6.173cm" svg:y2="4.603cm">
          <text:p/>
        </draw:line>
        <draw:path draw:style-name="gr8" draw:text-style-name="P2" draw:layer="layout" svg:width="0.145cm" svg:height="0.244cm" svg:x="6.032cm" svg:y="4.603cm" svg:viewBox="0 0 146 245" svg:d="M146 0c-82 43-146 153-146 245">
          <text:p/>
        </draw:path>
        <draw:line draw:style-name="gr8" draw:text-style-name="P2" draw:layer="layout" svg:x1="6.901cm" svg:y1="8.099cm" svg:x2="6.526cm" svg:y2="8.319cm">
          <text:p/>
        </draw:line>
        <draw:line draw:style-name="gr8" draw:text-style-name="P2" draw:layer="layout" svg:x1="5.475cm" svg:y1="7.739cm" svg:x2="5.63cm" svg:y2="7.739cm">
          <text:p/>
        </draw:line>
        <draw:path draw:style-name="gr8" draw:text-style-name="P2" draw:layer="layout" svg:width="0.043cm" svg:height="0.06cm" svg:x="5.545cm" svg:y="7.655cm" svg:viewBox="0 0 44 61" svg:d="M44 61c-26-14-44-37-44-61">
          <text:p/>
        </draw:path>
        <draw:line draw:style-name="gr8" draw:text-style-name="P2" draw:layer="layout" svg:x1="5.545cm" svg:y1="6.932cm" svg:x2="5.545cm" svg:y2="7.655cm">
          <text:p/>
        </draw:line>
        <draw:line draw:style-name="gr8" draw:text-style-name="P2" draw:layer="layout" svg:x1="5.408cm" svg:y1="6.91cm" svg:x2="5.408cm" svg:y2="7.729cm">
          <text:p/>
        </draw:line>
        <draw:path draw:style-name="gr8" draw:text-style-name="P2" draw:layer="layout" svg:width="0.07cm" svg:height="0.01cm" svg:x="5.408cm" svg:y="7.729cm" svg:viewBox="0 0 71 11" svg:d="M71 11c-25 0-49-3-71-11">
          <text:p/>
        </draw:path>
        <draw:line draw:style-name="gr8" draw:text-style-name="P2" draw:layer="layout" svg:x1="5.807cm" svg:y1="6.432cm" svg:x2="5.732cm" svg:y2="6.388cm">
          <text:p/>
        </draw:line>
        <draw:line draw:style-name="gr8" draw:text-style-name="P2" draw:layer="layout" svg:x1="5.8cm" svg:y1="6.509cm" svg:x2="5.662cm" svg:y2="6.427cm">
          <text:p/>
        </draw:line>
        <draw:line draw:style-name="gr8" draw:text-style-name="P2" draw:layer="layout" svg:x1="5.662cm" svg:y1="6.432cm" svg:x2="5.733cm" svg:y2="6.388cm">
          <text:p/>
        </draw:line>
        <draw:line draw:style-name="gr8" draw:text-style-name="P2" draw:layer="layout" svg:x1="5.811cm" svg:y1="6.597cm" svg:x2="5.732cm" svg:y2="6.551cm">
          <text:p/>
        </draw:line>
        <draw:path draw:style-name="gr8" draw:text-style-name="P2" draw:layer="layout" svg:width="0.07cm" svg:height="0.124cm" svg:x="5.662cm" svg:y="6.427cm" svg:viewBox="0 0 71 125" svg:d="M0 0c28 51 50 89 71 125">
          <text:p/>
        </draw:path>
        <draw:path draw:style-name="gr8" draw:text-style-name="P2" draw:layer="layout" svg:width="0.056cm" svg:height="0.053cm" svg:x="5.676cm" svg:y="6.551cm" svg:viewBox="0 0 57 54" svg:d="M0 54c18-22 36-40 57-54">
          <text:p/>
        </draw:path>
        <draw:line draw:style-name="gr8" draw:text-style-name="P2" draw:layer="layout" svg:x1="5.864cm" svg:y1="6.715cm" svg:x2="5.552cm" svg:y2="6.533cm">
          <text:p/>
        </draw:line>
        <draw:line draw:style-name="gr8" draw:text-style-name="P2" draw:layer="layout" svg:x1="5.553cm" svg:y1="6.533cm" svg:x2="5.496cm" svg:y2="6.619cm">
          <text:p/>
        </draw:line>
        <draw:line draw:style-name="gr8" draw:text-style-name="P2" draw:layer="layout" svg:x1="6.037cm" svg:y1="6.929cm" svg:x2="5.496cm" svg:y2="6.614cm">
          <text:p/>
        </draw:line>
        <draw:path draw:style-name="gr8" draw:text-style-name="P2" draw:layer="layout" svg:width="0.113cm" svg:height="0.085cm" svg:x="5.496cm" svg:y="6.614cm" svg:viewBox="0 0 114 86" svg:d="M0 0c42 32 82 60 114 86">
          <text:p/>
        </draw:path>
        <draw:line draw:style-name="gr8" draw:text-style-name="P2" draw:layer="layout" svg:x1="6.037cm" svg:y1="6.943cm" svg:x2="5.609cm" svg:y2="6.695cm">
          <text:p/>
        </draw:line>
        <draw:path draw:style-name="gr8" draw:text-style-name="P2" draw:layer="layout" svg:width="0.039cm" svg:height="0.092cm" svg:x="5.57cm" svg:y="6.695cm" svg:viewBox="0 0 40 93" svg:d="M0 93c7-29 25-61 40-93">
          <text:p/>
        </draw:path>
        <draw:line draw:style-name="gr8" draw:text-style-name="P2" draw:layer="layout" svg:x1="6.037cm" svg:y1="7.056cm" svg:x2="5.57cm" svg:y2="6.787cm">
          <text:p/>
        </draw:line>
        <draw:path draw:style-name="gr8" draw:text-style-name="P2" draw:layer="layout" svg:width="0.141cm" svg:height="0.025cm" svg:x="5.429cm" svg:y="6.762cm" svg:viewBox="0 0 142 26" svg:d="M0 0c53 11 99 19 142 26">
          <text:p/>
        </draw:path>
        <draw:line draw:style-name="gr8" draw:text-style-name="P2" draw:layer="layout" svg:x1="6.037cm" svg:y1="7.113cm" svg:x2="5.429cm" svg:y2="6.762cm">
          <text:p/>
        </draw:line>
        <draw:line draw:style-name="gr8" draw:text-style-name="P2" draw:layer="layout" svg:x1="5.433cm" svg:y1="6.762cm" svg:x2="5.411cm" svg:y2="6.855cm">
          <text:p/>
        </draw:line>
        <draw:line draw:style-name="gr8" draw:text-style-name="P2" draw:layer="layout" svg:x1="6.037cm" svg:y1="7.215cm" svg:x2="5.411cm" svg:y2="6.854cm">
          <text:p/>
        </draw:line>
        <draw:line draw:style-name="gr8" draw:text-style-name="P2" draw:layer="layout" svg:x1="5.404cm" svg:y1="7.729cm" svg:x2="5.404cm" svg:y2="6.91cm">
          <text:p/>
        </draw:line>
        <draw:path draw:style-name="gr8" draw:text-style-name="P2" draw:layer="layout" svg:width="0.413cm" svg:height="0.546cm" svg:x="5.404cm" svg:y="6.364cm" svg:viewBox="0 0 414 547" svg:d="M0 547c0-113 49-251 134-360 82-110 188-180 280-187">
          <text:p/>
        </draw:path>
        <draw:path draw:style-name="gr8" draw:text-style-name="P2" draw:layer="layout" svg:width="0.085cm" svg:height="0.021cm" svg:x="5.732cm" svg:y="6.367cm" svg:viewBox="0 0 86 22" svg:d="M0 22c29-10 58-22 86-22">
          <text:p/>
        </draw:path>
        <draw:path draw:style-name="gr8" draw:text-style-name="P2" draw:layer="layout" svg:width="0.113cm" svg:height="0.106cm" svg:x="5.552cm" svg:y="6.427cm" svg:viewBox="0 0 114 107" svg:d="M0 107c36-39 71-79 114-107">
          <text:p/>
        </draw:path>
        <draw:path draw:style-name="gr8" draw:text-style-name="P2" draw:layer="layout" svg:width="0.067cm" svg:height="0.148cm" svg:x="5.429cm" svg:y="6.614cm" svg:viewBox="0 0 68 149" svg:d="M0 149c17-50 40-100 68-149">
          <text:p/>
        </draw:path>
        <draw:path draw:style-name="gr8" draw:text-style-name="P2" draw:layer="layout" svg:width="0.003cm" svg:height="0.056cm" svg:x="5.408cm" svg:y="6.854cm" svg:viewBox="0 0 4 57" svg:d="M4 0c-4 19-4 40-4 57">
          <text:p/>
        </draw:path>
        <draw:line draw:style-name="gr8" draw:text-style-name="P2" draw:layer="layout" svg:x1="5.408cm" svg:y1="7.729cm" svg:x2="5.404cm" svg:y2="7.729cm">
          <text:p/>
        </draw:line>
        <draw:path draw:style-name="gr8" draw:text-style-name="P2" draw:layer="layout" svg:width="0.018cm" svg:height="0.049cm" svg:x="5.231cm" svg:y="7.595cm" svg:viewBox="0 0 19 50" svg:d="M19 50c-12-10-19-29-19-50">
          <text:p/>
        </draw:path>
        <draw:path draw:style-name="gr8" draw:text-style-name="P2" draw:layer="layout" svg:width="0.032cm" svg:height="0.014cm" svg:x="5.376cm" svg:y="7.715cm" svg:viewBox="0 0 33 15" svg:d="M33 15c-11-4-22-7-33-15">
          <text:p/>
        </draw:path>
        <draw:path draw:style-name="gr8" draw:text-style-name="P2" draw:layer="layout" svg:width="0.042cm" svg:height="0.057cm" svg:x="5.337cm" svg:y="7.658cm" svg:viewBox="0 0 43 58" svg:d="M43 58c-29-14-43-37-43-58">
          <text:p/>
        </draw:path>
        <draw:path draw:style-name="gr8" draw:text-style-name="P2" draw:layer="layout" svg:width="0.049cm" svg:height="0.11cm" svg:x="7.02cm" svg:y="7.291cm" svg:viewBox="0 0 50 111" svg:d="M50 111c0-54-17-93-50-111">
          <text:p/>
        </draw:path>
        <draw:path draw:style-name="gr8" draw:text-style-name="P2" draw:layer="layout" svg:width="0.283cm" svg:height="0.421cm" svg:x="6.737cm" svg:y="7.28cm" svg:viewBox="0 0 284 422" svg:d="M284 11c-64-38-171 25-234 139-67 113-67 233 0 272">
          <text:p/>
        </draw:path>
        <draw:path draw:style-name="gr8" draw:text-style-name="P2" draw:layer="layout" svg:width="0.282cm" svg:height="0.313cm" svg:x="6.787cm" svg:y="7.397cm" svg:viewBox="0 0 283 314" svg:d="M0 305c46 24 116 0 181-65 63-67 102-162 102-240">
          <text:p/>
        </draw:path>
        <draw:line draw:style-name="gr8" draw:text-style-name="P2" draw:layer="layout" svg:x1="5.337cm" svg:y1="7.658cm" svg:x2="5.337cm" svg:y2="6.91cm">
          <text:p/>
        </draw:line>
        <draw:path draw:style-name="gr8" draw:text-style-name="P2" draw:layer="layout" svg:width="0.494cm" svg:height="0.611cm" svg:x="5.337cm" svg:y="6.299cm" svg:viewBox="0 0 495 612" svg:d="M0 612c0-134 64-296 166-423 102-128 230-198 329-188">
          <text:p/>
        </draw:path>
        <draw:line draw:style-name="gr8" draw:text-style-name="P2" draw:layer="layout" svg:x1="5.231cm" svg:y1="7.595cm" svg:x2="5.231cm" svg:y2="6.847cm">
          <text:p/>
        </draw:line>
        <draw:path draw:style-name="gr8" draw:text-style-name="P2" draw:layer="layout" svg:width="0.558cm" svg:height="0.613cm" svg:x="5.231cm" svg:y="6.237cm" svg:viewBox="0 0 559 614" svg:d="M0 614c0-155 79-338 202-466 124-131 261-180 357-127">
          <text:p/>
        </draw:path>
        <draw:path draw:style-name="gr8" draw:text-style-name="P2" draw:layer="layout" svg:width="0.353cm" svg:height="0.614cm" svg:x="6.9cm" svg:y="7.489cm" svg:viewBox="0 0 354 615" svg:d="M0 615c194-113 354-388 354-615">
          <text:p/>
        </draw:path>
        <draw:line draw:style-name="gr8" draw:text-style-name="P2" draw:layer="layout" svg:x1="7.253cm" svg:y1="7.489cm" svg:x2="7.253cm" svg:y2="4.794cm">
          <text:p/>
        </draw:line>
        <draw:path draw:style-name="gr8" draw:text-style-name="P2" draw:layer="layout" svg:width="0.251cm" svg:height="0.048cm" svg:x="6.547cm" svg:y="4.34cm" svg:viewBox="0 0 252 49" svg:d="M252 24c-67-39-159-29-252 25">
          <text:p/>
        </draw:path>
        <draw:line draw:style-name="gr8" draw:text-style-name="P2" draw:layer="layout" svg:x1="6.547cm" svg:y1="4.388cm" svg:x2="6.901cm" svg:y2="4.594cm">
          <text:p/>
        </draw:line>
        <draw:path draw:style-name="gr8" draw:text-style-name="P2" draw:layer="layout" svg:width="0.106cm" svg:height="0.229cm" svg:x="7.147cm" svg:y="4.568cm" svg:viewBox="0 0 107 230" svg:d="M107 230c0-110-36-195-107-230">
          <text:p/>
        </draw:path>
        <draw:path draw:style-name="gr8" draw:text-style-name="P2" draw:layer="layout" svg:width="0.25cm" svg:height="0.049cm" svg:x="6.9cm" svg:y="4.545cm" svg:viewBox="0 0 251 50" svg:d="M251 24c-68-40-159-28-251 26">
          <text:p/>
        </draw:path>
        <draw:path draw:style-name="gr8" draw:text-style-name="P2" draw:layer="layout" svg:width="0.067cm" svg:height="0.01cm" svg:x="5.916cm" svg:y="6.004cm" svg:viewBox="0 0 68 11" svg:d="M68 3c-25 13-50 8-68-3">
          <text:p/>
        </draw:path>
        <draw:line draw:style-name="gr8" draw:text-style-name="P2" draw:layer="layout" svg:x1="5.637cm" svg:y1="5.513cm" svg:x2="5.637cm" svg:y2="5.842cm">
          <text:p/>
        </draw:line>
        <draw:line draw:style-name="gr8" draw:text-style-name="P2" draw:layer="layout" svg:x1="5.723cm" svg:y1="5.365cm" svg:x2="5.637cm" svg:y2="5.518cm">
          <text:p/>
        </draw:line>
        <draw:line draw:style-name="gr8" draw:text-style-name="P2" draw:layer="layout" svg:x1="5.637cm" svg:y1="5.842cm" svg:x2="5.744cm" svg:y2="5.906cm">
          <text:p/>
        </draw:line>
        <draw:line draw:style-name="gr8" draw:text-style-name="P2" draw:layer="layout" svg:x1="5.637cm" svg:y1="5.513cm" svg:x2="5.744cm" svg:y2="5.578cm">
          <text:p/>
        </draw:line>
        <draw:line draw:style-name="gr8" draw:text-style-name="P2" draw:layer="layout" svg:x1="5.779cm" svg:y1="5.656cm" svg:x2="5.743cm" svg:y2="5.577cm">
          <text:p/>
        </draw:line>
        <draw:line draw:style-name="gr8" draw:text-style-name="P2" draw:layer="layout" svg:x1="5.778cm" svg:y1="5.658cm" svg:x2="5.778cm" svg:y2="5.651cm">
          <text:p/>
        </draw:line>
        <draw:line draw:style-name="gr8" draw:text-style-name="P2" draw:layer="layout" svg:x1="6.037cm" svg:y1="5.807cm" svg:x2="5.778cm" svg:y2="5.658cm">
          <text:p/>
        </draw:line>
        <draw:line draw:style-name="gr8" draw:text-style-name="P2" draw:layer="layout" svg:x1="6.001cm" svg:y1="5.991cm" svg:x2="5.778cm" svg:y2="5.863cm">
          <text:p/>
        </draw:line>
        <draw:line draw:style-name="gr8" draw:text-style-name="P2" draw:layer="layout" svg:x1="5.778cm" svg:y1="5.866cm" svg:x2="5.778cm" svg:y2="5.863cm">
          <text:p/>
        </draw:line>
        <draw:line draw:style-name="gr8" draw:text-style-name="P2" draw:layer="layout" svg:x1="5.743cm" svg:y1="5.906cm" svg:x2="5.779cm" svg:y2="5.866cm">
          <text:p/>
        </draw:line>
        <draw:path draw:style-name="gr8" draw:text-style-name="P2" draw:layer="layout" svg:width="0.244cm" svg:height="0.265cm" svg:x="6.91cm" svg:y="6.077cm" svg:viewBox="0 0 245 266" svg:d="M0 266c0-67 37-149 90-205 53-53 113-74 155-53">
          <text:p/>
        </draw:path>
        <draw:path draw:style-name="gr8" draw:text-style-name="P2" draw:layer="layout" svg:width="0.241cm" svg:height="0.358cm" svg:x="6.953cm" svg:y="6.085cm" svg:viewBox="0 0 242 359" svg:d="M202 0c53 32 53 138 0 234-57 95-146 148-202 116">
          <text:p/>
        </draw:path>
        <draw:path draw:style-name="gr8" draw:text-style-name="P2" draw:layer="layout" svg:width="0.043cm" svg:height="0.095cm" svg:x="6.91cm" svg:y="6.339cm" svg:viewBox="0 0 44 96" svg:d="M44 96c-29-17-44-50-44-96">
          <text:p/>
        </draw:path>
        <draw:line draw:style-name="gr8" draw:text-style-name="P2" draw:layer="layout" svg:x1="5.892cm" svg:y1="5.464cm" svg:x2="5.778cm" svg:y2="5.659cm">
          <text:p/>
        </draw:line>
        <draw:line draw:style-name="gr8" draw:text-style-name="P2" draw:layer="layout" svg:x1="5.92cm" svg:y1="6.005cm" svg:x2="5.743cm" svg:y2="5.901cm">
          <text:p/>
        </draw:line>
        <draw:line draw:style-name="gr8" draw:text-style-name="P2" draw:layer="layout" svg:x1="5.743cm" svg:y1="5.578cm" svg:x2="5.832cm" svg:y2="5.429cm">
          <text:p/>
        </draw:line>
        <draw:line draw:style-name="gr8" draw:text-style-name="P2" draw:layer="layout" svg:x1="5.778cm" svg:y1="5.656cm" svg:x2="5.888cm" svg:y2="5.461cm">
          <text:p/>
        </draw:line>
        <draw:path draw:style-name="gr8" draw:text-style-name="P2" draw:layer="layout" svg:width="0.021cm" svg:height="0.011cm" svg:x="5.976cm" svg:y="5.979cm" svg:viewBox="0 0 22 12" svg:d="M22 12c-12-4-15-4-22-12">
          <text:p/>
        </draw:path>
        <draw:line draw:style-name="gr8" draw:text-style-name="P2" draw:layer="layout" svg:x1="5.977cm" svg:y1="5.984cm" svg:x2="5.778cm" svg:y2="5.866cm">
          <text:p/>
        </draw:line>
        <draw:line draw:style-name="gr8" draw:text-style-name="P2" draw:layer="layout" svg:x1="6.901cm" svg:y1="4.593cm" svg:x2="6.526cm" svg:y2="4.809cm">
          <text:p/>
        </draw:line>
        <draw:path draw:style-name="gr8" draw:text-style-name="P2" draw:layer="layout" svg:width="0.049cm" svg:height="0.11cm" svg:x="7.02cm" svg:y="4.843cm" svg:viewBox="0 0 50 111" svg:d="M50 111c0-53-17-92-50-111">
          <text:p/>
        </draw:path>
        <draw:path draw:style-name="gr8" draw:text-style-name="P2" draw:layer="layout" svg:width="0.283cm" svg:height="0.418cm" svg:x="6.737cm" svg:y="4.831cm" svg:viewBox="0 0 284 419" svg:d="M284 12c-64-39-171 21-234 134-67 113-67 238 0 273">
          <text:p/>
        </draw:path>
        <draw:path draw:style-name="gr8" draw:text-style-name="P2" draw:layer="layout" svg:width="0.282cm" svg:height="0.311cm" svg:x="6.787cm" svg:y="4.949cm" svg:viewBox="0 0 283 312" svg:d="M0 301c46 28 116 3 181-60 63-68 102-160 102-241">
          <text:p/>
        </draw:path>
        <draw:path draw:style-name="gr8" draw:text-style-name="P2" draw:layer="layout" svg:width="0.24cm" svg:height="0.264cm" svg:x="6.409cm" svg:y="6.294cm" svg:viewBox="0 0 241 265" svg:d="M0 265c0-64 32-146 85-202 53-57 114-78 156-53">
          <text:p/>
        </draw:path>
        <draw:path draw:style-name="gr8" draw:text-style-name="P2" draw:layer="layout" svg:width="0.244cm" svg:height="0.355cm" svg:x="6.448cm" svg:y="6.304cm" svg:viewBox="0 0 245 356" svg:d="M201 0c58 31 58 134 0 229-56 100-144 149-201 117">
          <text:p/>
        </draw:path>
        <draw:path draw:style-name="gr8" draw:text-style-name="P2" draw:layer="layout" svg:width="0.043cm" svg:height="0.091cm" svg:x="6.409cm" svg:y="6.558cm" svg:viewBox="0 0 44 92" svg:d="M44 92c-29-14-44-49-44-92">
          <text:p/>
        </draw:path>
        <draw:path draw:style-name="gr8" draw:text-style-name="P2" draw:layer="layout" svg:width="0.003cm" svg:height="0.035cm" svg:x="5.951cm" svg:y="4.039cm" svg:viewBox="0 0 4 36" svg:d="M0 36c0-21 4-36 4-36">
          <text:p/>
        </draw:path>
        <draw:line draw:style-name="gr8" draw:text-style-name="P2" draw:layer="layout" svg:x1="5.951cm" svg:y1="4.071cm" svg:x2="6.523cm" svg:y2="4.403cm">
          <text:p/>
        </draw:line>
        <draw:line draw:style-name="gr8" draw:text-style-name="P2" draw:layer="layout" svg:x1="6.037cm" svg:y1="5.546cm" svg:x2="5.496cm" svg:y2="5.235cm">
          <text:p/>
        </draw:line>
        <draw:path draw:style-name="gr8" draw:text-style-name="P2" draw:layer="layout" svg:width="0.035cm" svg:height="0.017cm" svg:x="5.496cm" svg:y="5.221cm" svg:viewBox="0 0 36 18" svg:d="M36 0c-14 8-26 11-36 18">
          <text:p/>
        </draw:path>
        <draw:line draw:style-name="gr8" draw:text-style-name="P2" draw:layer="layout" svg:x1="6.037cm" svg:y1="5.514cm" svg:x2="5.429cm" svg:y2="5.164cm">
          <text:p/>
        </draw:line>
        <draw:line draw:style-name="gr8" draw:text-style-name="P2" draw:layer="layout" svg:x1="5.433cm" svg:y1="5.165cm" svg:x2="5.411cm" svg:y2="5.097cm">
          <text:p/>
        </draw:line>
        <draw:line draw:style-name="gr8" draw:text-style-name="P2" draw:layer="layout" svg:x1="6.037cm" svg:y1="5.458cm" svg:x2="5.411cm" svg:y2="5.097cm">
          <text:p/>
        </draw:line>
        <draw:path draw:style-name="gr8" draw:text-style-name="P2" draw:layer="layout" svg:width="0.141cm" svg:height="0.021cm" svg:x="5.411cm" svg:y="5.076cm" svg:viewBox="0 0 142 22" svg:d="M142 0c-42 7-88 14-142 22">
          <text:p/>
        </draw:path>
        <draw:line draw:style-name="gr8" draw:text-style-name="P2" draw:layer="layout" svg:x1="6.037cm" svg:y1="5.359cm" svg:x2="5.549cm" svg:y2="5.076cm">
          <text:p/>
        </draw:line>
        <draw:path draw:style-name="gr8" draw:text-style-name="P2" draw:layer="layout" svg:width="0.007cm" svg:height="0.032cm" svg:x="5.545cm" svg:y="5.044cm" svg:viewBox="0 0 8 33" svg:d="M8 33c-3-7-8-22-8-33">
          <text:p/>
        </draw:path>
        <draw:line draw:style-name="gr8" draw:text-style-name="P2" draw:layer="layout" svg:x1="5.545cm" svg:y1="5.044cm" svg:x2="5.545cm" svg:y2="4.31cm">
          <text:p/>
        </draw:line>
        <draw:polyline draw:style-name="gr8" draw:text-style-name="P2" draw:layer="layout" svg:width="0.145cm" svg:height="0.081cm" svg:x="5.545cm" svg:y="4.229cm" svg:viewBox="0 0 146 82" draw:points="146,0 127,0 113,0 99,4 81,7 67,11 57,18 43,26 32,33 25,40 14,47 11,58 7,65 4,75 0,82">
          <text:p/>
        </draw:polyline>
        <draw:line draw:style-name="gr8" draw:text-style-name="P2" draw:layer="layout" svg:x1="5.686cm" svg:y1="4.229cm" svg:x2="6.255cm" svg:y2="4.558cm">
          <text:p/>
        </draw:line>
        <draw:line draw:style-name="gr8" draw:text-style-name="P2" draw:layer="layout" svg:x1="5.951cm" svg:y1="4.071cm" svg:x2="5.951cm" svg:y2="3.951cm">
          <text:p/>
        </draw:line>
        <draw:line draw:style-name="gr8" draw:text-style-name="P2" draw:layer="layout" svg:x1="5.954cm" svg:y1="3.922cm" svg:x2="5.959cm" svg:y2="4.043cm">
          <text:p/>
        </draw:line>
        <draw:path draw:style-name="gr8" draw:text-style-name="P2" draw:layer="layout" svg:width="0.003cm" svg:height="0.029cm" svg:x="5.951cm" svg:y="3.922cm" svg:viewBox="0 0 4 30" svg:d="M0 30c0-14 4-26 4-30">
          <text:p/>
        </draw:path>
        <draw:path draw:style-name="gr8" draw:text-style-name="P2" draw:layer="layout" svg:width="0.07cm" svg:height="0.011cm" svg:x="5.408cm" svg:y="4.229cm" svg:viewBox="0 0 71 12" svg:d="M71 0c-25 0-49 4-71 12">
          <text:p/>
        </draw:path>
        <draw:line draw:style-name="gr8" draw:text-style-name="P2" draw:layer="layout" svg:x1="5.408cm" svg:y1="5.044cm" svg:x2="5.408cm" svg:y2="4.24cm">
          <text:p/>
        </draw:line>
        <draw:line draw:style-name="gr8" draw:text-style-name="P2" draw:layer="layout" svg:x1="5.475cm" svg:y1="4.229cm" svg:x2="5.686cm" svg:y2="4.229cm">
          <text:p/>
        </draw:line>
        <draw:line draw:style-name="gr8" draw:text-style-name="P2" draw:layer="layout" svg:x1="5.404cm" svg:y1="4.24cm" svg:x2="5.404cm" svg:y2="5.044cm">
          <text:p/>
        </draw:line>
        <draw:path draw:style-name="gr8" draw:text-style-name="P2" draw:layer="layout" svg:width="0.109cm" svg:height="0.201cm" svg:x="5.404cm" svg:y="5.044cm" svg:viewBox="0 0 110 202" svg:d="M0 0c0 107 39 178 110 202">
          <text:p/>
        </draw:path>
        <draw:line draw:style-name="gr8" draw:text-style-name="P2" draw:layer="layout" svg:x1="5.962cm" svg:y1="4.043cm" svg:x2="5.954cm" svg:y2="3.922cm">
          <text:p/>
        </draw:line>
        <draw:polyline draw:style-name="gr8" draw:text-style-name="P2" draw:layer="layout" svg:width="0cm" svg:height="0cm" svg:x="5.954cm" svg:y="3.922cm" svg:viewBox="0 0 0 0" draw:points="0,0">
          <text:p/>
        </draw:polyline>
        <draw:path draw:style-name="gr8" draw:text-style-name="P2" draw:layer="layout" svg:width="0.067cm" svg:height="0.074cm" svg:x="5.429cm" svg:y="5.164cm" svg:viewBox="0 0 68 75" svg:d="M68 75c-28-14-51-43-68-75">
          <text:p/>
        </draw:path>
        <draw:path draw:style-name="gr8" draw:text-style-name="P2" draw:layer="layout" svg:width="0.003cm" svg:height="0.053cm" svg:x="5.408cm" svg:y="5.044cm" svg:viewBox="0 0 4 54" svg:d="M4 54c-4-14-4-36-4-54">
          <text:p/>
        </draw:path>
        <draw:path draw:style-name="gr8" draw:text-style-name="P2" draw:layer="layout" svg:width="0.005cm" svg:height="0.003cm" svg:x="5.404cm" svg:y="4.24cm" svg:viewBox="0 0 6 4" svg:d="M6 0c0 0-6 0-6 4">
          <text:p/>
        </draw:path>
        <draw:line draw:style-name="gr8" draw:text-style-name="P2" draw:layer="layout" svg:x1="5.782cm" svg:y1="3.848cm" svg:x2="5.955cm" svg:y2="3.952cm">
          <text:p/>
        </draw:line>
        <draw:path draw:style-name="gr8" draw:text-style-name="P2" draw:layer="layout" svg:width="0.049cm" svg:height="0.01cm" svg:x="5.782cm" svg:y="3.841cm" svg:viewBox="0 0 50 11" svg:d="M0 11c17-12 36-15 50-7">
          <text:p/>
        </draw:path>
        <draw:path draw:style-name="gr8" draw:text-style-name="P2" draw:layer="layout" svg:width="0cm" svg:height="0.006cm" svg:x="5.954cm" svg:y="3.915cm" svg:viewBox="0 0 0 7" svg:d="M0 7c0-3 0-7 0-7">
          <text:p/>
        </draw:path>
        <draw:path draw:style-name="gr8" draw:text-style-name="P2" draw:layer="layout" svg:width="0.004cm" svg:height="0.036cm" svg:x="5.954cm" svg:y="3.915cm" svg:viewBox="0 0 5 37" svg:d="M0 0c0 4 5 14 5 37">
          <text:p/>
        </draw:path>
        <draw:line draw:style-name="gr8" draw:text-style-name="P2" draw:layer="layout" svg:x1="5.298cm" svg:y1="4.127cm" svg:x2="5.479cm" svg:y2="4.23cm">
          <text:p/>
        </draw:line>
        <draw:path draw:style-name="gr8" draw:text-style-name="P2" draw:layer="layout" svg:width="0.071cm" svg:height="0.123cm" svg:x="5.231cm" svg:y="4.127cm" svg:viewBox="0 0 72 124" svg:d="M72 0c-44 21-72 78-72 124">
          <text:p/>
        </draw:path>
        <draw:path draw:style-name="gr8" draw:text-style-name="P2" draw:layer="layout" svg:width="0.071cm" svg:height="0.074cm" svg:x="5.337cm" svg:y="4.24cm" svg:viewBox="0 0 72 75" svg:d="M72 0c-4 3-7 3-11 3-7 4-11 7-14 7-7 4-11 9-14 12-7 4-11 7-14 11l-5 3c-3 4-7 7-7 11-3 7-7 10-7 14 0 3 0 7 0 14">
          <text:p/>
        </draw:path>
        <draw:line draw:style-name="gr8" draw:text-style-name="P2" draw:layer="layout" svg:x1="5.337cm" svg:y1="4.31cm" svg:x2="5.337cm" svg:y2="5.044cm">
          <text:p/>
        </draw:line>
        <draw:path draw:style-name="gr8" draw:text-style-name="P2" draw:layer="layout" svg:width="0.095cm" svg:height="0.215cm" svg:x="5.337cm" svg:y="5.044cm" svg:viewBox="0 0 96 216" svg:d="M0 0c0 104 36 181 96 216">
          <text:p/>
        </draw:path>
        <draw:path draw:style-name="gr8" draw:text-style-name="P2" draw:layer="layout" svg:width="0.131cm" svg:height="0.026cm" svg:x="5.432cm" svg:y="5.256cm" svg:viewBox="0 0 132 27" svg:d="M0 0c39 26 81 34 132 22">
          <text:p/>
        </draw:path>
        <draw:line draw:style-name="gr8" draw:text-style-name="P2" draw:layer="layout" svg:x1="5.966cm" svg:y1="4.047cm" svg:x2="5.958cm" svg:y2="3.947cm">
          <text:p/>
        </draw:line>
        <draw:line draw:style-name="gr8" draw:text-style-name="P2" draw:layer="layout" svg:x1="5.231cm" svg:y1="4.25cm" svg:x2="5.231cm" svg:y2="4.984cm">
          <text:p/>
        </draw:line>
        <draw:path draw:style-name="gr8" draw:text-style-name="P2" draw:layer="layout" svg:width="0.095cm" svg:height="0.212cm" svg:x="5.231cm" svg:y="4.984cm" svg:viewBox="0 0 96 213" svg:d="M96 213c-64-36-96-114-96-213">
          <text:p/>
        </draw:path>
        <draw:line draw:style-name="gr8" draw:text-style-name="P2" draw:layer="layout" svg:x1="6.548cm" svg:y1="4.388cm" svg:x2="6.522cm" svg:y2="4.403cm">
          <text:p/>
        </draw:line>
        <draw:line draw:style-name="gr8" draw:text-style-name="P2" draw:layer="layout" svg:x1="6.173cm" svg:y1="4.604cm" svg:x2="6.255cm" svg:y2="4.554cm">
          <text:p/>
        </draw:line>
        <draw:line draw:style-name="gr8" draw:text-style-name="P2" draw:layer="layout" svg:x1="5.783cm" svg:y1="3.848cm" svg:x2="5.298cm" svg:y2="4.128cm">
          <text:p/>
        </draw:line>
        <draw:path draw:style-name="gr8" draw:text-style-name="P2" draw:layer="layout" svg:width="0.18cm" svg:height="0.198cm" svg:x="8.918cm" svg:y="6.134cm" svg:viewBox="0 0 181 199" svg:d="M0 199c0-50 24-109 63-153 39-42 86-56 118-39">
          <text:p/>
        </draw:path>
        <draw:path draw:style-name="gr8" draw:text-style-name="P2" draw:layer="layout" svg:width="0.184cm" svg:height="0.268cm" svg:x="8.946cm" svg:y="6.141cm" svg:viewBox="0 0 185 269" svg:d="M153 0c42 25 42 103 0 174-44 71-111 113-153 88">
          <text:p/>
        </draw:path>
        <draw:path draw:style-name="gr8" draw:text-style-name="P2" draw:layer="layout" svg:width="0.031cm" svg:height="0.07cm" svg:x="8.918cm" svg:y="6.332cm" svg:viewBox="0 0 32 71" svg:d="M32 71c-22-10-32-35-32-71">
          <text:p/>
        </draw:path>
        <draw:path draw:style-name="gr8" draw:text-style-name="P2" draw:layer="layout" svg:width="0.331cm" svg:height="0.365cm" svg:x="8.83cm" svg:y="6.019cm" svg:viewBox="0 0 332 366" svg:d="M0 366c0-92 45-201 119-279 71-78 157-107 213-74">
          <text:p/>
        </draw:path>
        <draw:path draw:style-name="gr8" draw:text-style-name="P2" draw:layer="layout" svg:width="0.334cm" svg:height="0.49cm" svg:x="8.886cm" svg:y="6.032cm" svg:viewBox="0 0 335 491" svg:d="M276 0c78 46 78 188 0 322-78 131-202 201-276 155">
          <text:p/>
        </draw:path>
        <draw:path draw:style-name="gr8" draw:text-style-name="P2" draw:layer="layout" svg:width="0.056cm" svg:height="0.127cm" svg:x="8.83cm" svg:y="6.381cm" svg:viewBox="0 0 57 128" svg:d="M57 128c-36-21-57-63-57-128">
          <text:p/>
        </draw:path>
        <draw:path draw:style-name="gr8" draw:text-style-name="P2" draw:layer="layout" svg:width="0.332cm" svg:height="0.365cm" svg:x="8.794cm" svg:y="5.999cm" svg:viewBox="0 0 333 366" svg:d="M0 366c0-92 46-201 120-279 71-75 155-107 213-75">
          <text:p/>
        </draw:path>
        <draw:path draw:style-name="gr8" draw:text-style-name="P2" draw:layer="layout" svg:width="0.057cm" svg:height="0.127cm" svg:x="8.794cm" svg:y="6.364cm" svg:viewBox="0 0 58 128" svg:d="M58 128c-40-22-58-71-58-128">
          <text:p/>
        </draw:path>
        <draw:path draw:style-name="gr8" draw:text-style-name="P2" draw:layer="layout" svg:width="0.3cm" svg:height="0.328cm" svg:x="8.692cm" svg:y="5.954cm" svg:viewBox="0 0 301 329" svg:d="M0 329c0-81 42-179 106-251 68-71 145-95 195-67">
          <text:p/>
        </draw:path>
        <draw:path draw:style-name="gr8" draw:text-style-name="P2" draw:layer="layout" svg:width="0.053cm" svg:height="0.117cm" svg:x="8.692cm" svg:y="6.282cm" svg:viewBox="0 0 54 118" svg:d="M54 118c-35-18-54-60-54-118">
          <text:p/>
        </draw:path>
        <draw:path draw:style-name="gr8" draw:text-style-name="P2" draw:layer="layout" svg:width="0.314cm" svg:height="0.342cm" svg:x="8.678cm" svg:y="5.94cm" svg:viewBox="0 0 315 343" svg:d="M0 343c0-84 42-186 113-261 67-71 149-99 202-71">
          <text:p/>
        </draw:path>
        <draw:path draw:style-name="gr8" draw:text-style-name="P2" draw:layer="layout" svg:width="0.028cm" svg:height="0.032cm" svg:x="8.992cm" svg:y="5.951cm" svg:viewBox="0 0 29 33" svg:d="M0 0c11 7 22 19 29 33">
          <text:p/>
        </draw:path>
        <draw:path draw:style-name="gr8" draw:text-style-name="P2" draw:layer="layout" svg:width="0.042cm" svg:height="0.011cm" svg:x="8.731cm" svg:y="6.402cm" svg:viewBox="0 0 43 12" svg:d="M43 12c-19 0-33-4-43-12">
          <text:p/>
        </draw:path>
        <draw:path draw:style-name="gr8" draw:text-style-name="P2" draw:layer="layout" svg:width="0.053cm" svg:height="0.12cm" svg:x="8.678cm" svg:y="6.282cm" svg:viewBox="0 0 54 121" svg:d="M54 121c-37-21-54-64-54-121">
          <text:p/>
        </draw:path>
        <draw:path draw:style-name="gr8" draw:text-style-name="P2" draw:layer="layout" svg:width="0.314cm" svg:height="0.345cm" svg:x="8.643cm" svg:y="5.92cm" svg:viewBox="0 0 315 346" svg:d="M0 346c0-88 42-191 112-262 67-74 149-103 203-71">
          <text:p/>
        </draw:path>
        <draw:path draw:style-name="gr8" draw:text-style-name="P2" draw:layer="layout" svg:width="0.052cm" svg:height="0.12cm" svg:x="8.643cm" svg:y="6.261cm" svg:viewBox="0 0 53 121" svg:d="M53 121c-35-18-53-64-53-121">
          <text:p/>
        </draw:path>
        <draw:path draw:style-name="gr8" draw:text-style-name="P2" draw:layer="layout" svg:width="0.18cm" svg:height="0.198cm" svg:x="8.918cm" svg:y="8.582cm" svg:viewBox="0 0 181 199" svg:d="M0 199c0-50 24-110 63-149 39-46 86-60 118-42">
          <text:p/>
        </draw:path>
        <draw:path draw:style-name="gr8" draw:text-style-name="P2" draw:layer="layout" svg:width="0.184cm" svg:height="0.267cm" svg:x="8.946cm" svg:y="8.59cm" svg:viewBox="0 0 185 268" svg:d="M153 0c42 24 42 103 0 174-44 74-111 109-153 88">
          <text:p/>
        </draw:path>
        <draw:path draw:style-name="gr8" draw:text-style-name="P2" draw:layer="layout" svg:width="0.031cm" svg:height="0.071cm" svg:x="8.918cm" svg:y="8.78cm" svg:viewBox="0 0 32 72" svg:d="M32 72c-22-11-32-39-32-72">
          <text:p/>
        </draw:path>
        <draw:path draw:style-name="gr8" draw:text-style-name="P2" draw:layer="layout" svg:width="0.331cm" svg:height="0.365cm" svg:x="8.83cm" svg:y="8.468cm" svg:viewBox="0 0 332 366" svg:d="M0 366c0-92 45-201 119-280 71-77 157-105 213-74">
          <text:p/>
        </draw:path>
        <draw:path draw:style-name="gr8" draw:text-style-name="P2" draw:layer="layout" svg:width="0.334cm" svg:height="0.492cm" svg:x="8.886cm" svg:y="8.48cm" svg:viewBox="0 0 335 493" svg:d="M276 0c78 46 78 188 0 319-78 134-202 204-276 162">
          <text:p/>
        </draw:path>
        <draw:path draw:style-name="gr8" draw:text-style-name="P2" draw:layer="layout" svg:width="0.056cm" svg:height="0.127cm" svg:x="8.83cm" svg:y="8.833cm" svg:viewBox="0 0 57 128" svg:d="M57 128c-36-26-57-71-57-128">
          <text:p/>
        </draw:path>
        <draw:path draw:style-name="gr8" draw:text-style-name="P2" draw:layer="layout" svg:width="0.332cm" svg:height="0.365cm" svg:x="8.794cm" svg:y="8.447cm" svg:viewBox="0 0 333 366" svg:d="M0 366c0-92 46-201 120-276 71-78 155-110 213-78">
          <text:p/>
        </draw:path>
        <draw:path draw:style-name="gr8" draw:text-style-name="P2" draw:layer="layout" svg:width="0.057cm" svg:height="0.127cm" svg:x="8.794cm" svg:y="8.812cm" svg:viewBox="0 0 58 128" svg:d="M58 128c-40-21-58-67-58-128">
          <text:p/>
        </draw:path>
        <draw:path draw:style-name="gr8" draw:text-style-name="P2" draw:layer="layout" svg:width="0.3cm" svg:height="0.329cm" svg:x="8.692cm" svg:y="8.402cm" svg:viewBox="0 0 301 330" svg:d="M0 330c0-82 42-181 106-252 68-70 145-95 195-67">
          <text:p/>
        </draw:path>
        <draw:path draw:style-name="gr8" draw:text-style-name="P2" draw:layer="layout" svg:width="0.053cm" svg:height="0.116cm" svg:x="8.692cm" svg:y="8.731cm" svg:viewBox="0 0 54 117" svg:d="M54 117c-35-21-54-60-54-117">
          <text:p/>
        </draw:path>
        <draw:path draw:style-name="gr8" draw:text-style-name="P2" draw:layer="layout" svg:width="0.314cm" svg:height="0.343cm" svg:x="8.678cm" svg:y="8.388cm" svg:viewBox="0 0 315 344" svg:d="M0 344c0-86 42-188 113-262 67-71 149-100 202-71">
          <text:p/>
        </draw:path>
        <draw:path draw:style-name="gr8" draw:text-style-name="P2" draw:layer="layout" svg:width="0.028cm" svg:height="0.032cm" svg:x="8.992cm" svg:y="8.399cm" svg:viewBox="0 0 29 33" svg:d="M0 0c11 7 22 19 29 33">
          <text:p/>
        </draw:path>
        <draw:path draw:style-name="gr8" draw:text-style-name="P2" draw:layer="layout" svg:width="0.042cm" svg:height="0.01cm" svg:x="8.731cm" svg:y="8.851cm" svg:viewBox="0 0 43 11" svg:d="M43 11c-19 0-33-3-43-11">
          <text:p/>
        </draw:path>
        <draw:path draw:style-name="gr8" draw:text-style-name="P2" draw:layer="layout" svg:width="0.053cm" svg:height="0.12cm" svg:x="8.678cm" svg:y="8.731cm" svg:viewBox="0 0 54 121" svg:d="M54 121c-37-18-54-64-54-121">
          <text:p/>
        </draw:path>
        <draw:path draw:style-name="gr8" draw:text-style-name="P2" draw:layer="layout" svg:width="0.314cm" svg:height="0.344cm" svg:x="8.643cm" svg:y="8.369cm" svg:viewBox="0 0 315 345" svg:d="M0 345c0-88 42-190 112-261 67-75 149-103 203-71">
          <text:p/>
        </draw:path>
        <draw:path draw:style-name="gr8" draw:text-style-name="P2" draw:layer="layout" svg:width="0.052cm" svg:height="0.12cm" svg:x="8.643cm" svg:y="8.71cm" svg:viewBox="0 0 53 121" svg:d="M53 121c-35-18-53-64-53-121">
          <text:p/>
        </draw:path>
        <draw:line draw:style-name="gr8" draw:text-style-name="P2" draw:layer="layout" svg:x1="6.074cm" svg:y1="8.12cm" svg:x2="6.428cm" svg:y2="8.326cm">
          <text:p/>
        </draw:line>
        <draw:line draw:style-name="gr8" draw:text-style-name="P2" draw:layer="layout" svg:x1="6.269cm" svg:y1="6.964cm" svg:x2="5.916cm" svg:y2="6.759cm">
          <text:p/>
        </draw:line>
        <draw:line draw:style-name="gr8" draw:text-style-name="P2" draw:layer="layout" svg:x1="5.588cm" svg:y1="7.715cm" svg:x2="6.037cm" svg:y2="7.973cm">
          <text:p/>
        </draw:line>
        <draw:line draw:style-name="gr8" draw:text-style-name="P2" draw:layer="layout" svg:x1="5.249cm" svg:y1="7.641cm" svg:x2="5.38cm" svg:y2="7.716cm">
          <text:p/>
        </draw:line>
        <draw:line draw:style-name="gr8" draw:text-style-name="P2" draw:layer="layout" svg:x1="5.839cm" svg:y1="6.291cm" svg:x2="5.789cm" svg:y2="6.258cm">
          <text:p/>
        </draw:line>
        <draw:line draw:style-name="gr8" draw:text-style-name="P2" draw:layer="layout" svg:x1="6.794cm" svg:y1="4.363cm" svg:x2="7.151cm" svg:y2="4.569cm">
          <text:p/>
        </draw:line>
        <draw:line draw:style-name="gr8" draw:text-style-name="P2" draw:layer="layout" svg:x1="5.954cm" svg:y1="4.039cm" svg:x2="6.555cm" svg:y2="4.386cm">
          <text:p/>
        </draw:line>
        <draw:line draw:style-name="gr8" draw:text-style-name="P2" draw:layer="layout" svg:x1="5.831cm" svg:y1="3.845cm" svg:x2="5.959cm" svg:y2="3.92cm">
          <text:p/>
        </draw:line>
        <draw:line draw:style-name="gr8" draw:text-style-name="P2" draw:layer="layout" svg:x1="5.433cm" svg:y1="5.26cm" svg:x2="5.323cm" svg:y2="5.196cm">
          <text:p/>
        </draw:line>
        <draw:line draw:style-name="gr8" draw:text-style-name="P2" draw:layer="layout" svg:x1="8.887cm" svg:y1="6.509cm" svg:x2="8.851cm" svg:y2="6.487cm">
          <text:p/>
        </draw:line>
        <draw:line draw:style-name="gr8" draw:text-style-name="P2" draw:layer="layout" svg:x1="9.162cm" svg:y1="6.033cm" svg:x2="9.126cm" svg:y2="6.011cm">
          <text:p/>
        </draw:line>
        <draw:line draw:style-name="gr8" draw:text-style-name="P2" draw:layer="layout" svg:x1="8.806cm" svg:y1="6.435cm" svg:x2="8.741cm" svg:y2="6.399cm">
          <text:p/>
        </draw:line>
        <draw:line draw:style-name="gr8" draw:text-style-name="P2" draw:layer="layout" svg:x1="9.056cm" svg:y1="6.001cm" svg:x2="8.992cm" svg:y2="5.965cm">
          <text:p/>
        </draw:line>
        <draw:line draw:style-name="gr8" draw:text-style-name="P2" draw:layer="layout" svg:x1="8.732cm" svg:y1="6.403cm" svg:x2="8.695cm" svg:y2="6.381cm">
          <text:p/>
        </draw:line>
        <draw:line draw:style-name="gr8" draw:text-style-name="P2" draw:layer="layout" svg:x1="8.993cm" svg:y1="5.955cm" svg:x2="8.953cm" svg:y2="5.933cm">
          <text:p/>
        </draw:line>
        <draw:line draw:style-name="gr8" draw:text-style-name="P2" draw:layer="layout" svg:x1="8.887cm" svg:y1="8.961cm" svg:x2="8.851cm" svg:y2="8.935cm">
          <text:p/>
        </draw:line>
        <draw:line draw:style-name="gr8" draw:text-style-name="P2" draw:layer="layout" svg:x1="9.162cm" svg:y1="8.486cm" svg:x2="9.126cm" svg:y2="8.459cm">
          <text:p/>
        </draw:line>
        <draw:line draw:style-name="gr8" draw:text-style-name="P2" draw:layer="layout" svg:x1="8.806cm" svg:y1="8.883cm" svg:x2="8.741cm" svg:y2="8.847cm">
          <text:p/>
        </draw:line>
        <draw:line draw:style-name="gr8" draw:text-style-name="P2" draw:layer="layout" svg:x1="9.056cm" svg:y1="8.453cm" svg:x2="8.992cm" svg:y2="8.413cm">
          <text:p/>
        </draw:line>
        <draw:line draw:style-name="gr8" draw:text-style-name="P2" draw:layer="layout" svg:x1="8.732cm" svg:y1="8.852cm" svg:x2="8.695cm" svg:y2="8.83cm">
          <text:p/>
        </draw:line>
        <draw:line draw:style-name="gr8" draw:text-style-name="P2" draw:layer="layout" svg:x1="8.993cm" svg:y1="8.404cm" svg:x2="8.953cm" svg:y2="8.382cm">
          <text:p/>
        </draw:line>
        <draw:frame draw:style-name="gr12" draw:text-style-name="P5" draw:layer="layout" svg:width="9.04cm" svg:height="0.623cm" svg:x="19.279cm" svg:y="8.269cm">
          <draw:text-box>
            <text:p text:style-name="P4"><text:span text:style-name="T1">2X M3 Brass Inserts [HD-MS0030]</text:span></text:p>
          </draw:text-box>
        </draw:frame>
        <draw:frame draw:style-name="gr13" draw:text-style-name="P6" draw:layer="layout" svg:width="0.119cm" svg:height="0.141cm" svg:x="27.704cm" svg:y="9.184cm">
          <draw:text-box>
            <text:p text:style-name="P4"><text:span text:style-name="T2"><text:s/></text:span></text:p>
          </draw:text-box>
        </draw:frame>
        <draw:frame draw:style-name="gr14" draw:text-style-name="P7" draw:layer="layout" svg:width="0.666cm" svg:height="0.78cm" svg:x="27.612cm" svg:y="19.243cm">
          <draw:text-box>
            <text:p text:style-name="P4"><text:span text:style-name="T3">X</text:span></text:p>
          </draw:text-box>
        </draw:frame>
        <draw:line draw:style-name="gr15" draw:text-style-name="P2" draw:layer="layout" svg:x1="18.161cm" svg:y1="6.985cm" svg:x2="19.178cm" svg:y2="8.129cm">
          <text:p/>
        </draw:line>
        <draw:frame draw:style-name="gr13" draw:text-style-name="P6" draw:layer="layout" svg:width="0.119cm" svg:height="0.141cm" svg:x="28.025cm" svg:y="19.743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48:44.152586020</dc:date>
    <meta:editing-duration>PT11S</meta:editing-duration>
    <meta:editing-cycles>1</meta:editing-cycles>
    <meta:document-statistic meta:object-count="744"/>
    <meta:generator>LibreOffice/5.2.7.2$Linux_X86_64 LibreOffice_project/20m0$Build-2</meta:generator>
  </office:meta>
</office:document-meta>
</file>